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otype Sorts" svg:font-family="'Monotype Sorts'" style:font-pitch="variable" style:font-charset="x-symbol"/>
    <style:font-face style:name="StarSymbol" svg:font-family="StarSymbol" style:font-pitch="variable" style:font-charset="x-symbol"/>
    <style:font-face style:name="AppleSystemUIFont" svg:font-family="AppleSystemUIFont"/>
    <style:font-face style:name="Avenr" svg:font-family="Avenr"/>
    <style:font-face style:name="Menlo-Bold" svg:font-family="Menlo-Bold"/>
    <style:font-face style:name="Menlo-Regular" svg:font-family="Menlo-Regular"/>
    <style:font-face style:name="Menlo" svg:font-family="Menlo, Monaco, 'Courier New', monospace"/>
    <style:font-face style:name="OpenSymbol" svg:font-family="OpenSymbol"/>
    <style:font-face style:name="Quicksand" svg:font-family="Quicksand, sans-serif"/>
    <style:font-face style:name="Times New Roavman" svg:font-family="'Times New Roavman'"/>
    <style:font-face style:name="Arial" svg:font-family="Arial" style:font-family-generic="swiss"/>
    <style:font-face style:name="Lucida Sans1" svg:font-family="'Lucida Sans'" style:font-family-generic="swiss"/>
    <style:font-face style:name="Avenir" svg:font-family="Avenir" style:font-pitch="variable"/>
    <style:font-face style:name="Avenir2" svg:font-family="Avenir" style:font-adornments="Light" style:font-pitch="variable"/>
    <style:font-face style:name="Avenir1" svg:font-family="Avenir" style:font-adornments="Regular" style:font-pitch="variable"/>
    <style:font-face style:name="Avenr1" svg:font-family="Avenr" style:font-pitch="variable"/>
    <style:font-face style:name="Times New Roman1" svg:font-family="'Times New Roman'" style:font-pitch="variable"/>
    <style:font-face style:name="Courier New" svg:font-family="'Courier New'" style:font-family-generic="moder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65in" fo:margin-left="0in" fo:margin-right="-0.0035in" table:align="margins"/>
    </style:style>
    <style:style style:name="Table1.A" style:family="table-column">
      <style:table-column-properties style:column-width="0.6153in" style:rel-column-width="6021*"/>
    </style:style>
    <style:style style:name="Table1.B" style:family="table-column">
      <style:table-column-properties style:column-width="0.4882in" style:rel-column-width="4777*"/>
    </style:style>
    <style:style style:name="Table1.D" style:family="table-column">
      <style:table-column-properties style:column-width="0.5083in" style:rel-column-width="4974*"/>
    </style:style>
    <style:style style:name="Table1.F" style:family="table-column">
      <style:table-column-properties style:column-width="0.4979in" style:rel-column-width="4872*"/>
    </style:style>
    <style:style style:name="Table1.G" style:family="table-column">
      <style:table-column-properties style:column-width="0.5271in" style:rel-column-width="5158*"/>
    </style:style>
    <style:style style:name="Table1.I" style:family="table-column">
      <style:table-column-properties style:column-width="0.5278in" style:rel-column-width="5165*"/>
    </style:style>
    <style:style style:name="Table1.J" style:family="table-column">
      <style:table-column-properties style:column-width="0.5486in" style:rel-column-width="5368*"/>
    </style:style>
    <style:style style:name="Table1.K" style:family="table-column">
      <style:table-column-properties style:column-width="0.4799in" style:rel-column-width="4696*"/>
    </style:style>
    <style:style style:name="Table1.L" style:family="table-column">
      <style:table-column-properties style:column-width="0.5194in" style:rel-column-width="5083*"/>
    </style:style>
    <style:style style:name="Table1.M" style:family="table-column">
      <style:table-column-properties style:column-width="0.5201in" style:rel-column-width="5090*"/>
    </style:style>
    <style:style style:name="Table1.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1.B1" style:family="table-cell" style:data-style-name="N0">
      <style:table-cell-properties fo:background-color="#eeeeee" fo:padding="0.0382in" fo:border-left="0.0007in solid #000000" fo:border-right="none" fo:border-top="0.0007in solid #000000" fo:border-bottom="0.0007in solid #000000">
        <style:background-image/>
      </style:table-cell-properties>
    </style:style>
    <style:style style:name="Table1.M1" style:family="table-cell" style:data-style-name="N0">
      <style:table-cell-properties fo:background-color="#eeeeee"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M2" style:family="table-cell">
      <style:table-cell-properties fo:padding="0.0382in" fo:border-left="0.0007in solid #000000" fo:border-right="0.0007in solid #000000" fo:border-top="none" fo:border-bottom="0.0007in solid #000000"/>
    </style:style>
    <style:style style:name="Table1.5" style:family="table-row">
      <style:table-row-properties style:min-row-height="0.0597in"/>
    </style:style>
    <style:style style:name="Table1.C5" style:family="table-cell" style:data-style-name="N0">
      <style:table-cell-properties fo:padding="0.0382in" fo:border-left="0.0007in solid #000000" fo:border-right="none" fo:border-top="none" fo:border-bottom="0.0007in solid #000000"/>
    </style:style>
    <style:style style:name="Table1.B22" style:family="table-cell">
      <style:table-cell-properties fo:background-color="#ccff99" fo:padding="0.0382in" fo:border-left="0.0007in solid #000000" fo:border-right="none" fo:border-top="none" fo:border-bottom="0.0007in solid #000000">
        <style:background-image/>
      </style:table-cell-properties>
    </style:style>
    <style:style style:name="Table1.M22" style:family="table-cell">
      <style:table-cell-properties fo:background-color="#ccff99" fo:padding="0.0382in" fo:border-left="0.0007in solid #000000" fo:border-right="0.0007in solid #000000" fo:border-top="none" fo:border-bottom="0.0007in solid #000000">
        <style:background-image/>
      </style:table-cell-properties>
    </style:style>
    <style:style style:name="Table1.A23" style:family="table-cell">
      <style:table-cell-properties fo:background-color="#eeeeee" fo:padding="0.0382in" fo:border-left="0.0007in solid #000000" fo:border-right="none" fo:border-top="none" fo:border-bottom="0.0007in solid #000000">
        <style:background-image/>
      </style:table-cell-properties>
    </style:style>
    <style:style style:name="Table1.B23" style:family="table-cell" style:data-style-name="N0">
      <style:table-cell-properties fo:background-color="#eeeeee" fo:padding="0.0382in" fo:border-left="0.0007in solid #000000" fo:border-right="none" fo:border-top="none" fo:border-bottom="0.0007in solid #000000">
        <style:background-image/>
      </style:table-cell-properties>
    </style:style>
    <style:style style:name="Table1.M23" style:family="table-cell" style:data-style-name="N0">
      <style:table-cell-properties fo:background-color="#eeeeee" fo:padding="0.0382in" fo:border-left="0.0007in solid #000000" fo:border-right="0.0007in solid #000000" fo:border-top="none" fo:border-bottom="0.0007in solid #000000">
        <style:background-image/>
      </style:table-cell-properties>
    </style:style>
    <style:style style:name="Table2" style:family="table">
      <style:table-properties style:width="6.6965in" fo:margin-left="0in" fo:margin-right="-0.0035in" table:align="margins"/>
    </style:style>
    <style:style style:name="Table2.A" style:family="table-column">
      <style:table-column-properties style:column-width="0.9222in" style:rel-column-width="1328*"/>
    </style:style>
    <style:style style:name="Table2.B" style:family="table-column">
      <style:table-column-properties style:column-width="0.7236in" style:rel-column-width="1042*"/>
    </style:style>
    <style:style style:name="Table2.C" style:family="table-column">
      <style:table-column-properties style:column-width="0.7271in" style:rel-column-width="1047*"/>
    </style:style>
    <style:style style:name="Table2.D" style:family="table-column">
      <style:table-column-properties style:column-width="0.684in" style:rel-column-width="985*"/>
    </style:style>
    <style:style style:name="Table2.E" style:family="table-column">
      <style:table-column-properties style:column-width="0.6931in" style:rel-column-width="998*"/>
    </style:style>
    <style:style style:name="Table2.F" style:family="table-column">
      <style:table-column-properties style:column-width="0.709in" style:rel-column-width="1021*"/>
    </style:style>
    <style:style style:name="Table2.G" style:family="table-column">
      <style:table-column-properties style:column-width="0.7854in" style:rel-column-width="1131*"/>
    </style:style>
    <style:style style:name="Table2.H" style:family="table-column">
      <style:table-column-properties style:column-width="0.7125in" style:rel-column-width="1026*"/>
    </style:style>
    <style:style style:name="Table2.I" style:family="table-column">
      <style:table-column-properties style:column-width="0.7396in" style:rel-column-width="1065*"/>
    </style:style>
    <style:style style:name="Table2.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2.I1" style:family="table-cell">
      <style:table-cell-properties fo:background-color="#eeeeee"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I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1.3389in" style:rel-column-width="13107*"/>
    </style:style>
    <style:style style:name="Table3.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3.E1" style:family="table-cell">
      <style:table-cell-properties fo:background-color="#eeeeee" fo:padding="0.0382in" fo:border="0.0007in solid #000000">
        <style:background-image/>
      </style:table-cell-properties>
    </style:style>
    <style:style style:name="Table3.A2" style:family="table-cell">
      <style:table-cell-properties fo:background-color="#eeeeee"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3.A6" style:family="table-cell" style:data-style-name="N0">
      <style:table-cell-properties fo:background-color="#eeeeee" fo:padding="0.0382in" fo:border-left="0.0007in solid #000000" fo:border-right="none" fo:border-top="none" fo:border-bottom="0.0007in solid #000000">
        <style:background-image/>
      </style:table-cell-properties>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eeeee"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data-style-name="N0">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Avenir" fo:font-size="12pt" fo:language="sv" fo:country="SE" fo:font-weight="bold" style:font-size-asian="12pt" style:font-weight-asian="bold" style:font-size-complex="12pt" style:font-weight-complex="bold"/>
    </style:style>
    <style:style style:name="P2" style:family="paragraph" style:parent-style-name="Text_20_body">
      <style:paragraph-properties fo:text-align="center" style:justify-single-word="false"/>
      <style:text-properties fo:color="#000000" style:font-name="Avenir" fo:font-size="16pt" style:font-name-asian="Menlo-Regular" style:font-size-asian="16pt" style:font-name-complex="Menlo-Regular" style:font-size-complex="16pt"/>
    </style:style>
    <style:style style:name="P3" style:family="paragraph" style:parent-style-name="Text_20_body">
      <style:text-properties style:font-name="Avenir"/>
    </style:style>
    <style:style style:name="P4" style:family="paragraph" style:parent-style-name="Text_20_body">
      <style:paragraph-properties fo:text-align="center" style:justify-single-word="false"/>
      <style:text-properties style:font-name="Avenir" fo:font-size="16pt" style:font-size-asian="16pt" style:font-size-complex="16pt"/>
    </style:style>
    <style:style style:name="P5" style:family="paragraph" style:parent-style-name="Contents_20_Heading">
      <style:text-properties style:font-name="Avenir" fo:font-size="20pt" fo:font-weight="normal" style:font-size-asian="20pt" style:font-weight-asian="normal" style:font-size-complex="20pt" style:font-weight-complex="normal"/>
    </style:style>
    <style:style style:name="P6" style:family="paragraph" style:parent-style-name="Table_20_Contents">
      <style:text-properties style:font-name="Avenir" fo:language="sv" fo:country="SE"/>
    </style:style>
    <style:style style:name="P7" style:family="paragraph" style:parent-style-name="Table_20_Contents">
      <style:text-properties style:font-name="Avenir" fo:language="sv" fo:country="SE" fo:font-weight="bold" style:font-weight-asian="bold" style:font-weight-complex="bold"/>
    </style:style>
    <style:style style:name="P8" style:family="paragraph" style:parent-style-name="Table_20_Contents">
      <style:text-properties style:font-name="Avenir" fo:language="sv" fo:country="SE" fo:font-weight="normal" style:font-weight-asian="normal" style:font-weight-complex="normal"/>
    </style:style>
    <style:style style:name="P9" style:family="paragraph" style:parent-style-name="Table_20_Contents">
      <style:text-properties style:font-name="Avenir" fo:font-size="8pt" fo:language="sv" fo:country="SE" fo:font-weight="bold" style:font-size-asian="8pt" style:font-weight-asian="bold" style:font-size-complex="8pt" style:font-weight-complex="bold"/>
    </style:style>
    <style:style style:name="P10" style:family="paragraph" style:parent-style-name="Table_20_Contents">
      <style:text-properties style:font-name="Avenir" fo:font-size="10pt" fo:language="sv" fo:country="SE" fo:font-weight="bold" style:font-size-asian="10pt" style:font-weight-asian="bold" style:font-size-complex="10pt" style:font-weight-complex="bold"/>
    </style:style>
    <style:style style:name="P11" style:family="paragraph" style:parent-style-name="Table_20_Contents">
      <style:text-properties style:font-name="Avenir" fo:font-size="10pt" fo:language="sv" fo:country="SE" style:font-size-asian="10pt" style:font-size-complex="10pt"/>
    </style:style>
    <style:style style:name="P12" style:family="paragraph" style:parent-style-name="Table_20_Contents">
      <style:text-properties style:font-name="Avenir" fo:font-size="12pt" style:font-size-asian="12pt" style:font-size-complex="12pt"/>
    </style:style>
    <style:style style:name="P13" style:family="paragraph" style:parent-style-name="Table_20_Contents" style:list-style-name="L44">
      <style:text-properties style:font-name="Avenir" fo:font-size="12pt" style:font-size-asian="12pt" style:font-size-complex="12pt"/>
    </style:style>
    <style:style style:name="P14" style:family="paragraph" style:parent-style-name="Table_20_Contents">
      <style:text-properties style:font-name="Avenir" fo:font-size="12pt" fo:font-weight="bold" style:font-size-asian="12pt" style:font-weight-asian="bold" style:font-size-complex="12pt" style:font-weight-complex="bold"/>
    </style:style>
    <style:style style:name="P15" style:family="paragraph" style:parent-style-name="Table_20_Contents">
      <style:text-properties fo:color="#800000" style:font-name="Avenir" fo:language="sv" fo:country="SE"/>
    </style:style>
    <style:style style:name="P16" style:family="paragraph" style:parent-style-name="Table_20_Contents">
      <style:text-properties fo:color="#800000" style:font-name="Avenir" fo:language="sv" fo:country="SE" fo:font-weight="normal" style:font-weight-asian="normal" style:font-weight-complex="normal"/>
    </style:style>
    <style:style style:name="P17" style:family="paragraph" style:parent-style-name="Standard" style:list-style-name="L2">
      <style:text-properties style:font-name="Avenir"/>
    </style:style>
    <style:style style:name="P18" style:family="paragraph" style:parent-style-name="Standard" style:list-style-name="L4">
      <style:text-properties style:font-name="Avenir"/>
    </style:style>
    <style:style style:name="P19" style:family="paragraph" style:parent-style-name="Standard" style:list-style-name="L5">
      <style:text-properties style:font-name="Avenir" fo:font-weight="bold" style:font-weight-asian="bold" style:font-weight-complex="bold"/>
    </style:style>
    <style:style style:name="P20" style:family="paragraph" style:parent-style-name="Standard" style:list-style-name="L2">
      <style:text-properties style:font-name="Avenir" fo:font-weight="bold" style:font-weight-asian="bold" style:font-weight-complex="bold"/>
    </style:style>
    <style:style style:name="P21" style:family="paragraph" style:parent-style-name="Standard" style:list-style-name="L4">
      <style:text-properties style:font-name="Avenir" fo:font-weight="bold" style:font-weight-asian="bold" style:font-weight-complex="bold"/>
    </style:style>
    <style:style style:name="P22" style:family="paragraph" style:parent-style-name="Standard" style:list-style-name="L14">
      <style:paragraph-properties fo:text-align="start" style:justify-single-word="false"/>
      <style:text-properties style:font-name="Avenir"/>
    </style:style>
    <style:style style:name="P23" style:family="paragraph" style:parent-style-name="Standard" style:list-style-name="L2"/>
    <style:style style:name="P24" style:family="paragraph" style:parent-style-name="Standard" style:list-style-name="L4"/>
    <style:style style:name="P25" style:family="paragraph" style:parent-style-name="Standard" style:list-style-name="L4">
      <style:text-properties style:use-window-font-color="true" style:font-name="Avenir" fo:font-size="12pt" fo:language="sv" fo:country="SE" style:font-name-asian="AppleSystemUIFont" style:font-size-asian="12pt" style:font-name-complex="AppleSystemUIFont" style:font-size-complex="12pt"/>
    </style:style>
    <style:style style:name="P26" style:family="paragraph" style:parent-style-name="Standard" style:list-style-name="L24">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27" style:family="paragraph" style:parent-style-name="Standard" style:list-style-name="L26">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28" style:family="paragraph" style:parent-style-name="Standard" style:list-style-name="L28">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29" style:family="paragraph" style:parent-style-name="Standard" style:list-style-name="L30">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30" style:family="paragraph" style:parent-style-name="Standard">
      <style:paragraph-properties fo:text-align="start" style:justify-single-word="false"/>
      <style:text-properties fo:font-variant="normal" fo:text-transform="none" fo:color="#111111" style:font-name="Avenir" fo:font-size="12pt" fo:letter-spacing="normal" fo:language="en" fo:country="US" fo:font-style="italic" fo:font-weight="normal" style:font-name-asian="SimSun" style:font-size-asian="12pt" style:font-style-asian="italic" style:font-weight-asian="normal" style:font-name-complex="Lucida Sans" style:font-size-complex="12pt" style:font-style-complex="italic" style:font-weight-complex="normal"/>
    </style:style>
    <style:style style:name="P31" style:family="paragraph" style:parent-style-name="Standard">
      <style:paragraph-properties fo:text-align="start" style:justify-single-word="false"/>
      <style:text-properties fo:font-variant="normal" fo:text-transform="none" fo:color="#111111" style:font-name="Avenir" fo:font-size="12pt" fo:letter-spacing="normal" fo:language="en" fo:country="US" fo:font-style="normal" fo:font-weight="normal" style:font-name-asian="SimSun" style:font-size-asian="12pt" style:font-weight-asian="normal" style:font-name-complex="Lucida Sans" style:font-size-complex="12pt" style:font-weight-complex="normal"/>
    </style:style>
    <style:style style:name="P32" style:family="paragraph" style:parent-style-name="Standard" style:list-style-name="L35">
      <style:paragraph-properties fo:text-align="start" style:justify-single-word="false"/>
      <style:text-properties fo:font-variant="normal" fo:text-transform="none" fo:color="#111111" style:font-name="Avenir" fo:font-size="12pt" fo:letter-spacing="normal" fo:language="en" fo:country="US" fo:font-style="normal" fo:font-weight="normal" style:font-name-asian="SimSun" style:font-size-asian="12pt" style:font-weight-asian="normal" style:font-name-complex="Lucida Sans" style:font-size-complex="12pt" style:font-weight-complex="normal"/>
    </style:style>
    <style:style style:name="P33" style:family="paragraph" style:parent-style-name="Standard" style:list-style-name="L34">
      <style:paragraph-properties fo:text-align="start" style:justify-single-word="false"/>
      <style:text-properties fo:font-variant="normal" fo:text-transform="none" fo:color="#111111" style:font-name="Avenir" fo:font-size="12pt" fo:letter-spacing="normal" fo:language="en" fo:country="US" fo:font-style="normal" fo:font-weight="normal" style:font-name-asian="SimSun" style:font-size-asian="12pt" style:font-weight-asian="normal" style:font-name-complex="Lucida Sans" style:font-size-complex="12pt" style:font-weight-complex="normal"/>
    </style:style>
    <style:style style:name="P34" style:family="paragraph" style:parent-style-name="Standard" style:list-style-name="L36">
      <style:paragraph-properties fo:text-align="start" style:justify-single-word="false"/>
      <style:text-properties fo:font-variant="normal" fo:text-transform="none" fo:color="#111111" style:font-name="Avenir" fo:font-size="12pt" fo:letter-spacing="normal" fo:language="en" fo:country="US" fo:font-style="normal" fo:font-weight="normal" style:font-name-asian="SimSun" style:font-size-asian="12pt" style:font-weight-asian="normal" style:font-name-complex="Lucida Sans" style:font-size-complex="12pt" style:font-weight-complex="normal"/>
    </style:style>
    <style:style style:name="P35" style:family="paragraph" style:parent-style-name="Standard" style:list-style-name="L39">
      <style:paragraph-properties fo:text-align="start" style:justify-single-word="false"/>
      <style:text-properties fo:font-variant="normal" fo:text-transform="none" fo:color="#111111" style:font-name="Avenir" fo:font-size="12pt" fo:letter-spacing="normal" fo:language="en" fo:country="US" fo:font-style="normal" fo:font-weight="normal" style:font-name-asian="SimSun" style:font-size-asian="12pt" style:font-weight-asian="normal" style:font-name-complex="Lucida Sans" style:font-size-complex="12pt" style:font-weight-complex="normal"/>
    </style:style>
    <style:style style:name="P36" style:family="paragraph" style:parent-style-name="Standard" style:list-style-name="L40">
      <style:paragraph-properties fo:text-align="start" style:justify-single-word="false"/>
      <style:text-properties fo:font-variant="normal" fo:text-transform="none" fo:color="#111111" style:font-name="Avenir" fo:font-size="12pt" fo:letter-spacing="normal" fo:language="en" fo:country="US" fo:font-style="normal" fo:font-weight="normal" style:font-name-asian="SimSun" style:font-size-asian="12pt" style:font-weight-asian="normal" style:font-name-complex="Lucida Sans" style:font-size-complex="12pt" style:font-weight-complex="normal"/>
    </style:style>
    <style:style style:name="P37" style:family="paragraph" style:parent-style-name="Standard">
      <style:paragraph-properties fo:text-align="start" style:justify-single-word="false"/>
      <style:text-properties fo:font-variant="normal" fo:text-transform="none" fo:color="#111111" style:font-name="Avenir" fo:font-size="12pt" fo:letter-spacing="normal" fo:language="en" fo:country="US" fo:font-style="normal" fo:font-weight="bold" style:font-name-asian="SimSun" style:font-size-asian="12pt" style:font-weight-asian="bold" style:font-name-complex="Lucida Sans" style:font-size-complex="12pt" style:font-weight-complex="bold"/>
    </style:style>
    <style:style style:name="P38" style:family="paragraph" style:parent-style-name="Standard">
      <style:paragraph-properties fo:text-align="start" style:justify-single-word="false"/>
      <style:text-properties fo:font-variant="normal" fo:text-transform="none" fo:color="#111111" style:font-name="Avenir" fo:font-size="12pt" fo:letter-spacing="normal" fo:language="sv" fo:country="SE" fo:font-style="normal" fo:font-weight="bold" style:font-size-asian="12pt" style:font-weight-asian="bold" style:font-size-complex="12pt" style:font-weight-complex="bold"/>
    </style:style>
    <style:style style:name="P39" style:family="paragraph" style:parent-style-name="Standard">
      <style:text-properties fo:font-variant="normal" fo:text-transform="none" fo:color="#111111" style:font-name="Avenir" fo:font-size="12pt" fo:letter-spacing="normal" fo:language="sv" fo:country="SE" fo:font-style="normal" fo:font-weight="bold" style:font-name-asian="SimSun" style:font-size-asian="12pt" style:font-weight-asian="bold" style:font-name-complex="Lucida Sans" style:font-size-complex="12pt" style:font-weight-complex="bold"/>
    </style:style>
    <style:style style:name="P40" style:family="paragraph" style:parent-style-name="Standard">
      <style:paragraph-properties fo:text-align="start" style:justify-single-word="false"/>
      <style:text-properties fo:font-variant="normal" fo:text-transform="none" fo:color="#111111" style:font-name="Avenir" fo:font-size="12pt" fo:letter-spacing="normal" fo:language="sv" fo:country="SE" fo:font-style="normal" fo:font-weight="bold" style:font-name-asian="SimSun" style:font-size-asian="12pt" style:font-weight-asian="bold" style:font-name-complex="Lucida Sans" style:font-size-complex="12pt" style:font-weight-complex="bold"/>
    </style:style>
    <style:style style:name="P41" style:family="paragraph" style:parent-style-name="Standard">
      <style:paragraph-properties fo:text-align="center" style:justify-single-word="false"/>
      <style:text-properties fo:font-variant="normal" fo:text-transform="none" fo:color="#111111" style:font-name="Avenir" fo:font-size="12pt" fo:letter-spacing="normal" fo:language="sv" fo:country="SE" fo:font-style="normal" fo:font-weight="bold" style:font-name-asian="SimSun" style:font-size-asian="12pt" style:font-weight-asian="bold" style:font-name-complex="Lucida Sans" style:font-size-complex="12pt" style:font-weight-complex="bold"/>
    </style:style>
    <style:style style:name="P42" style:family="paragraph" style:parent-style-name="Standard">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43" style:family="paragraph" style:parent-style-name="Standard">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44" style:family="paragraph" style:parent-style-name="Standard" style:list-style-name="L7">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45" style:family="paragraph" style:parent-style-name="Standard" style:list-style-name="L8">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46" style:family="paragraph" style:parent-style-name="Standard" style:list-style-name="L9">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47" style:family="paragraph" style:parent-style-name="Standard" style:list-style-name="L10">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48" style:family="paragraph" style:parent-style-name="Standard" style:list-style-name="L11">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49" style:family="paragraph" style:parent-style-name="Standard" style:list-style-name="L12">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50" style:family="paragraph" style:parent-style-name="Standard" style:list-style-name="L14">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51" style:family="paragraph" style:parent-style-name="Standard" style:list-style-name="L16">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52" style:family="paragraph" style:parent-style-name="Standard" style:list-style-name="L18">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53" style:family="paragraph" style:parent-style-name="Standard" style:list-style-name="L20">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54" style:family="paragraph" style:parent-style-name="Standard" style:list-style-name="L22">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55" style:family="paragraph" style:parent-style-name="Standard" style:list-style-name="L24">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56" style:family="paragraph" style:parent-style-name="Standard" style:list-style-name="L25">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57" style:family="paragraph" style:parent-style-name="Standard" style:list-style-name="L26">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58" style:family="paragraph" style:parent-style-name="Standard" style:list-style-name="L27">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59" style:family="paragraph" style:parent-style-name="Standard" style:list-style-name="L28">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60" style:family="paragraph" style:parent-style-name="Standard" style:list-style-name="L29">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61" style:family="paragraph" style:parent-style-name="Standard" style:list-style-name="L30">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62" style:family="paragraph" style:parent-style-name="Standard" style:list-style-name="L31">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63" style:family="paragraph" style:parent-style-name="Standard" style:list-style-name="L21">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64" style:family="paragraph" style:parent-style-name="Standard">
      <style:paragraph-properties fo:text-align="start" style:justify-single-word="false"/>
      <style:text-properties fo:font-variant="normal" fo:text-transform="none" fo:color="#111111" style:font-name="Avenir" fo:font-size="22pt" fo:letter-spacing="normal" fo:language="sv" fo:country="SE" fo:font-style="normal" fo:font-weight="bold" style:font-name-asian="SimSun" style:font-size-asian="22pt" style:font-weight-asian="bold" style:font-name-complex="Lucida Sans" style:font-size-complex="22pt" style:font-weight-complex="bold"/>
    </style:style>
    <style:style style:name="P65" style:family="paragraph" style:parent-style-name="Standard">
      <style:paragraph-properties fo:text-align="center" style:justify-single-word="false"/>
      <style:text-properties fo:font-variant="normal" fo:text-transform="none" fo:color="#111111" style:font-name="Avenir" fo:font-size="22pt" fo:letter-spacing="normal" fo:language="sv" fo:country="SE" fo:font-style="normal" fo:font-weight="bold" style:font-name-asian="SimSun" style:font-size-asian="22pt" style:font-weight-asian="bold" style:font-name-complex="Lucida Sans" style:font-size-complex="22pt" style:font-weight-complex="bold"/>
    </style:style>
    <style:style style:name="P66" style:family="paragraph" style:parent-style-name="Standard">
      <style:paragraph-properties fo:text-align="start" style:justify-single-word="false"/>
      <style:text-properties fo:font-variant="normal" fo:text-transform="none" fo:color="#111111" style:font-name="Avenir" fo:font-size="22pt" fo:letter-spacing="normal" fo:language="en" fo:country="US" fo:font-style="normal" fo:font-weight="bold" style:font-name-asian="SimSun" style:font-size-asian="22pt" style:font-weight-asian="bold" style:font-name-complex="Lucida Sans" style:font-size-complex="22pt" style:font-weight-complex="bold"/>
    </style:style>
    <style:style style:name="P67" style:family="paragraph" style:parent-style-name="Standard">
      <style:paragraph-properties fo:text-align="start" style:justify-single-word="false"/>
      <style:text-properties fo:font-variant="normal" fo:text-transform="none" fo:color="#111111" style:font-name="Avenir" fo:font-size="20pt" fo:letter-spacing="normal" fo:language="sv" fo:country="SE" fo:font-style="normal" fo:font-weight="bold" style:font-name-asian="SimSun" style:font-size-asian="20pt" style:font-weight-asian="bold" style:font-name-complex="Lucida Sans" style:font-size-complex="20pt" style:font-weight-complex="bold"/>
    </style:style>
    <style:style style:name="P68" style:family="paragraph" style:parent-style-name="Standard">
      <style:paragraph-properties fo:text-align="start" style:justify-single-word="false"/>
      <style:text-properties fo:font-variant="normal" fo:text-transform="none" fo:color="#111111" style:font-name="Avenir" fo:font-size="16pt" fo:letter-spacing="normal" fo:language="sv" fo:country="SE" fo:font-style="normal" fo:font-weight="bold" style:font-name-asian="SimSun" style:font-size-asian="16pt" style:font-weight-asian="bold" style:font-name-complex="Lucida Sans" style:font-size-complex="16pt" style:font-weight-complex="bold"/>
    </style:style>
    <style:style style:name="P69" style:family="paragraph" style:parent-style-name="Standard">
      <style:paragraph-properties fo:text-align="start" style:justify-single-word="false"/>
      <style:text-properties fo:font-variant="normal" fo:text-transform="none" fo:color="#111111" style:font-name="Avenir" fo:font-size="8.44999980926514pt" fo:letter-spacing="normal" fo:language="sv" fo:country="SE" fo:font-style="normal" style:text-underline-style="solid" style:text-underline-width="auto" style:text-underline-color="font-color" fo:font-weight="normal" style:font-name-asian="SimSun" style:font-size-asian="12pt" style:font-weight-asian="normal" style:font-name-complex="Lucida Sans" style:font-size-complex="12pt" style:font-weight-complex="normal"/>
    </style:style>
    <style:style style:name="P70" style:family="paragraph" style:parent-style-name="Standard" style:list-style-name="L14">
      <style:paragraph-properties fo:text-align="start" style:justify-single-word="false"/>
      <style:text-properties fo:font-variant="normal" fo:text-transform="none" fo:color="#000000" style:font-name="Avenir" fo:font-size="12pt" fo:letter-spacing="normal" fo:language="sv" fo:country="SE" fo:font-style="normal" style:text-underline-style="none" fo:font-weight="normal" style:font-name-asian="SimSun" style:font-size-asian="12pt" style:font-style-asian="normal" style:font-weight-asian="normal" style:font-name-complex="Lucida Sans" style:font-size-complex="12pt" style:font-style-complex="normal" style:font-weight-complex="normal"/>
    </style:style>
    <style:style style:name="P71" style:family="paragraph" style:parent-style-name="Standard">
      <style:paragraph-properties fo:text-align="start" style:justify-single-word="false"/>
    </style:style>
    <style:style style:name="P72" style:family="paragraph" style:parent-style-name="Standard" style:list-style-name="L7">
      <style:paragraph-properties fo:text-align="start" style:justify-single-word="false"/>
    </style:style>
    <style:style style:name="P73" style:family="paragraph" style:parent-style-name="Standard" style:list-style-name="L28">
      <style:paragraph-properties fo:text-align="start" style:justify-single-word="false"/>
    </style:style>
    <style:style style:name="P74" style:family="paragraph" style:parent-style-name="Standard" style:list-style-name="L30">
      <style:paragraph-properties fo:text-align="start" style:justify-single-word="false"/>
    </style:style>
    <style:style style:name="P75" style:family="paragraph" style:parent-style-name="Standard" style:list-style-name="L33">
      <style:paragraph-properties fo:text-align="start" style:justify-single-word="false"/>
    </style:style>
    <style:style style:name="P76" style:family="paragraph" style:parent-style-name="Standard" style:list-style-name="L38">
      <style:paragraph-properties fo:text-align="start" style:justify-single-word="false"/>
    </style:style>
    <style:style style:name="P77" style:family="paragraph" style:parent-style-name="Standard" style:list-style-name="L41">
      <style:paragraph-properties fo:text-align="start" style:justify-single-word="false"/>
    </style:style>
    <style:style style:name="P78" style:family="paragraph" style:parent-style-name="Standard" style:list-style-name="L13">
      <style:paragraph-properties fo:text-align="start" style:justify-single-word="false"/>
    </style:style>
    <style:style style:name="P79" style:family="paragraph" style:parent-style-name="Standard" style:list-style-name="L22">
      <style:paragraph-properties fo:text-align="start" style:justify-single-word="false"/>
    </style:style>
    <style:style style:name="P80" style:family="paragraph" style:parent-style-name="Standard" style:list-style-name="L23">
      <style:paragraph-properties fo:text-align="start" style:justify-single-word="false"/>
    </style:style>
    <style:style style:name="P81" style:family="paragraph" style:parent-style-name="Standard" style:list-style-name="L33">
      <style:paragraph-properties fo:text-align="start" style:justify-single-word="false"/>
      <style:text-properties style:font-name="Avenir"/>
    </style:style>
    <style:style style:name="P82" style:family="paragraph" style:parent-style-name="Standard" style:list-style-name="L26">
      <style:paragraph-properties fo:text-align="start" style:justify-single-word="false"/>
      <style:text-properties style:font-name="Avenir"/>
    </style:style>
    <style:style style:name="P83" style:family="paragraph" style:parent-style-name="Standard" style:list-style-name="L30">
      <style:paragraph-properties fo:text-align="start" style:justify-single-word="false"/>
      <style:text-properties style:font-name="Avenir"/>
    </style:style>
    <style:style style:name="P84" style:family="paragraph" style:parent-style-name="Standard" style:list-style-name="L43">
      <style:paragraph-properties fo:text-align="start" style:justify-single-word="false"/>
      <style:text-properties style:font-name="Avenir"/>
    </style:style>
    <style:style style:name="P85" style:family="paragraph" style:parent-style-name="Standard">
      <style:paragraph-properties fo:text-align="center" style:justify-single-word="false"/>
      <style:text-properties style:font-name="Avenir" fo:font-size="22pt" fo:language="sv" fo:country="SE" fo:font-weight="bold" style:font-size-asian="22pt" style:font-weight-asian="bold" style:font-size-complex="22pt" style:font-weight-complex="bold"/>
    </style:style>
    <style:style style:name="P86" style:family="paragraph" style:parent-style-name="Standard">
      <style:text-properties style:font-name="Avenir" fo:language="sv" fo:country="SE"/>
    </style:style>
    <style:style style:name="P87" style:family="paragraph" style:parent-style-name="Standard" style:list-style-name="L1">
      <style:text-properties style:font-name="Avenir" fo:language="sv" fo:country="SE"/>
    </style:style>
    <style:style style:name="P88" style:family="paragraph" style:parent-style-name="Standard">
      <style:text-properties style:font-name="Avenir" fo:language="sv" fo:country="SE" fo:font-weight="normal" style:font-weight-asian="normal" style:font-weight-complex="normal"/>
    </style:style>
    <style:style style:name="P89" style:family="paragraph" style:parent-style-name="Standard" style:list-style-name="L1">
      <style:text-properties style:font-name="Avenir" fo:language="sv" fo:country="SE" fo:font-weight="normal" style:font-weight-asian="normal" style:font-weight-complex="normal"/>
    </style:style>
    <style:style style:name="P90" style:family="paragraph" style:parent-style-name="Standard" style:list-style-name="L3">
      <style:text-properties style:font-name="Avenir" fo:language="sv" fo:country="SE" fo:font-weight="normal" style:font-weight-asian="normal" style:font-weight-complex="normal"/>
    </style:style>
    <style:style style:name="P91" style:family="paragraph" style:parent-style-name="Standard" style:list-style-name="L5">
      <style:text-properties style:font-name="Avenir" fo:language="sv" fo:country="SE" fo:font-weight="normal" style:font-weight-asian="normal" style:font-weight-complex="normal"/>
    </style:style>
    <style:style style:name="P92" style:family="paragraph" style:parent-style-name="Standard" style:list-style-name="L6">
      <style:text-properties style:font-name="Avenir" fo:language="sv" fo:country="SE" fo:font-weight="normal" style:font-weight-asian="normal" style:font-weight-complex="normal"/>
    </style:style>
    <style:style style:name="P93" style:family="paragraph" style:parent-style-name="Standard" style:list-style-name="L4">
      <style:text-properties style:font-name="Avenir" fo:language="sv" fo:country="SE" fo:font-weight="normal" style:font-weight-asian="normal" style:font-weight-complex="normal"/>
    </style:style>
    <style:style style:name="P94" style:family="paragraph" style:parent-style-name="Standard">
      <style:paragraph-properties fo:text-align="start" style:justify-single-word="false"/>
      <style:text-properties style:font-name="Avenir" fo:language="sv" fo:country="SE" fo:font-weight="normal" style:font-weight-asian="normal" style:font-weight-complex="normal"/>
    </style:style>
    <style:style style:name="P95" style:family="paragraph" style:parent-style-name="Standard" style:list-style-name="L7">
      <style:paragraph-properties fo:text-align="start" style:justify-single-word="false"/>
      <style:text-properties style:font-name="Avenir" fo:language="sv" fo:country="SE" fo:font-weight="normal" style:font-weight-asian="normal" style:font-weight-complex="normal"/>
    </style:style>
    <style:style style:name="P96" style:family="paragraph" style:parent-style-name="Standard" style:list-style-name="L2">
      <style:text-properties style:font-name="Avenir" fo:language="sv" fo:country="SE" fo:font-weight="normal" style:font-weight-asian="normal" style:font-weight-complex="normal"/>
    </style:style>
    <style:style style:name="P97" style:family="paragraph" style:parent-style-name="Standard">
      <style:text-properties style:font-name="Avenir" fo:language="sv" fo:country="SE" fo:font-weight="bold" style:font-weight-asian="bold" style:font-weight-complex="bold"/>
    </style:style>
    <style:style style:name="P98" style:family="paragraph" style:parent-style-name="Standard" style:list-style-name="L2">
      <style:text-properties style:font-name="Avenir" fo:language="sv" fo:country="SE" fo:font-weight="bold" style:font-weight-asian="bold" style:font-weight-complex="bold"/>
    </style:style>
    <style:style style:name="P99" style:family="paragraph" style:parent-style-name="Standard" style:list-style-name="L15">
      <style:text-properties style:font-name="Avenir" fo:language="sv" fo:country="SE" fo:font-weight="bold" style:font-weight-asian="bold" style:font-weight-complex="bold"/>
    </style:style>
    <style:style style:name="P100" style:family="paragraph" style:parent-style-name="Standard" style:list-style-name="L17">
      <style:text-properties style:font-name="Avenir" fo:language="sv" fo:country="SE" fo:font-weight="bold" style:font-weight-asian="bold" style:font-weight-complex="bold"/>
    </style:style>
    <style:style style:name="P101" style:family="paragraph" style:parent-style-name="Standard" style:list-style-name="L19">
      <style:text-properties style:font-name="Avenir" fo:language="sv" fo:country="SE" fo:font-weight="bold" style:font-weight-asian="bold" style:font-weight-complex="bold"/>
    </style:style>
    <style:style style:name="P102" style:family="paragraph" style:parent-style-name="Standard">
      <style:text-properties style:font-name="Avenir" fo:language="sv" fo:country="SE" fo:font-style="italic" style:font-style-asian="italic" style:font-style-complex="italic"/>
    </style:style>
    <style:style style:name="P103" style:family="paragraph" style:parent-style-name="Standard" style:list-style-name="L2">
      <style:text-properties style:font-name="Avenir" fo:language="sv" fo:country="SE"/>
    </style:style>
    <style:style style:name="P104" style:family="paragraph" style:parent-style-name="Standard" style:list-style-name="L4">
      <style:text-properties style:font-name="Avenir" fo:language="sv" fo:country="SE"/>
    </style:style>
    <style:style style:name="P105" style:family="paragraph" style:parent-style-name="Standard" style:list-style-name="L7">
      <style:paragraph-properties fo:text-align="start" style:justify-single-word="false"/>
      <style:text-properties style:font-name="Avenir" fo:language="sv" fo:country="SE"/>
    </style:style>
    <style:style style:name="P106" style:family="paragraph" style:parent-style-name="Standard" style:list-style-name="L13">
      <style:paragraph-properties fo:text-align="start" style:justify-single-word="false"/>
      <style:text-properties style:font-name="Avenir" fo:language="sv" fo:country="SE"/>
    </style:style>
    <style:style style:name="P107" style:family="paragraph" style:parent-style-name="Standard" style:list-style-name="L14">
      <style:paragraph-properties fo:text-align="start" style:justify-single-word="false"/>
      <style:text-properties style:font-name="Avenir" fo:language="sv" fo:country="SE"/>
    </style:style>
    <style:style style:name="P108" style:family="paragraph" style:parent-style-name="Standard" style:list-style-name="L16">
      <style:paragraph-properties fo:text-align="start" style:justify-single-word="false"/>
      <style:text-properties style:font-name="Avenir" fo:language="sv" fo:country="SE"/>
    </style:style>
    <style:style style:name="P109" style:family="paragraph" style:parent-style-name="Standard" style:list-style-name="L18">
      <style:paragraph-properties fo:text-align="start" style:justify-single-word="false"/>
      <style:text-properties style:font-name="Avenir" fo:language="sv" fo:country="SE"/>
    </style:style>
    <style:style style:name="P110" style:family="paragraph" style:parent-style-name="Standard" style:list-style-name="L20">
      <style:paragraph-properties fo:text-align="start" style:justify-single-word="false"/>
      <style:text-properties style:font-name="Avenir" fo:language="sv" fo:country="SE"/>
    </style:style>
    <style:style style:name="P111" style:family="paragraph" style:parent-style-name="Standard" style:list-style-name="L22">
      <style:paragraph-properties fo:text-align="start" style:justify-single-word="false"/>
      <style:text-properties style:font-name="Avenir" fo:language="sv" fo:country="SE"/>
    </style:style>
    <style:style style:name="P112" style:family="paragraph" style:parent-style-name="Standard" style:list-style-name="L24">
      <style:paragraph-properties fo:text-align="start" style:justify-single-word="false"/>
      <style:text-properties style:font-name="Avenir" fo:language="sv" fo:country="SE"/>
    </style:style>
    <style:style style:name="P113" style:family="paragraph" style:parent-style-name="Standard" style:list-style-name="L26">
      <style:paragraph-properties fo:text-align="start" style:justify-single-word="false"/>
      <style:text-properties style:font-name="Avenir" fo:language="sv" fo:country="SE"/>
    </style:style>
    <style:style style:name="P114" style:family="paragraph" style:parent-style-name="Standard" style:list-style-name="L28">
      <style:paragraph-properties fo:text-align="start" style:justify-single-word="false"/>
      <style:text-properties style:font-name="Avenir" fo:language="sv" fo:country="SE"/>
    </style:style>
    <style:style style:name="P115" style:family="paragraph" style:parent-style-name="Standard" style:list-style-name="L30">
      <style:paragraph-properties fo:text-align="start" style:justify-single-word="false"/>
      <style:text-properties style:font-name="Avenir" fo:language="sv" fo:country="SE"/>
    </style:style>
    <style:style style:name="P116" style:family="paragraph" style:parent-style-name="Standard">
      <style:text-properties style:font-name="Avenir" fo:font-size="12pt" fo:language="sv" fo:country="SE" fo:font-weight="bold" style:font-size-asian="12pt" style:font-weight-asian="bold" style:font-size-complex="12pt" style:font-weight-complex="bold"/>
    </style:style>
    <style:style style:name="P117" style:family="paragraph" style:parent-style-name="Standard">
      <style:text-properties style:font-name="Avenir" fo:font-size="12pt" fo:language="sv" fo:country="SE" fo:font-weight="normal" style:font-size-asian="12pt" style:font-weight-asian="normal" style:font-size-complex="12pt" style:font-weight-complex="normal"/>
    </style:style>
    <style:style style:name="P118"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venir" fo:font-size="12pt" fo:language="sv" fo:country="SE" fo:font-weight="normal" style:font-size-asian="12pt" style:font-weight-asian="normal" style:font-size-complex="12pt" style:font-weight-complex="normal"/>
    </style:style>
    <style:style style:name="P119" style:family="paragraph" style:parent-style-name="Standard">
      <style:text-properties style:font-name="Avenir" fo:font-size="12pt" fo:language="sv" fo:country="SE" style:font-size-asian="12pt" style:font-size-complex="12pt"/>
    </style:style>
    <style:style style:name="P120" style:family="paragraph" style:parent-style-name="Standard">
      <style:text-properties style:font-name="Avenir" fo:font-size="12pt" fo:language="sv" fo:country="SE" fo:font-style="italic" fo:font-weight="normal" style:font-size-asian="12pt" style:font-style-asian="italic" style:font-weight-asian="normal" style:font-size-complex="12pt" style:font-style-complex="italic" style:font-weight-complex="normal"/>
    </style:style>
    <style:style style:name="P121"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venir" fo:font-size="12pt" fo:font-weight="normal" style:font-size-asian="12pt" style:font-weight-asian="normal" style:font-size-complex="12pt" style:font-weight-complex="normal"/>
    </style:style>
    <style:style style:name="P122" style:family="paragraph" style:parent-style-name="Standard">
      <style:text-properties style:font-name="Avenir" fo:font-size="16pt" fo:language="sv" fo:country="SE" fo:font-weight="bold" style:font-size-asian="16pt" style:font-weight-asian="bold" style:font-size-complex="16pt" style:font-weight-complex="bold"/>
    </style:style>
    <style:style style:name="P123" style:family="paragraph" style:parent-style-name="Standard">
      <style:paragraph-properties fo:text-align="center" style:justify-single-word="false"/>
      <style:text-properties style:font-name="Avenir" fo:font-size="16pt" fo:language="sv" fo:country="SE" fo:font-weight="bold" style:font-size-asian="16pt" style:font-weight-asian="bold" style:font-size-complex="16pt" style:font-weight-complex="bold"/>
    </style:style>
    <style:style style:name="P124" style:family="paragraph" style:parent-style-name="Standard">
      <style:paragraph-properties fo:text-align="start" style:justify-single-word="false"/>
      <style:text-properties style:font-name="Avenir" fo:font-size="10pt" fo:language="sv" fo:country="SE" fo:font-style="normal" fo:font-weight="bold" style:font-size-asian="10pt" style:font-style-asian="normal" style:font-weight-asian="bold" style:font-size-complex="10pt" style:font-style-complex="normal" style:font-weight-complex="bold"/>
    </style:style>
    <style:style style:name="P125"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venir"/>
    </style:style>
    <style:style style:name="P126" style:family="paragraph" style:parent-style-name="Standard" style:list-style-name="L4">
      <style:text-properties style:font-name="Avenir"/>
    </style:style>
    <style:style style:name="P127" style:family="paragraph" style:parent-style-name="Standard">
      <style:paragraph-properties fo:text-align="start" style:justify-single-word="false"/>
      <style:text-properties style:font-name="Avenir" fo:font-weight="bold" style:font-weight-asian="bold" style:font-weight-complex="bold"/>
    </style:style>
    <style:style style:name="P128" style:family="paragraph" style:parent-style-name="Standard" style:list-style-name="L13">
      <style:paragraph-properties fo:text-align="start" style:justify-single-word="false"/>
      <style:text-properties fo:color="#000000" style:font-name="Avenir" fo:font-size="12pt" style:font-size-asian="12pt" style:font-size-complex="12pt"/>
    </style:style>
    <style:style style:name="P129" style:family="paragraph" style:parent-style-name="Standard" style:list-style-name="L13">
      <style:paragraph-properties fo:text-align="start" style:justify-single-word="false"/>
      <style:text-properties fo:color="#666666" style:font-name="Avenir" fo:language="sv" fo:country="SE" fo:font-style="normal" style:text-underline-style="none" style:font-style-asian="normal" style:font-style-complex="normal"/>
    </style:style>
    <style:style style:name="P130" style:family="paragraph" style:parent-style-name="Contents_20_3">
      <style:paragraph-properties>
        <style:tab-stops>
          <style:tab-stop style:position="6.3in" style:type="right" style:leader-style="dotted" style:leader-text="."/>
        </style:tab-stops>
      </style:paragraph-properties>
    </style:style>
    <style:style style:name="P131" style:family="paragraph" style:parent-style-name="Contents_20_1">
      <style:paragraph-properties>
        <style:tab-stops>
          <style:tab-stop style:position="6.6929in" style:type="right" style:leader-style="dotted" style:leader-text="."/>
        </style:tab-stops>
      </style:paragraph-properties>
    </style:style>
    <style:style style:name="P132" style:family="paragraph" style:parent-style-name="Contents_20_2">
      <style:paragraph-properties>
        <style:tab-stops>
          <style:tab-stop style:position="6.4965in" style:type="right" style:leader-style="dotted" style:leader-text="."/>
        </style:tab-stops>
      </style:paragraph-properties>
    </style:style>
    <style:style style:name="P133" style:family="paragraph">
      <style:paragraph-properties fo:text-align="center"/>
    </style:style>
    <style:style style:name="P134" style:family="paragraph">
      <style:paragraph-properties fo:text-align="center"/>
      <style:text-properties style:font-name="Avenir" fo:font-size="10pt" style:font-size-asian="10pt" style:font-size-complex="10pt"/>
    </style:style>
    <style:style style:name="P135" style:family="paragraph">
      <style:paragraph-properties fo:text-align="center"/>
      <style:text-properties style:font-name="Avenir"/>
    </style:style>
    <style:style style:name="P136" style:family="paragraph">
      <style:paragraph-properties fo:text-align="center"/>
      <style:text-properties style:font-name="Aven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asian="SimSun" style:font-name-complex="Lucida Sans"/>
    </style:style>
    <style:style style:name="T4" style:family="text">
      <style:text-properties fo:font-variant="normal" fo:text-transform="none" fo:color="#111111" fo:letter-spacing="normal" fo:font-style="normal" style:font-name-asian="SimSun" style:font-name-complex="Lucida Sans"/>
    </style:style>
    <style:style style:name="T5" style:family="text">
      <style:text-properties fo:font-variant="normal" fo:text-transform="none" fo:color="#111111" fo:letter-spacing="normal" style:font-name-asian="SimSun" style:font-name-complex="Lucida Sans"/>
    </style:style>
    <style:style style:name="T6" style:family="text">
      <style:text-properties fo:font-variant="normal" fo:text-transform="none" fo:color="#111111" fo:font-size="12pt" fo:letter-spacing="normal" fo:font-style="normal" fo:font-weight="normal" style:font-name-asian="SimSun" style:font-size-asian="12pt" style:font-weight-asian="normal" style:font-name-complex="Lucida Sans" style:font-size-complex="12pt" style:font-weight-complex="normal"/>
    </style:style>
    <style:style style:name="T7" style:family="text">
      <style:text-properties fo:font-variant="normal" fo:text-transform="none" fo:color="#111111" fo:font-size="12pt" fo:letter-spacing="normal" fo:font-style="normal" fo:font-weight="bold" style:font-name-asian="SimSun" style:font-size-asian="12pt" style:font-weight-asian="bold" style:font-name-complex="Lucida Sans" style:font-size-complex="12pt" style:font-weight-complex="bold"/>
    </style:style>
    <style:style style:name="T8" style:family="text">
      <style:text-properties fo:font-variant="normal" fo:text-transform="none" fo:color="#111111"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T9" style:family="text">
      <style:text-properties fo:font-variant="normal" fo:text-transform="none" fo:color="#111111" fo:font-size="12pt" fo:letter-spacing="normal" fo:language="sv" fo:country="SE" fo:font-style="normal" style:font-name-asian="SimSun" style:font-size-asian="12pt" style:font-name-complex="Lucida Sans" style:font-size-complex="12pt"/>
    </style:style>
    <style:style style:name="T10" style:family="text">
      <style:text-properties fo:font-variant="normal" fo:text-transform="none" fo:color="#111111" fo:font-size="12pt" fo:letter-spacing="normal" fo:language="en" fo:country="US" fo:font-style="normal" fo:font-weight="normal" style:font-name-asian="SimSun" style:font-size-asian="12pt" style:font-weight-asian="normal" style:font-name-complex="Lucida Sans" style:font-size-complex="12pt" style:font-weight-complex="normal"/>
    </style:style>
    <style:style style:name="T11" style:family="text">
      <style:text-properties fo:font-variant="normal" fo:text-transform="none" fo:color="#111111" style:font-name="Avenir" fo:font-size="12pt" fo:letter-spacing="normal" fo:language="en" fo:country="US" fo:font-style="normal" fo:font-weight="normal" style:font-name-asian="SimSun" style:font-size-asian="12pt" style:font-weight-asian="normal" style:font-name-complex="Lucida Sans" style:font-size-complex="12pt" style:font-weight-complex="normal"/>
    </style:style>
    <style:style style:name="T12" style:family="text">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T13" style:family="text">
      <style:text-properties fo:font-variant="normal" fo:text-transform="none" fo:color="#111111" style:font-name="Avenir" fo:font-size="12pt" fo:letter-spacing="normal" fo:language="sv" fo:country="SE" fo:font-style="normal" fo:font-weight="bold" style:font-name-asian="SimSun" style:font-size-asian="12pt" style:font-weight-asian="bold" style:font-name-complex="Lucida Sans" style:font-size-complex="12pt" style:font-weight-complex="bold"/>
    </style:style>
    <style:style style:name="T14" style:family="text">
      <style:text-properties fo:font-variant="normal" fo:text-transform="none" fo:color="#111111" style:font-name="Avenir" fo:font-size="12pt" fo:letter-spacing="normal" fo:language="sv" fo:country="SE" fo:font-style="italic" fo:font-weight="normal" style:font-name-asian="SimSun" style:font-size-asian="12pt" style:font-style-asian="italic" style:font-weight-asian="normal" style:font-name-complex="Lucida Sans" style:font-size-complex="12pt" style:font-style-complex="italic" style:font-weight-complex="normal"/>
    </style:style>
    <style:style style:name="T15" style:family="text">
      <style:text-properties fo:font-variant="normal" fo:text-transform="none" fo:color="#111111" style:font-name="Avenir" fo:letter-spacing="normal" fo:language="sv" fo:country="SE" fo:font-style="normal" style:font-name-asian="SimSun" style:font-name-complex="Lucida Sans"/>
    </style:style>
    <style:style style:name="T16" style:family="text">
      <style:text-properties fo:font-variant="normal" fo:text-transform="none" fo:color="#111111" style:font-name="Avenir" fo:letter-spacing="normal" fo:language="sv" fo:country="SE" fo:font-style="italic" style:font-name-asian="SimSun" style:font-style-asian="italic" style:font-name-complex="Lucida Sans" style:font-style-complex="italic"/>
    </style:style>
    <style:style style:name="T17" style:family="text">
      <style:text-properties fo:font-variant="normal" fo:text-transform="none" fo:color="#111111" style:font-name="Avenir" fo:letter-spacing="normal" fo:font-style="normal" fo:font-weight="normal" style:font-name-asian="SimSun" style:font-weight-asian="normal" style:font-name-complex="Lucida Sans" style:font-weight-complex="normal"/>
    </style:style>
    <style:style style:name="T18" style:family="text">
      <style:text-properties fo:font-variant="normal" fo:text-transform="none" fo:color="#111111" style:font-name="Avenir" fo:letter-spacing="normal" fo:font-style="normal" style:text-underline-style="solid" style:text-underline-width="auto" style:text-underline-color="font-color" fo:font-weight="normal" style:font-name-asian="SimSun" style:font-weight-asian="normal" style:font-name-complex="Lucida Sans" style:font-weight-complex="normal"/>
    </style:style>
    <style:style style:name="T19" style:family="text">
      <style:text-properties fo:font-variant="normal" fo:text-transform="none" fo:color="#111111" fo:font-size="22pt" fo:letter-spacing="normal" fo:language="en" fo:country="US" fo:font-style="normal" fo:font-weight="bold" style:font-name-asian="SimSun" style:font-size-asian="22pt" style:font-weight-asian="bold" style:font-name-complex="Lucida Sans" style:font-size-complex="22pt" style:font-weight-complex="bold"/>
    </style:style>
    <style:style style:name="T20" style:family="text">
      <style:text-properties fo:font-variant="normal" fo:text-transform="none" fo:color="#111111" style:font-name="Courier New"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T21" style:family="text">
      <style:text-properties fo:font-variant="normal" fo:text-transform="none" fo:letter-spacing="normal" fo:language="sv" fo:country="SE" fo:font-style="normal" style:font-name-asian="SimSun" style:font-size-asian="16pt" style:font-weight-asian="bold" style:font-name-complex="Lucida Sans" style:font-size-complex="16pt" style:font-weight-complex="bold"/>
    </style:style>
    <style:style style:name="T22" style:family="text">
      <style:text-properties fo:font-variant="normal" fo:text-transform="none" fo:letter-spacing="normal" fo:font-style="normal" fo:font-weight="normal"/>
    </style:style>
    <style:style style:name="T23" style:family="text">
      <style:text-properties style:font-name-asian="Arial" style:font-name-complex="Arial"/>
    </style:style>
    <style:style style:name="T24" style:family="text">
      <style:text-properties style:use-window-font-color="true" fo:font-size="12pt" fo:language="sv" fo:country="SE" style:font-name-asian="AppleSystemUIFont" style:font-size-asian="12pt" style:font-name-complex="AppleSystemUIFont" style:font-size-complex="12pt"/>
    </style:style>
    <style:style style:name="T25" style:family="text">
      <style:text-properties style:use-window-font-color="true" style:font-name="Avenir" fo:font-size="12pt" fo:language="sv" fo:country="SE" style:font-name-asian="AppleSystemUIFont" style:font-size-asian="12pt" style:font-name-complex="AppleSystemUIFont" style:font-size-complex="12pt"/>
    </style:style>
    <style:style style:name="T26" style:family="text">
      <style:text-properties style:use-window-font-color="true" style:font-name="Avenir" fo:font-size="12pt" fo:language="sv" fo:country="SE" fo:font-weight="normal" style:font-name-asian="AppleSystemUIFont" style:font-size-asian="12pt" style:font-weight-asian="normal" style:font-name-complex="AppleSystemUIFont" style:font-size-complex="12pt" style:font-weight-complex="normal"/>
    </style:style>
    <style:style style:name="T27" style:family="text">
      <style:text-properties fo:font-weight="normal" style:font-weight-asian="normal" style:font-weight-complex="normal"/>
    </style:style>
    <style:style style:name="T28" style:family="text">
      <style:text-properties fo:font-size="12pt" style:font-size-asian="12pt" style:font-size-complex="12pt"/>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fo:font-size="12pt" fo:language="sv" fo:country="SE" fo:font-weight="normal" style:font-size-asian="12pt" style:font-weight-asian="normal" style:font-size-complex="12pt" style:font-weight-complex="normal"/>
    </style:style>
    <style:style style:name="T31" style:family="text">
      <style:text-properties style:font-name="Avenir"/>
    </style:style>
    <style:style style:name="T32" style:family="text">
      <style:text-properties style:font-name="Avenir" fo:font-weight="bold" style:font-weight-asian="bold" style:font-weight-complex="bold"/>
    </style:style>
    <style:style style:name="T33" style:family="text">
      <style:text-properties style:font-name="Avenir" fo:language="sv" fo:country="SE"/>
    </style:style>
    <style:style style:name="T34" style:family="text">
      <style:text-properties style:font-name="Avenir" fo:language="sv" fo:country="SE" fo:font-style="italic" style:font-style-asian="italic" style:font-style-complex="italic"/>
    </style:style>
    <style:style style:name="T35" style:family="text">
      <style:text-properties style:font-name="Avenir" fo:language="sv" fo:country="SE" fo:font-style="italic" fo:font-weight="normal" style:font-style-asian="italic" style:font-weight-asian="normal" style:font-style-complex="italic" style:font-weight-complex="normal"/>
    </style:style>
    <style:style style:name="T36" style:family="text">
      <style:text-properties style:font-name="Avenir" fo:language="sv" fo:country="SE" fo:font-weight="normal" style:font-weight-asian="normal" style:font-weight-complex="normal"/>
    </style:style>
    <style:style style:name="T37" style:family="text">
      <style:text-properties style:font-name="Avenir" fo:language="sv" fo:country="SE" fo:font-style="normal" fo:font-weight="normal" style:font-style-asian="normal" style:font-weight-asian="normal" style:font-style-complex="normal" style:font-weight-complex="normal"/>
    </style:style>
    <style:style style:name="T38" style:family="text">
      <style:text-properties style:font-name="Avenir" fo:font-size="12pt" fo:font-weight="normal" style:font-size-asian="12pt" style:font-weight-asian="normal" style:font-size-complex="12pt" style:font-weight-complex="normal"/>
    </style:style>
    <style:style style:name="T39" style:family="text">
      <style:text-properties style:font-name="Avenir" fo:font-size="12pt" fo:language="sv" fo:country="SE" fo:font-weight="normal" style:font-size-asian="12pt" style:font-weight-asian="normal" style:font-size-complex="12pt" style:font-weight-complex="normal"/>
    </style:style>
    <style:style style:name="T40" style:family="text">
      <style:text-properties style:font-name="Avenir" fo:font-weight="normal" style:font-weight-asian="normal" style:font-weight-complex="normal"/>
    </style:style>
    <style:style style:name="T41" style:family="text">
      <style:text-properties fo:language="sv" fo:country="SE"/>
    </style:style>
    <style:style style:name="T42" style:family="text">
      <style:text-properties fo:color="#000000" fo:font-size="11pt" fo:font-weight="bold" style:font-name-asian="Menlo-Bold" style:font-size-asian="11pt" style:font-weight-asian="bold" style:font-name-complex="Menlo-Bold" style:font-size-complex="11pt" style:font-weight-complex="bold"/>
    </style:style>
    <style:style style:name="T43" style:family="text">
      <style:text-properties fo:color="#000000" fo:font-size="11pt" fo:font-weight="normal" style:font-name-asian="Menlo-Regular" style:font-size-asian="11pt" style:font-weight-asian="normal" style:font-name-complex="Menlo-Regular" style:font-size-complex="11pt" style:font-weight-complex="normal"/>
    </style:style>
    <style:style style:name="T44" style:family="text">
      <style:text-properties fo:color="#000000" fo:font-weight="bold" style:font-name-asian="Menlo-Regular" style:font-weight-asian="bold" style:font-name-complex="Menlo-Regular" style:font-weight-complex="bold"/>
    </style:style>
    <style:style style:name="T45" style:family="text">
      <style:text-properties fo:color="#000000" fo:font-size="12pt" style:font-size-asian="12pt" style:font-size-complex="12pt"/>
    </style:style>
    <style:style style:name="T46" style:family="text">
      <style:text-properties fo:color="#000000" fo:font-size="12pt" fo:font-weight="normal" style:font-size-asian="12pt" style:font-weight-asian="normal" style:font-size-complex="12pt" style:font-weight-complex="normal"/>
    </style:style>
    <style:style style:name="T47" style:family="text">
      <style:text-properties fo:color="#000000" style:font-name-asian="Menlo-Bold" style:font-name-complex="Menlo-Bold"/>
    </style:style>
    <style:style style:name="T48" style:family="text">
      <style:text-properties fo:color="#000000" style:font-name-asian="Menlo-Regular" style:font-name-complex="Menlo-Regular"/>
    </style:style>
    <style:style style:name="T49" style:family="text">
      <style:text-properties fo:color="#2fb41d" fo:font-size="11pt" fo:font-weight="bold" style:font-name-asian="Menlo-Bold" style:font-size-asian="11pt" style:font-weight-asian="bold" style:font-name-complex="Menlo-Bold" style:font-size-complex="11pt" style:font-weight-complex="bold"/>
    </style:style>
    <style:style style:name="T50" style:family="text">
      <style:text-properties fo:color="#2fb41d" style:font-name-asian="Menlo-Bold" style:font-name-complex="Menlo-Bold"/>
    </style:style>
    <style:style style:name="T51" style:family="text">
      <style:text-properties style:font-name="Avenir"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number text:level="1" text:style-name="Numbering_20_Symbols" style:num-prefix="A"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prefix="A"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Tester <text:span text:style-name="T31">och testrapport</text:span></text:p>
      <text:p text:style-name="P3"/>
      <text:p text:style-name="P3"/>
      <text:p text:style-name="P4">Lisa Veltman </text:p>
      <text:p text:style-name="P4">Webbprogrammering,</text:p>
      <text:p text:style-name="P2">Linnéuniversitetet</text:p>
      <text:p text:style-name="P2">2/6/2020</text:p>
      <text:p text:style-name="P123"/>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ext:soft-page-break/>Innehåll</text:p>
          </text:index-title>
          <text:p text:style-name="P131">Manuella Tester<text:tab/>3</text:p>
          <text:p text:style-name="P132">Testsamling: Dela event<text:tab/>3</text:p>
          <text:p text:style-name="P130">TC 13.1 Dela ett event i ditt område med facebook<text:tab/>3</text:p>
          <text:p text:style-name="P130">TC 13.2 Dela ett event i kategorin "free" med facebook med felaktiga inloggningsuppgifter<text:tab/>4</text:p>
          <text:p text:style-name="P130">TC 13.3 Dela det mest populära eventet med twitter<text:tab/>5</text:p>
          <text:p text:style-name="P132">Testsamling: Registrering<text:tab/>7</text:p>
          <text:p text:style-name="P130">TC 15.1 Registrera en användare<text:tab/>7</text:p>
          <text:p text:style-name="P130">TC 15.2 Registrera en användare med upptaget användarnamn<text:tab/>8</text:p>
          <text:p text:style-name="P130">TC 15.3 Registrera en användare med upptagen email<text:tab/>8</text:p>
          <text:p text:style-name="P130">TC 15.4 Registrera en användare med olika lösenord<text:tab/>9</text:p>
          <text:p text:style-name="P130">TC 15.5 Registrera en användare utan reCaptcha<text:tab/>10</text:p>
          <text:p text:style-name="P132">Testsamling: CRUD event<text:tab/>12</text:p>
          <text:p text:style-name="P130">TC 19.1 Skapa ett event<text:tab/>12</text:p>
          <text:p text:style-name="P130">TC 19.2 Skapa ett event med kod i<text:tab/>13</text:p>
          <text:p text:style-name="P130">TC 19.3 Uppdatera <text:tab/>14</text:p>
          <text:p text:style-name="P130">ett event<text:tab/>14</text:p>
          <text:p text:style-name="P130">TC 19.4 Uppdatera ett event med kod i<text:tab/>14</text:p>
          <text:p text:style-name="P130">TC 19.5 Ta bort ett event<text:tab/>15</text:p>
          <text:p text:style-name="P130">TC 19.6 Ta bort ett event som inte finns<text:tab/>16</text:p>
          <text:p text:style-name="P132">Testsamling: Uppdatera profil<text:tab/>18</text:p>
          <text:p text:style-name="P130">TC 202.1 Uppdatera namn<text:tab/>18</text:p>
          <text:p text:style-name="P130">TC 202.2 Uppdatera användarnamn med kod<text:tab/>18</text:p>
          <text:p text:style-name="P130">TC 202.3 Uppdatera någon annan användares profil <text:tab/>19</text:p>
          <text:p text:style-name="P130">TC 202.4 Ta bort användare <text:tab/>20</text:p>
          <text:p text:style-name="P131">Automatiska tester <text:tab/>22</text:p>
          <text:p text:style-name="P132">Unit-tester backend<text:tab/>22</text:p>
          <text:p text:style-name="P130">UB 1: Testsuit: getCity() (3 deltest)<text:tab/>22</text:p>
          <text:p text:style-name="P130">UB 2: Testsuit: CRUD event (5 deltest)<text:tab/>22</text:p>
          <text:p text:style-name="P130">UB 3:Testsuit: Registrering (5 deltest)<text:tab/>22</text:p>
          <text:p text:style-name="P130">UB 4: Testsuit: sendEmail (1 deltest)<text:tab/>22</text:p>
          <text:p text:style-name="P132">Unit-tester frontend<text:tab/>23</text:p>
          <text:p text:style-name="P130">UF 1: Testsuit: Validate (6 deltest)<text:tab/>23</text:p>
          <text:p text:style-name="P132">API-tester<text:tab/>23</text:p>
          <text:p text:style-name="P131">Användartester <text:tab/>24</text:p>
          <text:p text:style-name="P130">Användartest 1 - A1<text:tab/>24</text:p>
          <text:p text:style-name="P131">Kvalitétstester<text:tab/>24</text:p>
          <text:p text:style-name="P130">K1. Säkerhet<text:tab/>24</text:p>
          <text:p text:style-name="P130">K2. Hastighet <text:tab/>25</text:p>
          <text:p text:style-name="P130">K3. Tillgänglighet<text:tab/>25</text:p>
          <text:p text:style-name="P130">K4. Responsiv<text:tab/>26</text:p>
          <text:p text:style-name="P131">Test Rapport<text:tab/>27</text:p>
          <text:p text:style-name="P132">Manuella tester <text:tab/>27</text:p>
          <text:p text:style-name="P132">Automatiska tester<text:tab/>28</text:p>
          <text:p text:style-name="P130">Unit-tester:<text:tab/>28</text:p>
          <text:p text:style-name="P130">Api-tester<text:tab/>28</text:p>
          <text:p text:style-name="P132">Kvalitétstester <text:tab/>29</text:p>
          <text:p text:style-name="P132">QA – Quality assurance<text:tab/>30</text:p>
        </text:index-body>
      </text:table-of-content>
      <text:h text:style-name="Heading_20_1" text:outline-level="1"><text:soft-page-break/>Manuella Tester</text:h>
      <text:p text:style-name="P86"/>
      <text:p text:style-name="P86">Eftersom det finns så många olika aktiviteter så känns det inte relevant att skapa ett use case diagram. Namnen på testen hänvisar till det sista uppfyllda kravet i kravspecifikationen.</text:p>
      <text:p text:style-name="P86">Det kan också vara så att de olika testerna får fram olika resultat beroende på vart man är eller vilka event och användare som finns för tillfället samt datan kopplad till dessa. Den förväntade outputen kan alltså variera men det som ska vara likadant specificeras. </text:p>
      <text:p text:style-name="P86"/>
      <text:p text:style-name="P86"/>
      <text:h text:style-name="Heading_20_2" text:outline-level="2">Testsamling: Dela event</text:h>
      <text:h text:style-name="Heading_20_3" text:outline-level="3">TC 13.1 Dela ett event i ditt område med facebook</text:h>
      <text:p text:style-name="P86"><text:span text:style-name="T1">Krav</text:span>: 3,5,10,<text:span text:style-name="T1">13</text:span></text:p>
      <text:p text:style-name="P86"><text:span text:style-name="T1">Scenario</text:span>: Som gäst ska man kunna se event i området + Som gäst ska man kunna dela event genom sociala medier(twitter, facebook)</text:p>
      <text:p text:style-name="P86"><text:span text:style-name="T1">Förhandsvillkor</text:span>: </text:p>
      <text:list xml:id="list9183720400019890875" text:style-name="L1">
        <text:list-item>
          <text:p text:style-name="P87">I filen controllers&gt;eventController.js&gt;eventsController.index() ska det vara en rad bort-kommenterad som läser Ip-adressen och istället ska man använda sig av IP-adressen som är manuellt inskriven: "2.155.80.95" som är kopplad till Barcelona. </text:p>
        </text:list-item>
        <text:list-item>
          <text:p text:style-name="P87">Databasen goviraleventstest ska användas. I filen<text:span text:style-name="T2"> .env</text:span> ska andra databaser vara bortkommenterade.</text:p>
        </text:list-item>
        <text:list-item>
          <text:p text:style-name="P89">Utloggad från facebook</text:p>
        </text:list-item>
      </text:list>
      <text:p text:style-name="P86"/>
      <text:p text:style-name="P97">Mål:</text:p>
      <text:p text:style-name="P102">Testets mål är att bekräfta att delningsfunktionen fungerar bra (#13, #5, #3) samt att områdes lokalisering fungerar. </text:p>
      <text:p text:style-name="P86"/>
      <text:p text:style-name="P97">Test steg:</text:p>
      <text:list xml:id="list1226016399819590172" text:style-name="L2">
        <text:list-item>
          <text:p text:style-name="P23"><text:span text:style-name="T33">Gå in på <text:s/></text:span><text:a xlink:type="simple" xlink:href="http://www.goviralevents.com/events" text:style-name="Internet_20_link" text:visited-style-name="Visited_20_Internet_20_Link"><text:span text:style-name="T31">www.goviralevents.com/events</text:span></text:a></text:p>
        </text:list-item>
        <text:list-item>
          <text:p text:style-name="P103">En lista med alla events kommer upp</text:p>
        </text:list-item>
        <text:list-item>
          <text:p text:style-name="P103">Under rubriken ”all events” finns en meny-knapp med titeln ”See events in Barcelona”. Klicka på den.</text:p>
        </text:list-item>
        <text:list-item>
          <text:p text:style-name="P103">Alla event i Barcelona kommer upp.</text:p>
        </text:list-item>
        <text:list-item>
          <text:p text:style-name="P103">Klicka på det eventet med rubriken<text:span text:style-name="T2"> TEST Light a light.</text:span></text:p>
        </text:list-item>
        <text:list-item>
          <text:p text:style-name="P103">En sida för det eventet syns. </text:p>
        </text:list-item>
        <text:list-item>
          <text:p text:style-name="P103">Klicka på facebookikonen nere till höger.</text:p>
        </text:list-item>
        <text:list-item>
          <text:p text:style-name="P103">Ett nytt litet fönster öppnas och man blir ombedd att logga in. </text:p>
        </text:list-item>
        <text:list-item>
          <text:p text:style-name="P17"><text:span text:style-name="T33">Logga in med följande uppgifter: användare: </text:span><text:a xlink:type="simple" xlink:href="mailto:tester_sracsxa_lnu@tfbnw.net" text:style-name="Internet_20_link" text:visited-style-name="Visited_20_Internet_20_Link"><text:span text:style-name="T31">tester_sracsxa_lnu@tfbnw.net</text:span></text:a><text:span text:style-name="T33">, lösenord: </text:span><text:span text:style-name="T25">7g8h9j0k-2</text:span></text:p>
        </text:list-item>
        <text:list-item>
          <text:p text:style-name="P103"><text:soft-page-break/>En förhandsvisnings av facebook inlägget syns.</text:p>
        </text:list-item>
        <text:list-item>
          <text:p text:style-name="P103">Klicka på ”Publicera på facebook”</text:p>
        </text:list-item>
        <text:list-item>
          <text:p text:style-name="P103">Fönstret stängs</text:p>
        </text:list-item>
        <text:list-item>
          <text:p text:style-name="P103">Gå in på test-facebookprofilen i samma webbläsare (för att hålla kvar sessionen) genom länken https://www.facebook.com/profile.php?id=100050420550726</text:p>
        </text:list-item>
      </text:list>
      <text:p text:style-name="P86"/>
      <text:p text:style-name="P86"/>
      <text:p text:style-name="P97">Förväntat resultat:</text:p>
      <text:list xml:id="list2082009756" text:continue-numbering="true" text:style-name="L2">
        <text:list-item>
          <text:p text:style-name="P17"><text:span text:style-name="T33">Test profilen ska nu synas och ett inlägg från </text:span><text:a xlink:type="simple" xlink:href="http://www.goviralevents.com/" text:style-name="Internet_20_link" text:visited-style-name="Visited_20_Internet_20_Link"><text:span text:style-name="T31">www.goviralevents.com</text:span></text:a><text:span text:style-name="T33"> med samma information som eventet du delade finns. Titeln ska vara </text:span><text:span text:style-name="T34">TEST Light a light</text:span><text:span text:style-name="T33"> och klickar man på länken ska man komma till inläggets sida på <text:s/></text:span><text:a xlink:type="simple" xlink:href="http://www.goviralevents.com/" text:style-name="Internet_20_link" text:visited-style-name="Visited_20_Internet_20_Link">www.goviralevents.com</text:a><text:span text:style-name="T33">.</text:span></text:p>
        </text:list-item>
      </text:list>
      <text:p text:style-name="P86"/>
      <text:p text:style-name="P86"><text:s/>Logga gärna ut!</text:p>
      <text:p text:style-name="P86"/>
      <text:p text:style-name="P86"><text:span text:style-name="T1">Resultat</text:span>:</text:p>
      <text:p text:style-name="P38"><text:span text:style-name="T23">■</text:span><text:span text:style-name="T3"> <text:s/></text:span>Ok <text:s/><text:span text:style-name="T23">□</text:span><text:span text:style-name="T3"> Fail</text:span></text:p>
      <text:p text:style-name="P86"/>
      <text:p text:style-name="P86"><draw:rect text:anchor-type="paragraph" draw:z-index="0" draw:style-name="gr1" draw:text-style-name="P133" svg:width="6.6524in" svg:height="0.837in" svg:x="0.0201in" svg:y="0.1984in"><text:p/></draw:rect><text:span text:style-name="T1">Kommentar</text:span>:</text:p>
      <text:p text:style-name="P86"/>
      <text:p text:style-name="P86"/>
      <text:p text:style-name="P86"/>
      <text:p text:style-name="P86"/>
      <text:p text:style-name="P86"/>
      <text:p text:style-name="P86"/>
      <text:h text:style-name="Heading_20_3" text:outline-level="3">TC 13.2 Dela ett event i kategorin "free" med facebook med felaktiga inloggningsuppgifter</text:h>
      <text:p text:style-name="P86"><text:span text:style-name="T1">Krav</text:span>: 3,5,11,<text:span text:style-name="T1">13</text:span></text:p>
      <text:p text:style-name="P86"><text:span text:style-name="T1">Scenario</text:span>: Som gäst ska man kunna se event i området + Som gäst ska man kunna dela event genom sociala medier(twitter, facebook)</text:p>
      <text:p text:style-name="P97">Förhandsvillkor: </text:p>
      <text:list xml:id="list2716271748383526343" text:style-name="L3">
        <text:list-item>
          <text:p text:style-name="P90">Utloggad från facebook</text:p>
        </text:list-item>
        <text:list-item>
          <text:p text:style-name="P90">Databasen goviraleventstest ska användas. I filen<text:span text:style-name="T2"> .env</text:span> ska andra databaser vara bortkommenterade.</text:p>
        </text:list-item>
      </text:list>
      <text:p text:style-name="P97"/>
      <text:p text:style-name="P97">Mål:</text:p>
      <text:p text:style-name="P86">Testets mål är att bekräfta att delningsfunktionen fungerar bra (#13, #5, #3) samt att kategorisökningen(#11) fungerar. </text:p>
      <text:p text:style-name="P86"/>
      <text:p text:style-name="P97">Test steg:</text:p>
      <text:list xml:id="list4049851171486773702" text:style-name="L4">
        <text:list-item>
          <text:p text:style-name="P18"><text:span text:style-name="T33">Gå in på <text:s/></text:span><text:a xlink:type="simple" xlink:href="http://www.goviralevents.com/events" text:style-name="Internet_20_link" text:visited-style-name="Visited_20_Internet_20_Link"><text:span text:style-name="T31">www.goviralevents.com/events</text:span></text:a></text:p>
        </text:list-item>
        <text:list-item>
          <text:p text:style-name="P104">En lista med alla events kommer upp</text:p>
        </text:list-item>
        <text:list-item>
          <text:p text:style-name="P104"><text:soft-page-break/>Under rubriken ”all events” finns en meny-knapp med titeln ”Categories”. Klicka på den och välj kategori ”Free”.</text:p>
        </text:list-item>
        <text:list-item>
          <text:p text:style-name="P104">Alla inlägg med kategorin ”free” listas.</text:p>
        </text:list-item>
        <text:list-item>
          <text:p text:style-name="P104">Klicka på eventet med rubriken ”TEST A big applause”.</text:p>
        </text:list-item>
        <text:list-item>
          <text:p text:style-name="P104">Information om eventet syns, lägg märke till en rosa knapp med titeln ”Free”. Klicka på facebook ikonen nere till höger.</text:p>
        </text:list-item>
        <text:list-item>
          <text:p text:style-name="P104">Ett nytt litet fönster öppnas och man blir ombedd att logga in. </text:p>
        </text:list-item>
        <text:list-item>
          <text:p text:style-name="P18"><text:span text:style-name="T33">Logga in med följande uppgifter: användare: </text:span><text:a xlink:type="simple" xlink:href="mailto:tester_sracsxa_lnu@tfbnw.net" text:style-name="Internet_20_link" text:visited-style-name="Visited_20_Internet_20_Link"><text:span text:style-name="T31">tester_sracsxa_lnu@tfbnw.net</text:span></text:a><text:span text:style-name="T33">, lösenord: </text:span><text:span text:style-name="T25">7g8hrfrfrfrf</text:span></text:p>
        </text:list-item>
        <text:list-item>
          <text:p text:style-name="P25">Information om att inloggningsuppgifterna är fel ska synas.</text:p>
        </text:list-item>
        <text:list-item>
          <text:p text:style-name="P18"><text:span text:style-name="T24">Stäng rutan</text:span></text:p>
        </text:list-item>
        <text:list-item>
          <text:p text:style-name="P21"><text:span text:style-name="T26">På </text:span><text:a xlink:type="simple" xlink:href="http://www.goviralevents.com/" text:style-name="Internet_20_link" text:visited-style-name="Visited_20_Internet_20_Link"><text:span text:style-name="T25">www.goviralevents.com</text:span></text:a><text:span text:style-name="T26"> ska eventet med titeln ”TEST A big applause” fortfarande synas</text:span></text:p>
          <text:p text:style-name="P25"/>
        </text:list-item>
      </text:list>
      <text:p text:style-name="P97">Förväntat resultat:</text:p>
      <text:list xml:id="list8805742028294473755" text:style-name="L5">
        <text:list-item>
          <text:p text:style-name="P91">Ett felmeddelande från facebook om att sidan inte är tillgänglig. (ej inloggad)</text:p>
        </text:list-item>
        <text:list-item>
          <text:p text:style-name="P19"><text:span text:style-name="T36">På </text:span><text:a xlink:type="simple" xlink:href="http://www.goviralevents.com/" text:style-name="Internet_20_link" text:visited-style-name="Visited_20_Internet_20_Link"><text:span text:style-name="T31">www.goviralevents.com</text:span></text:a><text:span text:style-name="T36"> ska eventet med titeln ”TEST A big applause” fortfarande synas</text:span></text:p>
        </text:list-item>
      </text:list>
      <text:p text:style-name="P88"/>
      <text:p text:style-name="P86"><text:s/>Logga gärna ut!</text:p>
      <text:p text:style-name="P86"/>
      <text:p text:style-name="P86"><text:span text:style-name="T1">Resultat</text:span>:</text:p>
      <text:p text:style-name="P38"><text:span text:style-name="T23">■</text:span><text:span text:style-name="T3"> <text:s/></text:span>Ok <text:s/><text:span text:style-name="T23">□</text:span><text:span text:style-name="T3"> Fail</text:span></text:p>
      <text:p text:style-name="P86"/>
      <text:p text:style-name="P86"><draw:rect text:anchor-type="paragraph" draw:z-index="1" draw:style-name="gr2" draw:text-style-name="P134" svg:width="6.6524in" svg:height="0.837in" svg:x="0.0201in" svg:y="0.1984in"><text:p text:style-name="P134"><text:span text:style-name="T51">En bug hittades när appen användes chrome. Kategorierna laddades inte när man klickade på </text:span></text:p><text:p text:style-name="P134"><text:span text:style-name="T51">dem. Det åtgärdades genom att ändra i main.js där eventlyssnaren lyssnade på ”click” men nu </text:span></text:p><text:p text:style-name="P134"><text:span text:style-name="T51">används istället ”change”.</text:span></text:p></draw:rect><text:span text:style-name="T1">Kommentar</text:span>:</text:p>
      <text:p text:style-name="P86"/>
      <text:p text:style-name="P86"/>
      <text:p text:style-name="P86"/>
      <text:p text:style-name="P86"/>
      <text:p text:style-name="P86"/>
      <text:p text:style-name="P86"/>
      <text:p text:style-name="P86"/>
      <text:h text:style-name="Heading_20_3" text:outline-level="3">TC 13.3 Dela det mest populära eventet med twitter</text:h>
      <text:p text:style-name="P86"><text:span text:style-name="T1">Krav</text:span>: 3,5,11,<text:span text:style-name="T1">13</text:span></text:p>
      <text:p text:style-name="P86"><text:span text:style-name="T1">Scenario</text:span>: Som gäst ska man kunna filtrera event efter område/kategori, antal gilla-markeringar <text:s/>+ Som gäst ska man kunna dela event genom sociala medier(twitter, facebook)</text:p>
      <text:p text:style-name="P97">Förhandsvillkor: </text:p>
      <text:list xml:id="list6964014150111142809" text:style-name="L6">
        <text:list-item>
          <text:p text:style-name="P92">Databasen goviraleventstest ska användas. I filen<text:span text:style-name="T2"> .env</text:span> ska andra databaser vara bortkommenterade.</text:p>
        </text:list-item>
        <text:list-item>
          <text:p text:style-name="P92">Utloggad från twitter</text:p>
        </text:list-item>
      </text:list>
      <text:p text:style-name="P88"/>
      <text:p text:style-name="P97">Mål:</text:p>
      <text:p text:style-name="P88"><text:soft-page-break/>Testa att twitter-delningen fungerar bra samt att eventen sorteras efter antal gilla-markeringar.</text:p>
      <text:p text:style-name="P86"/>
      <text:p text:style-name="P97">Test steg:</text:p>
      <text:list xml:id="list202389641" text:continue-list="list4049851171486773702" text:style-name="L4">
        <text:list-item>
          <text:p text:style-name="P18"><text:span text:style-name="T33">Gå in på <text:s/></text:span><text:a xlink:type="simple" xlink:href="http://www.goviralevents.com/events" text:style-name="Internet_20_link" text:visited-style-name="Visited_20_Internet_20_Link"><text:span text:style-name="T31">www.goviralevents.com/events</text:span></text:a></text:p>
        </text:list-item>
        <text:list-item>
          <text:p text:style-name="P104">En lista med alla events kommer upp</text:p>
        </text:list-item>
        <text:list-item>
          <text:p text:style-name="P93">Under rubriken ”all events” finns en meny-knapp med titeln ”Most likes”. Klicka på den.</text:p>
        </text:list-item>
        <text:list-item>
          <text:p text:style-name="P93">Eventen ska vara sorterade efter antal gilla-markeringar.</text:p>
        </text:list-item>
        <text:list-item>
          <text:p text:style-name="P93">Klicka på eventet med flest gilla-markeringar (TEST A big applause)</text:p>
        </text:list-item>
        <text:list-item>
          <text:p text:style-name="P93">En sida med information om event syns.</text:p>
        </text:list-item>
        <text:list-item>
          <text:p text:style-name="P93">Klicka på twitter ikonen längs ner till höger.</text:p>
        </text:list-item>
        <text:list-item>
          <text:p text:style-name="P93">Ett nytt litet fönster öppnas och du ombeds logga in.</text:p>
        </text:list-item>
        <text:list-item>
          <text:p text:style-name="P93">Logga in med användarnamn LnuTester och lösenord 7g8h9j0k-2.</text:p>
        </text:list-item>
        <text:list-item>
          <text:p text:style-name="P93">En förhandsgranskning av delningen visas.</text:p>
        </text:list-item>
        <text:list-item>
          <text:p text:style-name="P93">Skriv in valfritt ord innan allt innehåll. (Annars tror twitter att delning är återupdrepad). Klicka på tweet.</text:p>
        </text:list-item>
        <text:list-item>
          <text:p text:style-name="P24"><text:span text:style-name="T36">Gå in på </text:span><text:a xlink:type="simple" xlink:href="https://twitter.com/LnuTester" text:style-name="Internet_20_link" text:visited-style-name="Visited_20_Internet_20_Link"><text:span text:style-name="T31">https://twitter.com/LnuTester</text:span></text:a><text:span text:style-name="T33"> i samma webbläsare. </text:span></text:p>
        </text:list-item>
      </text:list>
      <text:p text:style-name="P86"/>
      <text:p text:style-name="P97">Förväntat resultat:</text:p>
      <text:list xml:id="list1059047853" text:continue-list="list2082009756" text:style-name="L2">
        <text:list-item>
          <text:p text:style-name="P20"><text:span text:style-name="T35">Tester Lnu</text:span><text:span text:style-name="T36">s profil ska nu synas och ett inlägg från </text:span><text:a xlink:type="simple" xlink:href="http://www.goviralevents.com/" text:style-name="Internet_20_link" text:visited-style-name="Visited_20_Internet_20_Link"><text:span text:style-name="T31">www.goviralevents.com</text:span></text:a><text:span text:style-name="T36"> med dagens datum och med samma information som eventet du delade finns. Ditt valfria ord ska finnas med, titeln ska vara ”</text:span><text:span text:style-name="T37">TEST A big applause</text:span><text:span text:style-name="T35">”</text:span><text:span text:style-name="T36"> och url:n </text:span><text:a xlink:type="simple" xlink:href="http://www.goviralevents.com/events/5e8c679d1c9d4400007c0ccf" text:style-name="Internet_20_link" text:visited-style-name="Visited_20_Internet_20_Link"><text:span text:style-name="T31">www.goviralevents.com/events/5e8c679d1c9d4400007c0ccf</text:span></text:a><text:span text:style-name="T36">. Två hashtags ska finnas: #event #happening.</text:span></text:p>
          <text:p text:style-name="P98"/>
        </text:list-item>
      </text:list>
      <text:p text:style-name="P86"><text:s/>Logga gärna ut!</text:p>
      <text:p text:style-name="P86"/>
      <text:p text:style-name="P86"><text:span text:style-name="T1">Resultat</text:span>:</text:p>
      <text:p text:style-name="P38"><text:span text:style-name="T23">■</text:span><text:span text:style-name="T3"> </text:span><text:span text:style-name="T23"><text:s/></text:span>Ok <text:s/><text:span text:style-name="T23">□</text:span><text:span text:style-name="T3"> Fail</text:span></text:p>
      <text:p text:style-name="P40"/>
      <text:p text:style-name="P40"><draw:rect text:anchor-type="paragraph" draw:z-index="2" draw:style-name="gr1" draw:text-style-name="P133" svg:width="6.6524in" svg:height="0.837in" svg:x="0.0201in" svg:y="0.2256in"><text:p/></draw:rect>Kommentar:</text:p>
      <text:p text:style-name="P40"/>
      <text:p text:style-name="P40"/>
      <text:p text:style-name="P40"/>
      <text:p text:style-name="P40"/>
      <text:p text:style-name="P40"/>
      <text:p text:style-name="P40"/>
      <text:p text:style-name="P64"/>
      <text:p text:style-name="P64"/>
      <text:p text:style-name="P64"/>
      <text:h text:style-name="Heading_20_2" text:outline-level="2"><text:soft-page-break/>Testsamling: Registrering</text:h>
      <text:h text:style-name="Heading_20_3" text:outline-level="3">TC 15.1 Registrera en användare</text:h>
      <text:p text:style-name="P86"><text:span text:style-name="T1">Krav</text:span>: 3, 14, <text:span text:style-name="T1">15</text:span></text:p>
      <text:p text:style-name="P86"><text:span text:style-name="T1">Scenario</text:span>: Som besökare ska man kunna registrera sig</text:p>
      <text:p text:style-name="P97">Förhandsvillkor: </text:p>
      <text:p text:style-name="P88"/>
      <text:p text:style-name="P97">Mål:</text:p>
      <text:p text:style-name="P117">Testa så att man <text:span text:style-name="T4">kan registrera sig</text:span></text:p>
      <text:p text:style-name="P119"/>
      <text:p text:style-name="P40">Test steg:</text:p>
      <text:list xml:id="list3175617369320705625" text:style-name="L7">
        <text:list-item>
          <text:p text:style-name="P44">Gå in på https://www.goviralevents.com/users/add</text:p>
        </text:list-item>
        <text:list-item>
          <text:p text:style-name="P44">Ett formulär för att registrera sig ska synas. </text:p>
        </text:list-item>
        <text:list-item>
          <text:p text:style-name="P44">Skriv in följande uppgifter:</text:p>
          <text:p text:style-name="P44">username: lnutester</text:p>
          <text:p text:style-name="P44">name: Namn</text:p>
          <text:p text:style-name="P44">surnname: Efternamn</text:p>
          <text:p text:style-name="P44">email: lisa.velt.man@gmail.com</text:p>
          <text:p text:style-name="P105">password: <text:span text:style-name="T27">7g8h9j0k-2</text:span></text:p>
          <text:p text:style-name="P105">repeat password: <text:s/><text:span text:style-name="T27">7g8h9j0k-2</text:span></text:p>
          <text:p text:style-name="P95">Bocka i reCaptcha och klicka på ”Register”.</text:p>
        </text:list-item>
        <text:list-item>
          <text:p text:style-name="P105"><text:span text:style-name="T27">Ett meddelande ska synas ”</text:span><text:span text:style-name="T27">You are registered!</text:span><text:span text:style-name="T27">”</text:span></text:p>
        </text:list-item>
        <text:list-item>
          <text:p text:style-name="P72"><text:span text:style-name="T36">Gå in på </text:span><text:a xlink:type="simple" xlink:href="https://www.goviralevents.com/users/login" text:style-name="Internet_20_link" text:visited-style-name="Visited_20_Internet_20_Link"><text:span text:style-name="T31">https://www.goviralevents.com/users/login</text:span></text:a><text:span text:style-name="T12">. Skriv in username: lnutester och password 7g8h9j0k-2.</text:span></text:p>
        </text:list-item>
        <text:list-item>
          <text:p text:style-name="P44">Den nya profilsidan ska visas med användarens detaljer.</text:p>
        </text:list-item>
      </text:list>
      <text:p text:style-name="P94"/>
      <text:p text:style-name="P97">Förväntat resultat:</text:p>
      <text:list xml:id="list2863950414025832365" text:style-name="L8">
        <text:list-item>
          <text:p text:style-name="P45">Man ska kunna logga in efter att man registrerat sig och se sin profil.</text:p>
        </text:list-item>
      </text:list>
      <text:p text:style-name="P88"/>
      <text:p text:style-name="P86">Glöm inte att logga ut om du inte ska fortsätta att testa!</text:p>
      <text:p text:style-name="P86"/>
      <text:p text:style-name="P86"><text:span text:style-name="T1">Resultat</text:span>:</text:p>
      <text:p text:style-name="P38"><text:span text:style-name="T23">■ <text:s/></text:span>Ok <text:s/><text:span text:style-name="T23">□</text:span><text:span text:style-name="T3"> Fail</text:span></text:p>
      <text:p text:style-name="P40"/>
      <text:p text:style-name="P40"><draw:rect text:anchor-type="paragraph" draw:z-index="9" draw:style-name="gr1" draw:text-style-name="P136" svg:width="6.6524in" svg:height="0.837in" svg:x="0.0201in" svg:y="0.2256in"><text:p/></draw:rect>Kommentar:</text:p>
      <text:p text:style-name="P40"/>
      <text:p text:style-name="P40"/>
      <text:p text:style-name="P40"/>
      <text:p text:style-name="P40"/>
      <text:p text:style-name="P40"/>
      <text:p text:style-name="P40"/>
      <text:h text:style-name="Heading_20_3" text:outline-level="3"><text:soft-page-break/>TC 15.2 Registrera en användare med upptaget användarnamn</text:h>
      <text:p text:style-name="P86"><text:span text:style-name="T1">Krav</text:span>: 3, 14, <text:span text:style-name="T1">15</text:span><text:span text:style-name="T27">, 1i</text:span></text:p>
      <text:p text:style-name="P86"><text:span text:style-name="T1">Scenario</text:span>: Som besökare försöker man registrera sig med ett upptaget användarnamn.</text:p>
      <text:p text:style-name="P97">Förhandsvillkor:<text:span text:style-name="T27"> Genomfört TC15.1</text:span></text:p>
      <text:p text:style-name="P88"/>
      <text:p text:style-name="P97">Mål:</text:p>
      <text:p text:style-name="P117">Testa så att man inte <text:span text:style-name="T4">kan registrera sig med upptagna användarnamn.</text:span></text:p>
      <text:p text:style-name="P119"/>
      <text:p text:style-name="P40">Test steg:</text:p>
      <text:list xml:id="list35763802" text:continue-list="list3175617369320705625" text:style-name="L7">
        <text:list-item>
          <text:p text:style-name="P44">Gå in på https://www.goviralevents.com/users/add</text:p>
        </text:list-item>
        <text:list-item>
          <text:p text:style-name="P44">Ett formulär för att registrera sig ska synas. </text:p>
        </text:list-item>
        <text:list-item>
          <text:p text:style-name="P44">Skriv in följande uppgifter:</text:p>
          <text:p text:style-name="P44">username: lnutester</text:p>
          <text:p text:style-name="P44">name: Namn</text:p>
          <text:p text:style-name="P44">surnname: Efternamn</text:p>
          <text:p text:style-name="P44">email: lisa.velt.man@gmail.com</text:p>
          <text:p text:style-name="P105">password: <text:span text:style-name="T27">7g8h9j0k-2</text:span></text:p>
          <text:p text:style-name="P105">repeat password: <text:s/><text:span text:style-name="T27">7g8h9j0k-2</text:span></text:p>
          <text:p text:style-name="P95">Bocka i reCaptcha och klicka på ”Register”.</text:p>
        </text:list-item>
        <text:list-item>
          <text:p text:style-name="P95">Ett meddelande ska synas ”Username already exists!” och formuläret visas igen.</text:p>
        </text:list-item>
      </text:list>
      <text:p text:style-name="P94"/>
      <text:p text:style-name="P97">Förväntat resultat:</text:p>
      <text:list xml:id="list8852117159570451990" text:style-name="L9">
        <text:list-item>
          <text:p text:style-name="P46">Ett meddelande ska synas ”Username already exists!” om man försöker registrera sig med ett användarnamn som redan finns.</text:p>
        </text:list-item>
      </text:list>
      <text:p text:style-name="P88"/>
      <text:p text:style-name="P86">Glöm inte att logga ut om du inte ska fortsätta att testa!</text:p>
      <text:p text:style-name="P86"/>
      <text:p text:style-name="P86"><text:span text:style-name="T1">Resultat</text:span>:</text:p>
      <text:p text:style-name="P38"><text:span text:style-name="T23">■ <text:s/></text:span>Ok <text:s/><text:span text:style-name="T23">□</text:span><text:span text:style-name="T3"> Fail</text:span></text:p>
      <text:p text:style-name="P40"/>
      <text:p text:style-name="P40"><draw:rect text:anchor-type="paragraph" draw:z-index="10" draw:style-name="gr1" draw:text-style-name="P136" svg:width="6.6524in" svg:height="0.837in" svg:x="0.0201in" svg:y="0.2256in"><text:p/></draw:rect>Kommentar:</text:p>
      <text:p text:style-name="P40"/>
      <text:p text:style-name="P40"/>
      <text:p text:style-name="P40"/>
      <text:p text:style-name="P40"/>
      <text:p text:style-name="P40"/>
      <text:p text:style-name="P40"/>
      <text:h text:style-name="Heading_20_3" text:outline-level="3">TC 15.3 Registrera en användare med upptagen email</text:h>
      <text:p text:style-name="P86"><text:span text:style-name="T1">Krav</text:span>: 3, 14, <text:span text:style-name="T1">15</text:span><text:span text:style-name="T27">, 1i</text:span></text:p>
      <text:p text:style-name="P86"><text:span text:style-name="T1">Scenario</text:span>: Som besökare försöker man registrera sig med en upptagen email.</text:p>
      <text:p text:style-name="P97">Förhandsvillkor:<text:span text:style-name="T27"> Genomfört TC15.1</text:span></text:p>
      <text:p text:style-name="P88"/>
      <text:p text:style-name="P97"><text:soft-page-break/>Mål:</text:p>
      <text:p text:style-name="P42">Testa så att man inte kan registrera sig med upptagen email.</text:p>
      <text:p text:style-name="P119"/>
      <text:p text:style-name="P40">Test steg:</text:p>
      <text:list xml:id="list897247468" text:continue-list="list35763802" text:style-name="L7">
        <text:list-item>
          <text:p text:style-name="P44">Gå in på https://www.goviralevents.com/users/add</text:p>
        </text:list-item>
        <text:list-item>
          <text:p text:style-name="P44">Ett formulär för att registrera sig ska synas. </text:p>
        </text:list-item>
        <text:list-item>
          <text:p text:style-name="P44">Skriv in följande uppgifter:</text:p>
          <text:p text:style-name="P44">username: lnutester2</text:p>
          <text:p text:style-name="P44">name: Namn</text:p>
          <text:p text:style-name="P44">surnname: Efternamn</text:p>
          <text:p text:style-name="P44">email: lisa.velt.man@gmail.com</text:p>
          <text:p text:style-name="P105">password: <text:span text:style-name="T27">7g8h9j0k-2</text:span></text:p>
          <text:p text:style-name="P105">repeat password: <text:s/><text:span text:style-name="T27">7g8h9j0k-2</text:span></text:p>
          <text:p text:style-name="P95">Bocka i reCaptcha och klicka på ”Register”.</text:p>
        </text:list-item>
        <text:list-item>
          <text:p text:style-name="P95">Ett meddelande ska synas ”Email already exists!” och formuläret visas igen.</text:p>
        </text:list-item>
      </text:list>
      <text:p text:style-name="P94"/>
      <text:p text:style-name="P97">Förväntat resultat:</text:p>
      <text:list xml:id="list6352895316882397390" text:style-name="L10">
        <text:list-item>
          <text:p text:style-name="P47">Ett meddelande ska synas ”Email already exists!” om man försöker registrera sig med en email som redan finns.</text:p>
        </text:list-item>
      </text:list>
      <text:p text:style-name="P88"/>
      <text:p text:style-name="P86">Glöm inte att logga ut om du inte ska fortsätta att testa!</text:p>
      <text:p text:style-name="P86"/>
      <text:p text:style-name="P86"><text:span text:style-name="T1">Resultat</text:span>:</text:p>
      <text:p text:style-name="P38"><text:span text:style-name="T23">□</text:span><text:span text:style-name="T3"> <text:s/></text:span><text:span text:style-name="T23">Ok <text:s/>■ </text:span><text:span text:style-name="T3"><text:s/>Fail</text:span></text:p>
      <text:p text:style-name="P38"><text:span text:style-name="T23">■ <text:s/>Ok <text:s/>□</text:span><text:span text:style-name="T3"> <text:s/>Fail</text:span><text:span text:style-name="T23"> </text:span></text:p>
      <text:p text:style-name="P40"/>
      <text:p text:style-name="P40"><draw:rect text:anchor-type="paragraph" draw:z-index="11" draw:style-name="gr2" draw:text-style-name="P135" svg:width="6.6524in" svg:height="0.837in" svg:x="0.0201in" svg:y="0.2256in"><text:p text:style-name="P135"><text:span text:style-name="T31">Vid första testningen skrevs inte meddelandet ut korrekt.</text:span></text:p></draw:rect>Kommentar:</text:p>
      <text:p text:style-name="P40"/>
      <text:p text:style-name="P40"/>
      <text:p text:style-name="P40"/>
      <text:p text:style-name="P40"/>
      <text:p text:style-name="P40"/>
      <text:p text:style-name="P40"/>
      <text:h text:style-name="Heading_20_3" text:outline-level="3">TC 15.4 Registrera en användare med olika lösenord</text:h>
      <text:p text:style-name="P86"><text:span text:style-name="T1">Krav</text:span>: 3, 14, <text:span text:style-name="T1">15</text:span><text:span text:style-name="T27">, 1i</text:span></text:p>
      <text:p text:style-name="P86"><text:span text:style-name="T1">Scenario</text:span>: Som besökare försöker man registrera sig och anger inte likadana upprepade lösenord.</text:p>
      <text:p text:style-name="P97">Förhandsvillkor:<text:span text:style-name="T27"> Genomfört TC15.1</text:span></text:p>
      <text:p text:style-name="P88"/>
      <text:p text:style-name="P97">Mål:</text:p>
      <text:p text:style-name="P42">Testa så att man inte kan registrera sig med lösenord som inte matchar.</text:p>
      <text:p text:style-name="P119"/>
      <text:p text:style-name="P40">Test steg:</text:p>
      <text:list xml:id="list1518473856" text:continue-list="list897247468" text:style-name="L7">
        <text:list-item>
          <text:p text:style-name="P44"><text:soft-page-break/>Gå in på https://www.goviralevents.com/users/add</text:p>
        </text:list-item>
        <text:list-item>
          <text:p text:style-name="P44">Ett formulär för att registrera sig ska synas. </text:p>
        </text:list-item>
        <text:list-item>
          <text:p text:style-name="P44">Skriv in följande uppgifter:</text:p>
          <text:p text:style-name="P44">username: lnutester2</text:p>
          <text:p text:style-name="P44">name: Namn</text:p>
          <text:p text:style-name="P44">surnname: Efternamn</text:p>
          <text:p text:style-name="P44">email: lisa.veltma.n@gmail.com</text:p>
          <text:p text:style-name="P105">password: <text:span text:style-name="T27">7g8h9j0k-1</text:span></text:p>
          <text:p text:style-name="P105">repeat password: <text:s/><text:span text:style-name="T27">7g8h9j0k-2</text:span></text:p>
          <text:p text:style-name="P95">Bocka i reCaptcha och klicka på ”Register”.</text:p>
        </text:list-item>
        <text:list-item>
          <text:p text:style-name="P95">Ett meddelande ska synas ”The passwords are not matching!” och formuläret visas igen.</text:p>
        </text:list-item>
      </text:list>
      <text:p text:style-name="P94"/>
      <text:p text:style-name="P97">Förväntat resultat:</text:p>
      <text:list xml:id="list916211782652691864" text:style-name="L11">
        <text:list-item>
          <text:p text:style-name="P48">Ett meddelande ska synas ”The passwords are not matching!” om man försöker registrera sig med olika lösenord.</text:p>
        </text:list-item>
      </text:list>
      <text:p text:style-name="P88"/>
      <text:p text:style-name="P86">Glöm inte att logga ut om du inte ska fortsätta att testa!</text:p>
      <text:p text:style-name="P86"/>
      <text:p text:style-name="P86"><text:span text:style-name="T1">Resultat</text:span>:</text:p>
      <text:p text:style-name="P38"><text:span text:style-name="T23">■ <text:s/>Ok <text:s/>□</text:span><text:span text:style-name="T3"> <text:s/>Fail</text:span><text:span text:style-name="T23"> </text:span></text:p>
      <text:p text:style-name="P40"/>
      <text:p text:style-name="P40"><draw:rect text:anchor-type="paragraph" draw:z-index="12" draw:style-name="gr1" draw:text-style-name="P136" svg:width="6.6524in" svg:height="0.837in" svg:x="0.0201in" svg:y="0.2256in"><text:p/></draw:rect>Kommentar:</text:p>
      <text:p text:style-name="P40"/>
      <text:p text:style-name="P40"/>
      <text:p text:style-name="P40"/>
      <text:p text:style-name="P40"/>
      <text:p text:style-name="P40"/>
      <text:p text:style-name="P40"/>
      <text:h text:style-name="Heading_20_3" text:outline-level="3">TC 15.5 Registrera en användare utan reCaptcha</text:h>
      <text:p text:style-name="P86"><text:span text:style-name="T1">Krav</text:span>: 3, 14, <text:span text:style-name="T1">15</text:span><text:span text:style-name="T27">, 1i</text:span></text:p>
      <text:p text:style-name="P86"><text:span text:style-name="T1">Scenario</text:span>: Som besökare försöker man registrera sig och inte klicka i reCaptcha.</text:p>
      <text:p text:style-name="P97">Förhandsvillkor:<text:span text:style-name="T27"> </text:span></text:p>
      <text:p text:style-name="P88"/>
      <text:p text:style-name="P97">Mål:</text:p>
      <text:p text:style-name="P42">Testa så att man inte kan registrera sig utan att klicka i recaptcha för att se om appen filtrar ut robottar.</text:p>
      <text:p text:style-name="P119"/>
      <text:p text:style-name="P40">Test steg:</text:p>
      <text:list xml:id="list1404885258" text:continue-list="list1518473856" text:style-name="L7">
        <text:list-item>
          <text:p text:style-name="P44">Gå in på https://www.goviralevents.com/users/add</text:p>
        </text:list-item>
        <text:list-item>
          <text:p text:style-name="P44">Ett formulär för att registrera sig ska synas. </text:p>
        </text:list-item>
        <text:list-item>
          <text:p text:style-name="P44">Skriv in följande uppgifter:</text:p>
          <text:p text:style-name="P44">username: lnutester2</text:p>
          <text:p text:style-name="P44"><text:soft-page-break/>name: Namn</text:p>
          <text:p text:style-name="P44">surnname: Efternamn</text:p>
          <text:p text:style-name="P44">email: lisa.veltma.n@gmail.com</text:p>
          <text:p text:style-name="P105">password: <text:span text:style-name="T27">7g8h9j0k-1</text:span></text:p>
          <text:p text:style-name="P105">repeat password: <text:s/><text:span text:style-name="T27">7g8h9j0k-2</text:span></text:p>
          <text:p text:style-name="P95">Bocka <text:span text:style-name="T1">inte</text:span> reCaptcha och klicka på ”Register”.</text:p>
        </text:list-item>
        <text:list-item>
          <text:p text:style-name="P95">Ett popusfösnter ska synas ”Please verify you are human by checking reCaptcha!” och formuläret <text:s/>ska inte ha skickats.</text:p>
        </text:list-item>
      </text:list>
      <text:p text:style-name="P94"/>
      <text:p text:style-name="P97">Förväntat resultat:</text:p>
      <text:list xml:id="list1666453790551919101" text:style-name="L12">
        <text:list-item>
          <text:p text:style-name="P49">Ett popup ska dyka upp med meddelandet ”Please verify you are human by checking reCaptcha!”</text:p>
        </text:list-item>
      </text:list>
      <text:p text:style-name="P88"/>
      <text:p text:style-name="P86">Glöm inte att logga ut om du inte ska fortsätta att testa!</text:p>
      <text:p text:style-name="P86"/>
      <text:p text:style-name="P86"><text:span text:style-name="T1">Resultat</text:span>:</text:p>
      <text:p text:style-name="P38"><text:span text:style-name="T23">■ <text:s/>Ok <text:s/>□</text:span><text:span text:style-name="T3"> <text:s/>Fail</text:span><text:span text:style-name="T23"> </text:span></text:p>
      <text:p text:style-name="P40"/>
      <text:p text:style-name="P40"><draw:rect text:anchor-type="paragraph" draw:z-index="13" draw:style-name="gr1" draw:text-style-name="P136" svg:width="6.6524in" svg:height="0.837in" svg:x="0.0201in" svg:y="0.2256in"><text:p/></draw:rect>Kommentar:</text:p>
      <text:p text:style-name="P40"/>
      <text:p text:style-name="P40"/>
      <text:p text:style-name="P40"/>
      <text:p text:style-name="P40"/>
      <text:p text:style-name="P40"/>
      <text:p text:style-name="P40"/>
      <text:p text:style-name="P40"/>
      <text:p text:style-name="P67"/>
      <text:p text:style-name="P67"/>
      <text:p text:style-name="P67"/>
      <text:p text:style-name="P67"/>
      <text:p text:style-name="P67"/>
      <text:p text:style-name="P67"/>
      <text:p text:style-name="P67"/>
      <text:p text:style-name="P67"/>
      <text:p text:style-name="P67"/>
      <text:p text:style-name="P67"/>
      <text:p text:style-name="P67"/>
      <text:h text:style-name="Heading_20_2" text:outline-level="2"><text:soft-page-break/>Testsamling: CRUD event</text:h>
      <text:h text:style-name="Heading_20_3" text:outline-level="3">TC 19.1 Skapa ett event</text:h>
      <text:p text:style-name="P86"><text:span text:style-name="T1">Krav</text:span>: 3, 14, 15, 17, <text:span text:style-name="T1">19</text:span></text:p>
      <text:p text:style-name="P86"><text:span text:style-name="T1">Scenario</text:span>: Som användare ska man kunna registrera sig, logga in och skapa ett event.</text:p>
      <text:p text:style-name="P97">Förhandsvillkor: </text:p>
      <text:list xml:id="list1434280855" text:continue-list="list6964014150111142809" text:style-name="L6">
        <text:list-item>
          <text:p text:style-name="P92">Databasen goviraleventstest ska användas. I filen<text:span text:style-name="T2"> .env</text:span> ska andra databaser vara bortkommenterade.</text:p>
        </text:list-item>
      </text:list>
      <text:p text:style-name="P88"/>
      <text:p text:style-name="P97">Mål:</text:p>
      <text:p text:style-name="P117">Testa så att man kan logga in och skapa ett event.</text:p>
      <text:p text:style-name="P119"/>
      <text:p text:style-name="P40">Test steg:</text:p>
      <text:list xml:id="list4296146558042626981" text:style-name="L13">
        <text:list-item>
          <text:p text:style-name="P106">Genomför TC15.1</text:p>
        </text:list-item>
        <text:list-item>
          <text:p text:style-name="P78"><text:span text:style-name="T33">Gå in på </text:span><text:a xlink:type="simple" xlink:href="https://goviralevents.com/users/login" text:style-name="Internet_20_link" text:visited-style-name="Visited_20_Internet_20_Link"><text:span text:style-name="T31">https://goviralevents.com/users/login</text:span></text:a></text:p>
        </text:list-item>
        <text:list-item>
          <text:p text:style-name="P106">Ange lnutester som använda<text:span text:style-name="T45">rnamn och lösenord </text:span><text:span text:style-name="T46">7g8h9j0k-2</text:span><text:span text:style-name="T45">. Klicka på login!</text:span></text:p>
        </text:list-item>
        <text:list-item>
          <text:p text:style-name="P128"><text:span text:style-name="T41">Du ska få ett meddelandet ”</text:span><text:span text:style-name="T22">Logged in successfully.”</text:span><text:span text:style-name="T41">. </text:span></text:p>
        </text:list-item>
        <text:list-item>
          <text:p text:style-name="P106">Klicka på ”Create an event” i menyn.</text:p>
        </text:list-item>
        <text:list-item>
          <text:p text:style-name="P106">Du ska nu kunna se ett formulär för att skapa ett event. Fyll i de obligatoriska fälten:</text:p>
        </text:list-item>
        <text:list-item>
          <text:p text:style-name="P129"><text:s/>Title: ”Test Event”</text:p>
        </text:list-item>
        <text:list-item>
          <text:p text:style-name="P129">Descrition: ”Test text”</text:p>
        </text:list-item>
        <text:list-item>
          <text:p text:style-name="P129">Start and end date: Välj 30/8 2020 som startdatum och 31/8 som slutdatum</text:p>
        </text:list-item>
        <text:list-item>
          <text:p text:style-name="P129">Låt start time och end time stå.</text:p>
        </text:list-item>
        <text:list-item>
          <text:p text:style-name="P129">Klicka i ”Make global event”</text:p>
        </text:list-item>
        <text:list-item>
          <text:p text:style-name="P129">Välj kategori ”party”</text:p>
        </text:list-item>
        <text:list-item>
          <text:p text:style-name="P129">Klicka på ”Publish event”.</text:p>
        </text:list-item>
        <text:list-item>
          <text:p text:style-name="P106">Ett meddelande skrivs ut ”New event added!” och du vidarebefodras till events sida. </text:p>
          <text:p text:style-name="P106"/>
        </text:list-item>
      </text:list>
      <text:p text:style-name="P97">Förväntat resultat:</text:p>
      <text:list xml:id="list1564840824" text:continue-list="list1059047853" text:style-name="L2">
        <text:list-item>
          <text:p text:style-name="P96">Eventets sida ska synas med den informationen som angetts i testet, titeln ska vara ”Test Event”. </text:p>
        </text:list-item>
      </text:list>
      <text:p text:style-name="P88"/>
      <text:p text:style-name="P86">Glöm inte att logga ut om du inte ska fortsätta att testa!</text:p>
      <text:p text:style-name="P86"/>
      <text:p text:style-name="P86"><text:span text:style-name="T1">Resultat</text:span>:</text:p>
      <text:p text:style-name="P38"><text:span text:style-name="T23">■</text:span><text:span text:style-name="T3"> </text:span><text:span text:style-name="T23"><text:s/></text:span>Ok <text:s/><text:span text:style-name="T23">□</text:span><text:span text:style-name="T3"> Fail</text:span></text:p>
      <text:p text:style-name="P40"/>
      <text:p text:style-name="P40"><draw:rect text:anchor-type="paragraph" draw:z-index="3" draw:style-name="gr1" draw:text-style-name="P133" svg:width="6.6524in" svg:height="0.837in" svg:x="0.0201in" svg:y="0.2256in"><text:p/></draw:rect>Kommentar:</text:p>
      <text:p text:style-name="P67">Testsamling: Uppdatera profil</text:p>
      <text:h text:style-name="Heading_20_3" text:outline-level="3"><text:soft-page-break/>TC 19.2 Skapa ett event med kod i</text:h>
      <text:p text:style-name="P86"><text:span text:style-name="T1">Krav</text:span>: 3, 14, <text:span text:style-name="T1">19</text:span><text:span text:style-name="T27">, 1i</text:span></text:p>
      <text:p text:style-name="P86"><text:span text:style-name="T1">Scenario</text:span>: Som användare ska man inte kunna skapa ett event med javascript eller annan kod i.</text:p>
      <text:p text:style-name="P97">Förhandsvillkor: </text:p>
      <text:list xml:id="list1157952573" text:continue-list="list1434280855" text:style-name="L6">
        <text:list-item>
          <text:p text:style-name="P92">Vara inloggad (med användaren som skapades i UC 15.1)</text:p>
        </text:list-item>
      </text:list>
      <text:p text:style-name="P88"/>
      <text:p text:style-name="P97">Mål:</text:p>
      <text:p text:style-name="P117">Testa så att att applikationen är säker och inga ”injections” går att göra.</text:p>
      <text:p text:style-name="P119"/>
      <text:p text:style-name="P40">Test steg:</text:p>
      <text:list xml:id="list3214875281316744234" text:style-name="L14">
        <text:list-item>
          <text:p text:style-name="P22"><text:span text:style-name="T12">Gå in på </text:span><text:a xlink:type="simple" xlink:href="https://www.goviralevents.com/events/add" text:style-name="Internet_20_link" text:visited-style-name="Visited_20_Internet_20_Link"><text:span text:style-name="T31">https://www.goviralevents.com/events/add</text:span></text:a></text:p>
        </text:list-item>
        <text:list-item>
          <text:p text:style-name="P50">Ett formulär för att skapa event ska finnas </text:p>
        </text:list-item>
        <text:list-item>
          <text:p text:style-name="P50">Som title skriv: Hello World! </text:p>
          <text:p text:style-name="P50">Som description skriv: &lt;script&gt;alert("Hello World!")&lt;/script&gt;. </text:p>
          <text:p text:style-name="P70">Start and end date: Välj 30/8 2020 som startdatum och 31/8 som slutdatum</text:p>
          <text:p text:style-name="P50">Checka i “Make global event”. </text:p>
          <text:p text:style-name="P50">Välj kategori: Informative. </text:p>
          <text:p text:style-name="P50">Klicka på “publish event”.</text:p>
        </text:list-item>
        <text:list-item>
          <text:p text:style-name="P107"><text:span text:style-name="T6">Ett meddelande ska skrivas ut “New event added!” och eventets sida ska synas. Beskrivningen av eventet ska lyda “&lt;script&gt;alert("Hello World!")&lt;/script&gt;” och </text:span><text:span text:style-name="T7">inget</text:span><text:span text:style-name="T6"> popupfönster ska komma upp med texten “Hello World”. <text:s/></text:span></text:p>
          <text:p text:style-name="P107"/>
        </text:list-item>
      </text:list>
      <text:p text:style-name="P97">Förväntat resultat:</text:p>
      <text:list xml:id="list2426708041875591176" text:style-name="L15">
        <text:list-item>
          <text:p text:style-name="P99"><text:span text:style-name="T27">Man blir vidarebefodrad till en eventsida. Beskrivningen </text:span><text:span text:style-name="T6">“&lt;script&gt;alert("Hello World!")&lt;/script&gt;” ska ha finnas .</text:span></text:p>
        </text:list-item>
      </text:list>
      <text:p text:style-name="P88"/>
      <text:p text:style-name="P86">Glöm inte att logga ut om du inte ska fortsätta att testa!</text:p>
      <text:p text:style-name="P86"/>
      <text:p text:style-name="P86"><text:span text:style-name="T1">Resultat</text:span>:</text:p>
      <text:p text:style-name="P38"><text:span text:style-name="T23">■</text:span><text:span text:style-name="T3"> </text:span><text:span text:style-name="T23"><text:s/></text:span>Ok <text:s/><text:span text:style-name="T23">□</text:span><text:span text:style-name="T3"> Fail</text:span></text:p>
      <text:p text:style-name="P40"/>
      <text:p text:style-name="P40"><draw:rect text:anchor-type="paragraph" draw:z-index="4" draw:style-name="gr1" draw:text-style-name="P133" svg:width="6.6524in" svg:height="0.837in" svg:x="0.0201in" svg:y="0.2256in"><text:p/></draw:rect>Kommentar:</text:p>
      <text:p text:style-name="P67">Testsamling: Uppdatera profil</text:p>
      <text:p text:style-name="P65"/>
      <text:p text:style-name="P65"/>
      <text:p text:style-name="P65"/>
      <text:h text:style-name="Heading_20_3" text:outline-level="3"><text:soft-page-break/>TC 19.3 Uppdatera </text:h>
      <text:h text:style-name="Heading_20_3" text:outline-level="3">ett event</text:h>
      <text:p text:style-name="P86"><text:span text:style-name="T1">Krav</text:span>: 3, 14, <text:span text:style-name="T1">19</text:span></text:p>
      <text:p text:style-name="P86"><text:span text:style-name="T1">Scenario</text:span>: Som användare ska man kunna uppdatera ett event.</text:p>
      <text:p text:style-name="P97">Förhandsvillkor: </text:p>
      <text:list xml:id="list175050064" text:continue-list="list1157952573" text:style-name="L6">
        <text:list-item>
          <text:p text:style-name="P92">Vara inloggad (med användaren som skapades i UC 19.1)</text:p>
        </text:list-item>
        <text:list-item>
          <text:p text:style-name="P92">Ha genomfört TC19.2 och stanna på sidan där testet avslutades (eventsidan).</text:p>
        </text:list-item>
      </text:list>
      <text:p text:style-name="P88"/>
      <text:p text:style-name="P97">Mål:</text:p>
      <text:p text:style-name="P117">Testa så att att det går att uppdatera event.</text:p>
      <text:p text:style-name="P119"/>
      <text:p text:style-name="P127"><text:span text:style-name="T9">Test steg:</text:span></text:p>
      <text:list xml:id="list3114685742232950876" text:style-name="L16">
        <text:list-item>
          <text:p text:style-name="P51">Eventets sida syns. (se <text:s/>TC19.2)</text:p>
        </text:list-item>
        <text:list-item>
          <text:p text:style-name="P51">Det ska finnas en liten ikon med en penna på vid nedre delen av sidan. Klicka på den för att uppdatera.</text:p>
        </text:list-item>
        <text:list-item>
          <text:p text:style-name="P51">Ett formulär syns med förinskriven data.</text:p>
        </text:list-item>
        <text:list-item>
          <text:p text:style-name="P51">Uppdatera “description” till “Updated!”. Klicka på “Update event”.</text:p>
        </text:list-item>
        <text:list-item>
          <text:p text:style-name="P51">Eventets sida syns och beskrivningen ska nu vara “Updated!”</text:p>
          <text:p text:style-name="P108"/>
        </text:list-item>
      </text:list>
      <text:p text:style-name="P97">Förväntat resultat:</text:p>
      <text:list xml:id="list2613747373597891754" text:style-name="L17">
        <text:list-item>
          <text:p text:style-name="P100"><text:span text:style-name="T27">Ett event med beskrivningen </text:span><text:span text:style-name="T6">“Updated!” ska ha uppdaterats.</text:span></text:p>
        </text:list-item>
      </text:list>
      <text:p text:style-name="P88"/>
      <text:p text:style-name="P86">Glöm inte att logga ut om du inte ska fortsätta att testa!</text:p>
      <text:p text:style-name="P86"/>
      <text:p text:style-name="P86"><text:span text:style-name="T1">Resultat</text:span>:</text:p>
      <text:p text:style-name="P38"><text:span text:style-name="T23">■</text:span><text:span text:style-name="T3"> </text:span><text:span text:style-name="T23"><text:s/></text:span>Ok <text:s/><text:span text:style-name="T23">□</text:span><text:span text:style-name="T3"> Fail</text:span></text:p>
      <text:p text:style-name="P40"/>
      <text:p text:style-name="P40"><draw:rect text:anchor-type="paragraph" draw:z-index="5" draw:style-name="gr1" draw:text-style-name="P133" svg:width="6.6524in" svg:height="0.837in" svg:x="0.0201in" svg:y="0.2256in"><text:p/></draw:rect>Kommentar:</text:p>
      <text:p text:style-name="P64"/>
      <text:p text:style-name="P64"/>
      <text:p text:style-name="P64"/>
      <text:h text:style-name="Heading_20_3" text:outline-level="3">TC 19.4 Uppdatera ett event med kod i</text:h>
      <text:p text:style-name="P86"><text:span text:style-name="T1">Krav</text:span>: 3, 14, <text:span text:style-name="T1">19,</text:span><text:span text:style-name="T27"> 1i</text:span></text:p>
      <text:p text:style-name="P86"><text:span text:style-name="T1">Scenario</text:span>: Som användare ska man inte kunna uppdatera ett event med exekverande kod i.</text:p>
      <text:p text:style-name="P97">Förhandsvillkor: </text:p>
      <text:list xml:id="list1124277672" text:continue-list="list175050064" text:style-name="L6">
        <text:list-item>
          <text:p text:style-name="P92">Vara inloggad (med användaren som skapades i UC 19.1)</text:p>
        </text:list-item>
        <text:list-item>
          <text:p text:style-name="P92">Ha genomfört TC19.2 och stanna på sidan där testet avslutades (eventsidan).</text:p>
        </text:list-item>
      </text:list>
      <text:p text:style-name="P88"><text:soft-page-break/></text:p>
      <text:p text:style-name="P97">Mål:</text:p>
      <text:p text:style-name="P117">Testa så att att applikationen är säker och inga ”injections” går att göra.</text:p>
      <text:p text:style-name="P119"/>
      <text:p text:style-name="P40">Test steg:</text:p>
      <text:list xml:id="list7779592222695821206" text:style-name="L18">
        <text:list-item>
          <text:p text:style-name="P52">Eventets sida syns. (se <text:s/>TC19.2)</text:p>
        </text:list-item>
        <text:list-item>
          <text:p text:style-name="P52">Det ska finnas en liten ikon med en penna på vid nedre delen av sidan. Klicka på den för att uppdatera.</text:p>
        </text:list-item>
        <text:list-item>
          <text:p text:style-name="P52">Ett formulär syns med förinskriven data.</text:p>
        </text:list-item>
        <text:list-item>
          <text:p text:style-name="P52">Uppdatera “description” till “&lt;script&gt;window.history.back()&lt;/script&gt;”. Klicka på “Update event”.</text:p>
        </text:list-item>
        <text:list-item>
          <text:p text:style-name="P52">Eventets sida syns och beskrivningen ska nu vara “&lt;script&gt;window.history.back()&lt;/script&gt;”.</text:p>
          <text:p text:style-name="P109"/>
        </text:list-item>
      </text:list>
      <text:p text:style-name="P97">Förväntat resultat:</text:p>
      <text:list xml:id="list5814282014812132122" text:style-name="L19">
        <text:list-item>
          <text:p text:style-name="P101"><text:span text:style-name="T27">Ett event med beskrivningen ”</text:span><text:span text:style-name="T6">&lt;script&gt;window.history.back()&lt;/script&gt;” ska ha uppdaterats.</text:span></text:p>
        </text:list-item>
      </text:list>
      <text:p text:style-name="P88"/>
      <text:p text:style-name="P86">Glöm inte att logga ut om du inte ska fortsätta att testa!</text:p>
      <text:p text:style-name="P86"/>
      <text:p text:style-name="P86"><text:span text:style-name="T1">Resultat</text:span>:</text:p>
      <text:p text:style-name="P38"><text:span text:style-name="T23">■</text:span><text:span text:style-name="T3"> </text:span><text:span text:style-name="T23"><text:s/></text:span>Ok <text:s/><text:span text:style-name="T23">□</text:span><text:span text:style-name="T3"> Fail</text:span></text:p>
      <text:p text:style-name="P40"><draw:rect text:anchor-type="paragraph" draw:z-index="6" draw:style-name="gr1" draw:text-style-name="P133" svg:width="6.6524in" svg:height="0.837in" svg:x="0.0201in" svg:y="0.2256in"><text:p/></draw:rect>Kommentar:</text:p>
      <text:p text:style-name="P64"/>
      <text:p text:style-name="P64"/>
      <text:p text:style-name="P64"/>
      <text:h text:style-name="Heading_20_3" text:outline-level="3">TC 19.5 Ta bort ett event</text:h>
      <text:p text:style-name="P86"><text:span text:style-name="T1">Krav</text:span>: 3, 5, 14, <text:span text:style-name="T1">19</text:span></text:p>
      <text:p text:style-name="P86"><text:span text:style-name="T1">Scenario</text:span>: Som användare ska man kunna ta bort ett event.</text:p>
      <text:p text:style-name="P97">Förhandsvillkor: </text:p>
      <text:list xml:id="list1136671765" text:continue-list="list1124277672" text:style-name="L6">
        <text:list-item>
          <text:p text:style-name="P92">Vara inloggad (med användaren som skapades i UC 19.1)</text:p>
        </text:list-item>
        <text:list-item>
          <text:p text:style-name="P92">Ha genomfört TC19.2 och stanna på sidan där testet avslutades (eventsidan).</text:p>
        </text:list-item>
      </text:list>
      <text:p text:style-name="P88"/>
      <text:p text:style-name="P97">Mål:</text:p>
      <text:p text:style-name="P117">Testa så att man kan ta bort sina event.</text:p>
      <text:p text:style-name="P119"/>
      <text:p text:style-name="P40">Test steg:</text:p>
      <text:list xml:id="list1736350510008837387" text:style-name="L20">
        <text:list-item>
          <text:p text:style-name="P53">Eventets sida syns. (se <text:s/>TC19.2)</text:p>
        </text:list-item>
        <text:list-item>
          <text:p text:style-name="P53">Det ska finnas en liten ikon med en soptunna på vid nedre delen av sidan. Klicka på den för att ta bort.</text:p>
        </text:list-item>
        <text:list-item>
          <text:p text:style-name="P53"><text:soft-page-break/>En sida som frågar om man är säker på borttagningen syns med titeln “Remove Event.”.</text:p>
        </text:list-item>
        <text:list-item>
          <text:p text:style-name="P53">Klicka på “Remove”.</text:p>
        </text:list-item>
        <text:list-item>
          <text:p text:style-name="P53">Nu ska prifilsidan synas och meddelande “Deleted!” ska finnas högst upp. Eventet ska ej finnas i listan under ”my events”.</text:p>
          <text:p text:style-name="P110"/>
        </text:list-item>
      </text:list>
      <text:p text:style-name="P97">Förväntat resultat:</text:p>
      <text:list xml:id="list7904666096236735663" text:style-name="L21">
        <text:list-item>
          <text:p text:style-name="P63">Eventet som skapades i UC 19.1 ska ej finnas.</text:p>
        </text:list-item>
      </text:list>
      <text:p text:style-name="P88"/>
      <text:p text:style-name="P86">Glöm inte att logga ut om du inte ska fortsätta att testa!</text:p>
      <text:p text:style-name="P86"/>
      <text:p text:style-name="P86"><text:span text:style-name="T1">Resultat</text:span>:</text:p>
      <text:p text:style-name="P38"><text:span text:style-name="T23">■</text:span><text:span text:style-name="T3"> </text:span><text:span text:style-name="T23"><text:s/></text:span>Ok <text:s/><text:span text:style-name="T23">□</text:span><text:span text:style-name="T3"> Fail</text:span></text:p>
      <text:p text:style-name="P40"/>
      <text:p text:style-name="P40"><draw:rect text:anchor-type="paragraph" draw:z-index="7" draw:style-name="gr1" draw:text-style-name="P133" svg:width="6.6524in" svg:height="0.837in" svg:x="0.0201in" svg:y="0.2256in"><text:p/></draw:rect>Kommentar:</text:p>
      <text:p text:style-name="P67">Testsamling: Uppdatera profil</text:p>
      <text:p text:style-name="P65"/>
      <text:p text:style-name="P65"/>
      <text:h text:style-name="Heading_20_3" text:outline-level="3">TC 19.6 Ta bort ett event som inte finns</text:h>
      <text:p text:style-name="P86"><text:span text:style-name="T1">Krav</text:span>: 3, 5,14, <text:span text:style-name="T1">19, 1i</text:span></text:p>
      <text:p text:style-name="P86"><text:span text:style-name="T1">Scenario</text:span>: Som användare ska man kunna ta bort ett event.</text:p>
      <text:p text:style-name="P97">Förhandsvillkor: </text:p>
      <text:list xml:id="list1138279057" text:continue-list="list1136671765" text:style-name="L6">
        <text:list-item>
          <text:p text:style-name="P92">Vara inloggad (med användaren som skapades i UC 19.1)</text:p>
        </text:list-item>
      </text:list>
      <text:p text:style-name="P88"/>
      <text:p text:style-name="P97">Mål:</text:p>
      <text:p text:style-name="P117">Testa så att man <text:span text:style-name="T4">inte kan ta bort event som man inte ska kunna, i detta fall event som ej finns.</text:span></text:p>
      <text:p text:style-name="P119"/>
      <text:p text:style-name="P40">Test steg:</text:p>
      <text:list xml:id="list5982046663326574854" text:style-name="L22">
        <text:list-item>
          <text:p text:style-name="P54">Gå in på https://www.goviralevents.com/events/5e8c679d1c9d4400007c0ccf/remove</text:p>
        </text:list-item>
        <text:list-item>
          <text:p text:style-name="P79"><text:span text:style-name="T12">Du ska bli omdirigerad till eventlistan med ett meddelande “</text:span><text:span text:style-name="T31">You dont have permissons</text:span><text:span text:style-name="T12">”</text:span></text:p>
          <text:p text:style-name="P111"/>
        </text:list-item>
      </text:list>
      <text:p text:style-name="P97">Förväntat resultat:</text:p>
      <text:list xml:id="list369971456833208537" text:style-name="L23">
        <text:list-item>
          <text:p text:style-name="P80"><text:span text:style-name="T12">Meddelandet “</text:span><text:span text:style-name="T31">You dont have permissons”</text:span><text:span text:style-name="T12"> och eventlistan ska synas.</text:span></text:p>
        </text:list-item>
      </text:list>
      <text:p text:style-name="P88"/>
      <text:p text:style-name="P86">Glöm inte att logga ut om du inte ska fortsätta att testa!</text:p>
      <text:p text:style-name="P86"/>
      <text:p text:style-name="P86"><text:span text:style-name="T1">Resultat</text:span>:</text:p>
      <text:p text:style-name="P38"><text:soft-page-break/><text:span text:style-name="T23">□</text:span><text:span text:style-name="T3"> <text:s/></text:span><text:span text:style-name="T23">Ok <text:s/>■</text:span><text:span text:style-name="T3"> Fail</text:span></text:p>
      <text:p text:style-name="P38"><text:span text:style-name="T23">■ <text:s/></text:span>Ok <text:s/><text:span text:style-name="T23">□</text:span><text:span text:style-name="T3"> Fail</text:span></text:p>
      <text:p text:style-name="P40"/>
      <text:p text:style-name="P40"><draw:rect text:anchor-type="paragraph" draw:z-index="8" draw:style-name="gr2" draw:text-style-name="P135" svg:width="6.6524in" svg:height="0.837in" svg:x="0.0201in" svg:y="0.2256in"><text:p text:style-name="P133"><text:span text:style-name="T31">Var tvungen att ändra omdirigerin när en url av ett redan borttaget event användes.</text:span></text:p></draw:rect>Kommentar:</text:p>
      <text:p text:style-name="P40"/>
      <text:p text:style-name="P40"/>
      <text:p text:style-name="P40"/>
      <text:p text:style-name="P40"/>
      <text:p text:style-name="P40"/>
      <text:p text:style-name="P40"/>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Heading_20_2" text:outline-level="2"><text:soft-page-break/>Testsamling: Uppdatera profil</text:h>
      <text:h text:style-name="Heading_20_3" text:outline-level="3">TC 202.1 Uppdatera namn</text:h>
      <text:p text:style-name="P86"><text:span text:style-name="T1">Krav</text:span>: 15, 17, <text:span text:style-name="T1">201, 202</text:span></text:p>
      <text:p text:style-name="P86"><text:span text:style-name="T1">Scenario</text:span>: Som användare ska man kunna ändra sitt förnamn.</text:p>
      <text:p text:style-name="P97">Förhandsvillkor: </text:p>
      <text:list xml:id="list234748290" text:continue-list="list1138279057" text:style-name="L6">
        <text:list-item>
          <text:p text:style-name="P92">Genomfört TC15.1 för att använda de användaruppgifterna</text:p>
        </text:list-item>
      </text:list>
      <text:p text:style-name="P88"/>
      <text:p text:style-name="P97">Mål:</text:p>
      <text:p text:style-name="P117">Testa så att man kan byta sitt namn när man är inloggad<text:span text:style-name="T4">.</text:span></text:p>
      <text:p text:style-name="P119"/>
      <text:p text:style-name="P40">Test steg:</text:p>
      <text:list xml:id="list1985068339667297688" text:style-name="L24">
        <text:list-item>
          <text:p text:style-name="P26"><text:a xlink:type="simple" xlink:href="https://goviralevents.com/users/login" text:style-name="Internet_20_link" text:visited-style-name="Visited_20_Internet_20_Link"><text:span text:style-name="T31">https://goviralevents.com/users/login</text:span></text:a></text:p>
        </text:list-item>
        <text:list-item>
          <text:p text:style-name="P26">Du ombeds logga in via ett formlär.</text:p>
        </text:list-item>
        <text:list-item>
          <text:p text:style-name="P26">Skriv in lnutester som username och lösenord 7g8h9j0k-2. Klicka på Login.</text:p>
        </text:list-item>
        <text:list-item>
          <text:p text:style-name="P26">Du ska bli omdirigerad till en profilsida där rubriken lyder ”Profile lnutester.”.</text:p>
        </text:list-item>
        <text:list-item>
          <text:p text:style-name="P26">I listan med användardetaljer finns en ikon till höger om namnet ”Name”. Klicka på den pennan.</text:p>
        </text:list-item>
        <text:list-item>
          <text:p text:style-name="P26">Ett formulär med rubriken ”Enter a new name” visas ett litet fönster.</text:p>
        </text:list-item>
        <text:list-item>
          <text:p text:style-name="P26">Skriv in ”Updated name” och klicka på ”save”.</text:p>
        </text:list-item>
        <text:list-item>
          <text:p text:style-name="P26">Du ska komma tillbaka till profilsidan och meddelandet ”Updated!” ska visas. Som Name ska det nu stå ”Updated name”.</text:p>
          <text:p text:style-name="P112"/>
        </text:list-item>
      </text:list>
      <text:p text:style-name="P97">Förväntat resultat:</text:p>
      <text:list xml:id="list5068708571693152968" text:style-name="L25">
        <text:list-item>
          <text:p text:style-name="P56">Användaren lnutester's namn ska vara ”Updated name”.</text:p>
        </text:list-item>
      </text:list>
      <text:p text:style-name="P88"/>
      <text:p text:style-name="P86">Glöm inte att logga ut om du inte ska fortsätta att testa!</text:p>
      <text:p text:style-name="P86"/>
      <text:p text:style-name="P86"><text:span text:style-name="T1">Resultat</text:span>:</text:p>
      <text:p text:style-name="P38"><text:span text:style-name="T23">■ <text:s/></text:span>Ok <text:s/><text:span text:style-name="T23">□</text:span><text:span text:style-name="T3"> Fail</text:span></text:p>
      <text:p text:style-name="P40"/>
      <text:p text:style-name="P40"><draw:rect text:anchor-type="paragraph" draw:z-index="14" draw:style-name="gr2" draw:text-style-name="P135" svg:width="6.6524in" svg:height="0.837in" svg:x="0.0201in" svg:y="0.2256in"><text:p text:style-name="P133"><text:span text:style-name="T31">I samband med att jag testade denna funktionalitet provade jag att även att </text:span></text:p><text:p text:style-name="P133"><text:span text:style-name="T31">skriva in ett extremt långt användarnamn och det fungerade bra, </text:span></text:p><text:p text:style-name="P133"><text:span text:style-name="T31">något som inte ska kunna hända. Jag la till validering av max längd i några fält i schemat.</text:span></text:p></draw:rect>Kommentar:</text:p>
      <text:p text:style-name="P40"/>
      <text:p text:style-name="P40"/>
      <text:p text:style-name="P40"/>
      <text:p text:style-name="P40"/>
      <text:p text:style-name="P40"/>
      <text:p text:style-name="P40"/>
      <text:h text:style-name="Heading_20_3" text:outline-level="3">TC 202.2 Uppdatera användarnamn med kod</text:h>
      <text:p text:style-name="P86"><text:span text:style-name="T1">Krav</text:span>: 15, 17, <text:span text:style-name="T1">201, 202, 1i</text:span></text:p>
      <text:p text:style-name="P86"><text:span text:style-name="T1">Scenario</text:span>: Som användare ska man inte kunna skriva in exekverande kod i något fält.</text:p>
      <text:p text:style-name="P97"><text:soft-page-break/>Förhandsvillkor: </text:p>
      <text:list xml:id="list1597498905" text:continue-list="list234748290" text:style-name="L6">
        <text:list-item>
          <text:p text:style-name="P92">Genomfört TC15.1 för att använda de användaruppgifterna</text:p>
        </text:list-item>
      </text:list>
      <text:p text:style-name="P88"/>
      <text:p text:style-name="P97">Mål:</text:p>
      <text:p text:style-name="P117">Testa så att man inte kan byta sitt användarnamn till kod<text:span text:style-name="T4">.</text:span></text:p>
      <text:p text:style-name="P119"/>
      <text:p text:style-name="P40">Test steg:</text:p>
      <text:list xml:id="list2310611717170114048" text:style-name="L26">
        <text:list-item>
          <text:p text:style-name="P27"><text:a xlink:type="simple" xlink:href="https://goviralevents.com/users/login" text:style-name="Internet_20_link" text:visited-style-name="Visited_20_Internet_20_Link"><text:span text:style-name="T31">https://goviralevents.com/users/login</text:span></text:a></text:p>
        </text:list-item>
        <text:list-item>
          <text:p text:style-name="P27">Du ombeds logga in via ett formlär.</text:p>
        </text:list-item>
        <text:list-item>
          <text:p text:style-name="P27">Skriv in lnutester som username och lösenord 7g8h9j0k-2. Klicka på Login.</text:p>
        </text:list-item>
        <text:list-item>
          <text:p text:style-name="P27">Du ska bli omdirigerad till en profilsida där rubriken lyder ”Profile lnutester.”.</text:p>
        </text:list-item>
        <text:list-item>
          <text:p text:style-name="P27">I listan med användardetaljer finns en ikon till höger om namnet ”Username”. Klicka på den pennan.</text:p>
        </text:list-item>
        <text:list-item>
          <text:p text:style-name="P27">Ett formulär med rubriken ”Enter a new username” visas ett litet fönster.</text:p>
        </text:list-item>
        <text:list-item>
          <text:p text:style-name="P27">Skriv in ”&lt;script&gt;alert("Hello World!")&lt;/script&gt;” och klicka på ”save”.</text:p>
        </text:list-item>
        <text:list-item>
          <text:p text:style-name="P82"><text:span text:style-name="T8">Du ska komma tillbaka till profilsidan och meddelandet ”&lt;script&gt;alert("Hello World!")&lt;/script&gt; is not a valid username!” ska visas. </text:span></text:p>
        </text:list-item>
        <text:list-item>
          <text:p text:style-name="P82"><text:span text:style-name="T8">Klicka på ”OK” och sedan X</text:span></text:p>
        </text:list-item>
        <text:list-item>
          <text:p text:style-name="P82"><text:span text:style-name="T8">Som Username ska det fortfarande stå lnutester.</text:span></text:p>
          <text:p text:style-name="P113"/>
        </text:list-item>
      </text:list>
      <text:p text:style-name="P97">Förväntat resultat:</text:p>
      <text:list xml:id="list2048018761918181482" text:style-name="L27">
        <text:list-item>
          <text:p text:style-name="P58">Användaren lnutester's användarnamn ska vara ”lnutester”</text:p>
        </text:list-item>
      </text:list>
      <text:p text:style-name="P88"/>
      <text:p text:style-name="P86">Glöm inte att logga ut om du inte ska fortsätta att testa!</text:p>
      <text:p text:style-name="P86"/>
      <text:p text:style-name="P86"><text:span text:style-name="T1">Resultat 1</text:span>:</text:p>
      <text:p text:style-name="P38"><text:span text:style-name="T23">□ </text:span>Ok <text:s/><text:span text:style-name="T23">■ </text:span><text:span text:style-name="T3"><text:s/>Fail</text:span></text:p>
      <text:p text:style-name="P86"><text:span text:style-name="T1">Resultat 2</text:span>:</text:p>
      <text:p text:style-name="P38"><text:span text:style-name="T23">■ <text:s/></text:span><text:span text:style-name="T3">Ok <text:s/></text:span><text:span text:style-name="T23">□</text:span><text:span text:style-name="T3"> Fail</text:span></text:p>
      <text:p text:style-name="P40"/>
      <text:p text:style-name="P40"><draw:rect text:anchor-type="paragraph" draw:z-index="15" draw:style-name="gr2" draw:text-style-name="P135" svg:width="6.6524in" svg:height="0.837in" svg:x="0.0201in" svg:y="0.2256in"><text:p text:style-name="P133"><text:span text:style-name="T31">Användarnamet gick att uppdatera till vad som helst men det blir fel i url om </text:span></text:p><text:p text:style-name="P133"><text:span text:style-name="T31">användaren får skriva in vad som helst. </text:span></text:p><text:p text:style-name="P133"><text:span text:style-name="T31">Så jag fick sätta ett filter <text:s/>och validera input innan jag sparar i databasen.</text:span></text:p></draw:rect>Kommentar:</text:p>
      <text:p text:style-name="P40"/>
      <text:p text:style-name="P40"/>
      <text:p text:style-name="P40"/>
      <text:p text:style-name="P40"/>
      <text:p text:style-name="P40"/>
      <text:h text:style-name="Heading_20_3" text:outline-level="3">TC 202.3 Uppdatera någon annan användares profil </text:h>
      <text:p text:style-name="P86"><text:span text:style-name="T1">Krav</text:span>: 15, 17, <text:span text:style-name="T1">201, 202, 1i</text:span></text:p>
      <text:p text:style-name="P86"><text:span text:style-name="T1">Scenario</text:span>: Som användare ska man inte kunna ändra någon annans profil.</text:p>
      <text:p text:style-name="P97">Förhandsvillkor: </text:p>
      <text:list xml:id="list286506308" text:continue-list="list1597498905" text:style-name="L6">
        <text:list-item>
          <text:p text:style-name="P92">Genomfört TC15.1 för att använda de användaruppgifterna</text:p>
        </text:list-item>
      </text:list>
      <text:p text:style-name="P88"/>
      <text:p text:style-name="P97">Mål:</text:p>
      <text:p text:style-name="P117"><text:soft-page-break/>Testa så att man <text:span text:style-name="T4">inte kan byta någon annans användardetaljer.</text:span></text:p>
      <text:p text:style-name="P119"/>
      <text:p text:style-name="P40">Test steg:</text:p>
      <text:list xml:id="list2017754212722396888" text:style-name="L28">
        <text:list-item>
          <text:p text:style-name="P28"><text:a xlink:type="simple" xlink:href="https://goviralevents.com/users/login" text:style-name="Internet_20_link" text:visited-style-name="Visited_20_Internet_20_Link"><text:span text:style-name="T31">https://goviralevents.com/users/login</text:span></text:a></text:p>
        </text:list-item>
        <text:list-item>
          <text:p text:style-name="P28">Du ombeds logga in via ett formlär.</text:p>
        </text:list-item>
        <text:list-item>
          <text:p text:style-name="P28">Skriv in lnutester som username och lösenord 7g8h9j0k-2. Klicka på Login.</text:p>
        </text:list-item>
        <text:list-item>
          <text:p text:style-name="P28">Du ska bli omdirigerad till en profilsida där rubriken lyder ”Profile lnutester.”.</text:p>
        </text:list-item>
        <text:list-item>
          <text:p text:style-name="P73"><text:span text:style-name="T12">Gå in på </text:span><text:a xlink:type="simple" xlink:href="https://goviralevents.com/users/profile/admin" text:style-name="Internet_20_link" text:visited-style-name="Visited_20_Internet_20_Link"><text:span text:style-name="T31">https://goviralevents.com/users/profile/admin</text:span></text:a><text:span text:style-name="T12">. </text:span></text:p>
        </text:list-item>
        <text:list-item>
          <text:p text:style-name="P28">Ett felmeddelande ska skrivas ut ”You dont have permissions”</text:p>
          <text:p text:style-name="P114"/>
        </text:list-item>
      </text:list>
      <text:p text:style-name="P97">Förväntat resultat:</text:p>
      <text:list xml:id="list6770282366903479151" text:style-name="L29">
        <text:list-item>
          <text:p text:style-name="P60">Användaren ska inte kunna se profilsidan av en annan användare utan få meddelandet ”You dont have permissions”.</text:p>
        </text:list-item>
      </text:list>
      <text:p text:style-name="P88"/>
      <text:p text:style-name="P86">Glöm inte att logga ut om du inte ska fortsätta att testa!</text:p>
      <text:p text:style-name="P86"/>
      <text:p text:style-name="P39"/>
      <text:p text:style-name="P86"><text:span text:style-name="T1">Resultat</text:span>:</text:p>
      <text:p text:style-name="P38"><text:span text:style-name="T23">■ <text:s/></text:span><text:span text:style-name="T3">Ok <text:s/></text:span><text:span text:style-name="T23">□</text:span><text:span text:style-name="T3"> Fail</text:span></text:p>
      <text:p text:style-name="P40"/>
      <text:p text:style-name="P40"><draw:rect text:anchor-type="paragraph" draw:z-index="16" draw:style-name="gr1" draw:text-style-name="P135" svg:width="6.6524in" svg:height="0.837in" svg:x="0.0201in" svg:y="0.2256in"><text:p/></draw:rect>Kommentar:</text:p>
      <text:p text:style-name="P40"/>
      <text:p text:style-name="P40"/>
      <text:p text:style-name="P40"/>
      <text:p text:style-name="P40"/>
      <text:p text:style-name="P40"/>
      <text:p text:style-name="P40"/>
      <text:h text:style-name="Heading_20_3" text:outline-level="3">TC 202.4 Ta bort användare </text:h>
      <text:p text:style-name="P86"><text:span text:style-name="T1">Krav</text:span>: 15, 17, <text:span text:style-name="T1">201, 21</text:span></text:p>
      <text:p text:style-name="P86"><text:span text:style-name="T1">Scenario</text:span>: Som användare ska man kunna ta bort sin användare. </text:p>
      <text:p text:style-name="P97">Förhandsvillkor: </text:p>
      <text:list xml:id="list1763630396" text:continue-list="list286506308" text:style-name="L6">
        <text:list-item>
          <text:p text:style-name="P92">Genomfört TC15.1 för att använda de användaruppgifterna</text:p>
        </text:list-item>
      </text:list>
      <text:p text:style-name="P88"/>
      <text:p text:style-name="P97">Mål:</text:p>
      <text:p text:style-name="P117">Testa så att man kan avregistrera sig<text:span text:style-name="T4">.</text:span></text:p>
      <text:p text:style-name="P42"/>
      <text:p text:style-name="P39">OBS! Detta test tar bort test-användaren som tillhör många andra test. För att åter registrera, genomför TC 15.1.</text:p>
      <text:p text:style-name="P119"/>
      <text:p text:style-name="P40">Test steg:</text:p>
      <text:list xml:id="list5042474018134783183" text:style-name="L30">
        <text:list-item>
          <text:p text:style-name="P29"><text:a xlink:type="simple" xlink:href="https://goviralevents.com/users/login" text:style-name="Internet_20_link" text:visited-style-name="Visited_20_Internet_20_Link"><text:span text:style-name="T31">https://goviralevents.com/users/login</text:span></text:a></text:p>
        </text:list-item>
        <text:list-item>
          <text:p text:style-name="P29">Du ombeds logga in via ett formlär.</text:p>
        </text:list-item>
        <text:list-item>
          <text:p text:style-name="P29">Skriv in lnutester som username och lösenord 7g8h9j0k-2. Klicka på Login.</text:p>
        </text:list-item>
        <text:list-item>
          <text:p text:style-name="P29"><text:soft-page-break/>Du ska bli omdirigerad till en profilsida där rubriken lyder ”Profile lnutester.”.</text:p>
        </text:list-item>
        <text:list-item>
          <text:p text:style-name="P29">Klicka på knappen ”Delete Account” under samma rubrik. </text:p>
        </text:list-item>
        <text:list-item>
          <text:p text:style-name="P29">En sida visas med rubriken ”Delete your Account.”</text:p>
        </text:list-item>
        <text:list-item>
          <text:p text:style-name="P29">Klicka på ”Delete”.</text:p>
        </text:list-item>
        <text:list-item>
          <text:p text:style-name="P83"><text:span text:style-name="T8">Du ska komma till registrerings sidan och ett meddelande visas som lyder </text:span><text:span text:style-name="T8">”Deleted successfully.”.</text:span></text:p>
        </text:list-item>
        <text:list-item>
          <text:p text:style-name="P29">Klicka på ”All events” i menyn.</text:p>
        </text:list-item>
        <text:list-item>
          <text:p text:style-name="P29">Alla event ska synas. Inga event som tillhörde lnutester ska finnas. Detta kan bla. ses genom att titta på namnet som står efter datumet på varje event. <text:s/></text:p>
        </text:list-item>
        <text:list-item>
          <text:p text:style-name="P74"><text:span text:style-name="T12">Gå in på </text:span><text:a xlink:type="simple" xlink:href="https://goviralevents.com/users/login" text:style-name="Internet_20_link" text:visited-style-name="Visited_20_Internet_20_Link"><text:span text:style-name="T31">https://goviralevents.com/users/login</text:span></text:a><text:span text:style-name="T12"> och skriv in lnutester som username och lösenord 7g8h9j0k-2. Klicka på Login.</text:span></text:p>
        </text:list-item>
        <text:list-item>
          <text:p text:style-name="P29">Du ska få felmeddelandet ”Something went wrong, try again!”</text:p>
          <text:p text:style-name="P115"/>
        </text:list-item>
      </text:list>
      <text:p text:style-name="P97">Förväntat resultat:</text:p>
      <text:list xml:id="list7118572190194805208" text:style-name="L31">
        <text:list-item>
          <text:p text:style-name="P62">Användaren ska vara borttagen och man ska inte kunna logga in igen.</text:p>
        </text:list-item>
      </text:list>
      <text:p text:style-name="P88"/>
      <text:p text:style-name="P86">Glöm inte att logga ut om du inte ska fortsätta att testa!</text:p>
      <text:p text:style-name="P86"/>
      <text:p text:style-name="P39"/>
      <text:p text:style-name="P86"><text:span text:style-name="T1">Resultat</text:span>:</text:p>
      <text:p text:style-name="P38"><text:span text:style-name="T23">■ <text:s/></text:span><text:span text:style-name="T3">Ok <text:s/></text:span><text:span text:style-name="T23">□</text:span><text:span text:style-name="T3"> Fail</text:span></text:p>
      <text:p text:style-name="P40"/>
      <text:p text:style-name="P40"><draw:rect text:anchor-type="paragraph" draw:z-index="17" draw:style-name="gr1" draw:text-style-name="P135" svg:width="6.6524in" svg:height="0.837in" svg:x="0.0201in" svg:y="0.2256in"><text:p/></draw:rect>Kommentar:</text:p>
      <text:p text:style-name="P40"/>
      <text:p text:style-name="P40"/>
      <text:p text:style-name="P40"/>
      <text:p text:style-name="P40"/>
      <text:p text:style-name="P40"/>
      <text:p text:style-name="P65"/>
      <text:p text:style-name="P40"/>
      <text:p text:style-name="P65"/>
      <text:p text:style-name="P65"/>
      <text:p text:style-name="P65"/>
      <text:p text:style-name="P65"/>
      <text:p text:style-name="P65"/>
      <text:p text:style-name="P65"/>
      <text:p text:style-name="P65"/>
      <text:h text:style-name="Heading_20_1" text:outline-level="1"><text:soft-page-break/>Automatiska tester </text:h>
      <text:p text:style-name="P68"/>
      <text:p text:style-name="P71"><text:span text:style-name="T12">Unit-tests testas med jest </text:span><text:a xlink:type="simple" xlink:href="https://jestjs.io/en/" text:style-name="Internet_20_link" text:visited-style-name="Visited_20_Internet_20_Link"><text:span text:style-name="T15">https://jestjs.io/en/</text:span></text:a><text:span text:style-name="T12">. <text:s/>Kör dessa test genom att köra </text:span><text:span text:style-name="T20">npm run test</text:span><text:span text:style-name="T12">.</text:span></text:p>
      <text:h text:style-name="Heading_20_2" text:outline-level="2">Unit-tester backend</text:h>
      <text:h text:style-name="Heading_20_3" text:outline-level="3">UB 1: Testsuit: getCity() (3 deltest)</text:h>
      <text:p text:style-name="P71"><text:span text:style-name="T12">Denna funktion tar in en ip-adress som parameter och returnerar ett namn på en stad som ip-adressen är kopplad till. Funktionen använder sig av .env variabler samt en annan funktion (getJson) som fetchar och sedan parsar data. GetCity returnerar endast namnet på staden och inget mer. Test-koden finns i filen: <text:s/></text:span><text:span text:style-name="T14">getCity.test.js(</text:span><text:a xlink:type="simple" xlink:href="https://gitlab.lnu.se/1dv430/student/lv222fz/project/-/blob/master/getCity.test.js" text:style-name="Internet_20_link" text:visited-style-name="Visited_20_Internet_20_Link"><text:span text:style-name="T16">https://gitlab.lnu.se/1dv430/student/lv222fz/project/-/blob/master/getCity.test.js</text:span></text:a><text:span text:style-name="T14">)</text:span><text:span text:style-name="T12"> och innehåller varianter av testet. </text:span></text:p>
      <text:p text:style-name="P68"/>
      <text:h text:style-name="Heading_20_3" text:outline-level="3">UB 2: Testsuit: CRUD event (5 deltest)</text:h>
      <text:p text:style-name="P43"><text:span text:style-name="T1">Förhandsvillkor</text:span>: .env-filen tillgänglig </text:p>
      <text:p text:style-name="P43">Detta test testar så att event schemat för databasen är korrekt och gör det möjligt att lägga till event, att det blir fel om man lägger till event utan obligatoriska fält, att det går att uppdatera event samt att ta bort de event som blivit skapta i testet. Detta test kompletteras med manuella tester för att testa CRUD funktionaliteten för eventen.</text:p>
      <text:p text:style-name="P43">Testkoden finns i filen: https://gitlab.lnu.se/1dv430/student/lv222fz/project/-/blob/master/eventSchema.test.js</text:p>
      <text:p text:style-name="P43"><text:s/></text:p>
      <text:h text:style-name="Heading_20_3" text:outline-level="3">UB 3:Testsuit: Registrering (5 deltest)</text:h>
      <text:p text:style-name="P43"><text:span text:style-name="T1">Förhandsvillkor</text:span>: .env-filen tillgänglig </text:p>
      <text:p text:style-name="P43">Detta test testar så att användarschemat för databasen är korrekt och testar att man kan registrera användare, att det blir fel om man lägger till en utan obligatoriska fält, att det går att uppdatera användardetaljer samt att ta bort de användarna som blivit skapta i testet. Uppkopplingen till databasen testas också och använder .env variabler.</text:p>
      <text:p text:style-name="P43">Testkoden finns i filen: <text:a xlink:type="simple" xlink:href="https://gitlab.lnu.se/1dv430/student/lv222fz/project/-/blob/master/userSchema.test.js" text:style-name="Internet_20_link" text:visited-style-name="Visited_20_Internet_20_Link">https://gitlab.lnu.se/1dv430/student/lv222fz/project/-/blob/master/userSchema.test.js</text:a></text:p>
      <text:p text:style-name="P43"/>
      <text:h text:style-name="Heading_20_3" text:outline-level="3">UB 4: Testsuit: sendEmail (1 deltest)</text:h>
      <text:p text:style-name="P43"><text:span text:style-name="T1">Förhandsvillkor</text:span>: .env-filen tillgänglig</text:p>
      <text:p text:style-name="P43">Testet skickar <text:s/>ett email till en email som anges. Testet kommer alltid att gå igenom felfritt på grund av att koden bara skriver ut resultatet i consolen. Man måste manuellt <text:soft-page-break/>titta i den angivna mailens inkorg.</text:p>
      <text:p text:style-name="P43">Testkoden finns i filen: <text:a xlink:type="simple" xlink:href="https://gitlab.lnu.se/1dv430/student/lv222fz/project/-/blob/master/sendEmail.test.js" text:style-name="Internet_20_link" text:visited-style-name="Visited_20_Internet_20_Link">https://gitlab.lnu.se/1dv430/student/lv222fz/project/-/blob/master/sendEmail.test.js</text:a></text:p>
      <text:p text:style-name="P43"/>
      <text:h text:style-name="Heading_20_2" text:outline-level="2">Unit-tester frontend</text:h>
      <text:h text:style-name="Heading_20_3" text:outline-level="3">UF 1: Testsuit: Validate (6 deltest)</text:h>
      <text:p text:style-name="P43">I detta test testas filen validate.js som kontrollerar användarnas formulärdata bland annat. De funktioner som testas är validateName, validateEmail och validatePasswords som är viktiga funktioner. Funktionerna kollar så att datan inte innehåller otillåtna tecken, är i rätt längd, är giltig email och samt kollar om lösenord matchar. </text:p>
      <text:p text:style-name="P43">Testkoden finns i filen: <text:a xlink:type="simple" xlink:href="https://gitlab.lnu.se/1dv430/student/lv222fz/project/-/blob/master/userSchema.test.js" text:style-name="Internet_20_link" text:visited-style-name="Visited_20_Internet_20_Link">https://gitlab.lnu.se/1dv430/student/lv222fz/project/-/blob/master/validate.test.js</text:a></text:p>
      <text:p text:style-name="P43"/>
      <text:h text:style-name="Heading_20_2" text:outline-level="2"><text:span text:style-name="T21">API-tester</text:span></text:h>
      <text:p text:style-name="P43"><text:span text:style-name="T1">Krav: </text:span>15, 17, 19, 22, 18, 20</text:p>
      <text:p text:style-name="P43"><text:span text:style-name="T1">Förhandsvillkor: </text:span>För att köra testerna måste test = true i controllers/usersController.js.</text:p>
      <text:p text:style-name="P71"><text:span text:style-name="T13">Test: </text:span><text:span text:style-name="T12">Exporterad json fil som kan importeras i Postman och köras: </text:span><text:a xlink:type="simple" xlink:href="https://gitlab.lnu.se/1dv430/student/lv222fz/project/-/tree/master/test/postman.json" text:style-name="Internet_20_link" text:visited-style-name="Visited_20_Internet_20_Link"><text:span text:style-name="T31">https://gitlab.lnu.se/1dv430/student/lv222fz/project/-/tree/master/test/postman.json</text:span></text:a></text:p>
      <text:p text:style-name="P43"/>
      <text:p text:style-name="P71"><text:span text:style-name="T39">Med verktyget postman </text:span><text:a xlink:type="simple" xlink:href="https://www.postman.com/" text:style-name="Internet_20_link" text:visited-style-name="Visited_20_Internet_20_Link"><text:span text:style-name="T31">https://www.postman.com/</text:span></text:a><text:span text:style-name="T31"> </text:span><text:span text:style-name="T39">testas appens vanligaste API och därigenom mycket av koden. Det finns en kollektion av flera tester som körs i en viss ordning. Fokus ligger lite på administratörens funktioner då de inte testats i andra tester. Förhandsvillkoren finns för att komma undan googles recaptcha funktion som testare. </text:span></text:p>
      <text:p text:style-name="P71"><text:span text:style-name="T39">Följande anrop utförs:</text:span></text:p>
      <text:list xml:id="list6427704352520897701" text:style-name="L43">
        <text:list-item>
          <text:p text:style-name="P84"><text:span text:style-name="T30">Registrera ny användare</text:span></text:p>
        </text:list-item>
        <text:list-item>
          <text:p text:style-name="P84"><text:span text:style-name="T30">Logga in som den nya användaren </text:span></text:p>
        </text:list-item>
        <text:list-item>
          <text:p text:style-name="P84"><text:span text:style-name="T30">Se formulär för att skapa ett event</text:span></text:p>
        </text:list-item>
        <text:list-item>
          <text:p text:style-name="P84"><text:span text:style-name="T30">Skapa ett event</text:span></text:p>
        </text:list-item>
        <text:list-item>
          <text:p text:style-name="P84"><text:span text:style-name="T30">Skapa ett event utan obligatoriska fält</text:span></text:p>
        </text:list-item>
        <text:list-item>
          <text:p text:style-name="P84"><text:span text:style-name="T30">Logga ut</text:span></text:p>
        </text:list-item>
        <text:list-item>
          <text:p text:style-name="P84"><text:span text:style-name="T30">Skapa ett event som utloggad (Fail)</text:span></text:p>
        </text:list-item>
        <text:list-item>
          <text:p text:style-name="P84"><text:span text:style-name="T30">Logga in som admin</text:span></text:p>
        </text:list-item>
        <text:list-item>
          <text:p text:style-name="P84"><text:span text:style-name="T30">Se nya användarens profil som admin</text:span></text:p>
        </text:list-item>
        <text:list-item>
          <text:p text:style-name="P84"><text:span text:style-name="T30">Uppdatera nya användarens skapta event</text:span></text:p>
        </text:list-item>
        <text:list-item>
          <text:p text:style-name="P84"><text:span text:style-name="T30">Ändra nya användarens skapta lösenord</text:span></text:p>
        </text:list-item>
        <text:list-item>
          <text:p text:style-name="P84"><text:span text:style-name="T30">Ta bort nya användaren</text:span></text:p>
        </text:list-item>
        <text:list-item>
          <text:p text:style-name="P84"><text:span text:style-name="T30">Logga ut admin </text:span></text:p>
        </text:list-item>
        <text:list-item>
          <text:p text:style-name="P84"><text:span text:style-name="T30">Se en profil som utloggad (FAIL)</text:span></text:p>
        </text:list-item>
        <text:list-item>
          <text:p text:style-name="P84"><text:span text:style-name="T30">Fel sida (en url som inte finns)</text:span></text:p>
        </text:list-item>
      </text:list>
      <text:h text:style-name="Heading_20_1" text:outline-level="1"><text:soft-page-break/>Användartester </text:h>
      <text:p text:style-name="P41"/>
      <text:h text:style-name="Heading_20_3" text:outline-level="3">Användartest 1 - A1</text:h>
      <text:p text:style-name="P40">För mer detaljerad rapport, se filen Användartest 1 – rapport</text:p>
      <text:p text:style-name="P40"/>
      <text:p text:style-name="P43">Skapat den 16/5 i iteration 6. Användartestet skickades ut till 6 personer med kunskap inom områden som fick svara på några frågor och testa de vanligaste funktionerna. </text:p>
      <text:p text:style-name="P1"><text:span text:style-name="T17">Länk till testformuläret: <text:s/></text:span><text:a xlink:type="simple" xlink:href="https://forms.gle/Y3EjjqAYHmVKvpNR7" text:style-name="Internet_20_link" text:visited-style-name="Visited_20_Internet_20_Link"><text:span text:style-name="T18">https://forms.gle/Y3EjjqAYHmVKvpNR7</text:span></text:a></text:p>
      <text:p text:style-name="P69"/>
      <text:p text:style-name="P40">Resultat:</text:p>
      <text:p text:style-name="P40">29/5/2020 4/6 personer har svarat.</text:p>
      <text:p text:style-name="P43">Generellt så gick testet bra. Det som anmärktes mest var att det inte fanns bra validering på client-sidan innan formulären skickades. Det är nu åtgärdat och i princip allt valideras innan man skickar så att användaren inte behöver skriva om saker som de fyllt i tidigare. En kalender skapades också i forumläret så att det skulle vara enklare att sätta datum.</text:p>
      <text:p text:style-name="P40"/>
      <text:p text:style-name="P40"/>
      <text:h text:style-name="Heading_20_1" text:outline-level="1">Kvalitétstester</text:h>
      <text:h text:style-name="Heading_20_3" text:outline-level="3">K1. Säkerhet</text:h>
      <text:p text:style-name="P30">Krav 1i</text:p>
      <text:p text:style-name="P31">För att testa att appen är säker utförs manuella tester. För att bekräfta och styrka säkerheten genomförs även några automatiska tester med verktyg online.</text:p>
      <text:p text:style-name="P31"/>
      <text:p text:style-name="P31"><text:span text:style-name="T1">Mål:</text:span> Testa så att SSL certifikaten fungerar: </text:p>
      <text:p text:style-name="P37">Test:</text:p>
      <text:list xml:id="list1830629401690520279" text:style-name="L33">
        <text:list-item>
          <text:p text:style-name="P75"><text:span text:style-name="T11">Man ska kunna på in på </text:span><text:a xlink:type="simple" xlink:href="https://goviralevents.com/" text:style-name="Internet_20_link" text:visited-style-name="Visited_20_Internet_20_Link"><text:span text:style-name="T32">https</text:span></text:a><text:a xlink:type="simple" xlink:href="https://goviralevents.com/" text:style-name="Internet_20_link" text:visited-style-name="Visited_20_Internet_20_Link"><text:span text:style-name="T31">://goviralevents.com/</text:span></text:a></text:p>
        </text:list-item>
        <text:list-item>
          <text:p text:style-name="P75"><text:span text:style-name="T31">Certifikattestet ska bli godkänt: </text:span><text:a xlink:type="simple" xlink:href="https://www.ssllabs.com/ssltest/analyze.html?d=www.goviralevents.com" text:style-name="Internet_20_link" text:visited-style-name="Visited_20_Internet_20_Link"><text:span text:style-name="T11">https://www.ssllabs.com/ssltest/analyze.html?d=www.goviralevents.com</text:span></text:a></text:p>
          <text:p text:style-name="P81"><text:span text:style-name="T10"/></text:p>
        </text:list-item>
      </text:list>
      <text:p text:style-name="P37">Resultat <text:s/>20/5/2020:</text:p>
      <text:list xml:id="list3936503328107711204" text:style-name="L34">
        <text:list-item>
          <text:p text:style-name="P33">OK</text:p>
        </text:list-item>
        <text:list-item>
          <text:p text:style-name="P33">OK, B</text:p>
        </text:list-item>
      </text:list>
      <text:p text:style-name="P31"/>
      <text:p text:style-name="P37">Slutsats och åtgärd:</text:p>
      <text:p text:style-name="P31">Det fungerar bra och kravet är uppfyllt.</text:p>
      <text:p text:style-name="P31"/>
      <text:p text:style-name="P31"/>
      <text:h text:style-name="Heading_20_3" text:outline-level="3"><text:soft-page-break/>K2. Hastighet </text:h>
      <text:p text:style-name="P66"><text:span text:style-name="T29">Krav 21i</text:span></text:p>
      <text:p text:style-name="P66"><text:span text:style-name="T29"/></text:p>
      <text:p text:style-name="P66"><text:span text:style-name="T29">Förutom åsikter från användartester ska laddningstiden mätas. Vid vidareutveckling av appen kommer kanske laddningstiden att vid vissa tillfällen överskridas om man använder bilder till exempel.</text:span></text:p>
      <text:p text:style-name="P66"><text:span text:style-name="T29">Url:n som testas är </text:span><text:a xlink:type="simple" xlink:href="https://goviralevents.com/events" text:style-name="Internet_20_link" text:visited-style-name="Visited_20_Internet_20_Link"><text:span text:style-name="T29">https://goviralevents.com/events</text:span></text:a><text:span text:style-name="T29"> då den sidan hämtar mycket data och kan vara en av de långsammaste.</text:span></text:p>
      <text:p text:style-name="P66"><text:span text:style-name="T29"/></text:p>
      <text:p text:style-name="P66"><text:span text:style-name="T28">Mål:</text:span><text:span text:style-name="T29"> Laddningstiden ska alltid ligga under 1,5 sekunder.</text:span></text:p>
      <text:p text:style-name="P31"/>
      <text:list xml:id="list2020755550479142909" text:style-name="L35">
        <text:list-item>
          <text:p text:style-name="P32">I utvecklingsverktygen (network) i webbläsaren ska laddningstiden inte överstiga 1,5 sekunder.</text:p>
        </text:list-item>
        <text:list-item>
          <text:p text:style-name="P32">Googles tjänst PageSpeed insights ska markera mindre än 2,5 sekunder för <text:span text:style-name="T1">mobil</text:span>.</text:p>
        </text:list-item>
        <text:list-item>
          <text:p text:style-name="P32">Googles tjänst PageSpeed insights ska markera mindre än 1,5 sekunder för <text:span text:style-name="T1">desktop</text:span>.</text:p>
        </text:list-item>
        <text:list-item>
          <text:p text:style-name="P32">Pingdoms tjänst Website test speed (<text:a xlink:type="simple" xlink:href="https://tools.pingdom.com/#5c8c568c1b400000" text:style-name="Internet_20_link" text:visited-style-name="Visited_20_Internet_20_Link">https://tools.pingdom.com/#5c8c568c1b400000</text:a>) ska markera mindre än 1,5 sekunder.</text:p>
        </text:list-item>
      </text:list>
      <text:p text:style-name="P31"/>
      <text:p text:style-name="P37">Resultat <text:s/>20/5/2020:</text:p>
      <text:list xml:id="list4797794362394398748" text:style-name="L36">
        <text:list-item>
          <text:p text:style-name="P34">OK</text:p>
        </text:list-item>
        <text:list-item>
          <text:p text:style-name="P34">FAIL (Mobilversionen är ej färdig)</text:p>
        </text:list-item>
        <text:list-item>
          <text:p text:style-name="P34">OK</text:p>
        </text:list-item>
        <text:list-item>
          <text:p text:style-name="P34">FAIL, testet gav 9,84 sekunder.</text:p>
        </text:list-item>
      </text:list>
      <text:p text:style-name="P31"/>
      <text:p text:style-name="P37">Slutsats och åtgärd:</text:p>
      <text:p text:style-name="P31">Vid inspektering märkte jag att 'maxcdn.bootstrapcdn.com' laddade extremt långsamt och gjorde att sidans laddningstid ökade. Genom test K2.4 var det extra tydligt. Jag bytte till 'cdnjs.cloudflare.com' som gjorde att tiden sjönk. Dessa källor hämtar ikon-typsnittet.</text:p>
      <text:p text:style-name="P31">Mobilversionen fick ändras lite och bland annat behövdes <text:span text:style-name="T2">display: swap </text:span>läggas till på typsnittet.</text:p>
      <text:p text:style-name="P31"/>
      <text:p text:style-name="P37">Resultat <text:s/>20/5/2020:</text:p>
      <text:p text:style-name="P31"><text:s text:c="6"/>OK, OK, OK, OK</text:p>
      <text:p text:style-name="P66"><text:span text:style-name="T29"/></text:p>
      <text:h text:style-name="Heading_20_3" text:outline-level="3">K3. Tillgänglighet</text:h>
      <text:p text:style-name="P66"><text:span text:style-name="T29">Krav 2i, 3</text:span></text:p>
      <text:p text:style-name="P66"><text:span text:style-name="T29"/></text:p>
      <text:p text:style-name="P66"><text:span text:style-name="T29">Tillgängligheten testar genom explorativ testning och stöter utvecklaren på problem så åtgärdas det genast. Det finns även några testverktyg online som ska analysera appen.</text:span></text:p>
      <text:p text:style-name="P66"><text:span text:style-name="T29">Url:n som testas är </text:span><text:a xlink:type="simple" xlink:href="https://goviralevents.com/events" text:style-name="Internet_20_link" text:visited-style-name="Visited_20_Internet_20_Link"><text:span text:style-name="T29">https://goviralevents.com/events</text:span></text:a><text:span text:style-name="T29">.</text:span></text:p>
      <text:p text:style-name="P66"><text:soft-page-break/><text:span text:style-name="T29"/></text:p>
      <text:p text:style-name="P66"><text:span text:style-name="T28">Mål:</text:span><text:span text:style-name="T29"> Appen ska vara tillgänglig och ha korrekt html.</text:span></text:p>
      <text:p text:style-name="P66"><text:span text:style-name="T28">Test:</text:span></text:p>
      <text:list xml:id="list5452561397072541334" text:style-name="L38">
        <text:list-item>
          <text:p text:style-name="P76"><text:a xlink:type="simple" xlink:href="https://webaccessibility.com/" text:style-name="Internet_20_link" text:visited-style-name="Visited_20_Internet_20_Link"><text:span text:style-name="T31">https://webaccessibility.com/</text:span></text:a><text:span text:style-name="T31"> testar html strukturen och ska inte ge några felmeddelanden.</text:span></text:p>
        </text:list-item>
        <text:list-item>
          <text:p text:style-name="P76"><text:a xlink:type="simple" xlink:href="https://color.a11y.com/" text:style-name="Internet_20_link" text:visited-style-name="Visited_20_Internet_20_Link"><text:span text:style-name="T31">https://color.a11y.com/</text:span></text:a><text:span text:style-name="T31"> testar färger och ska för en ratio på minst 3:1.</text:span></text:p>
        </text:list-item>
      </text:list>
      <text:p text:style-name="P66"><text:span text:style-name="T29"/></text:p>
      <text:p text:style-name="P66"><text:span text:style-name="T28">Resultat 20/5/2020</text:span><text:span text:style-name="T29">:</text:span></text:p>
      <text:list xml:id="list8489162072438562093" text:style-name="L39">
        <text:list-item>
          <text:p text:style-name="P35">FAIL, felmeddelanden angående huvudmenyn, list elementen är inte korrekta. Total compliance: 85% </text:p>
        </text:list-item>
        <text:list-item>
          <text:p text:style-name="P35">FAIL, ratio 2:5</text:p>
        </text:list-item>
      </text:list>
      <text:p text:style-name="P31"/>
      <text:p text:style-name="P37">Slutsats och åtgärd:</text:p>
      <text:p text:style-name="P31">Jag var tvungen att ändra om list-elementen så att länkarna var inuti dem och inte wrappade dem. Det saknades även titlar till vissa länkar.</text:p>
      <text:p text:style-name="P31">När det kommer till färger och kontrast så förbättrade jag resultaten genom att sätta bakgrundfärgen en aning mörkare.</text:p>
      <text:p text:style-name="P31"/>
      <text:p text:style-name="P66"><text:span text:style-name="T28">Resultat 20/5/2020</text:span><text:span text:style-name="T29">:</text:span></text:p>
      <text:list xml:id="list7306531639402310220" text:style-name="L40">
        <text:list-item>
          <text:p text:style-name="P36">OK, total compliance 91%</text:p>
        </text:list-item>
        <text:list-item>
          <text:p text:style-name="P36">OK, lägsta ratio 3.01:1</text:p>
        </text:list-item>
      </text:list>
      <text:p text:style-name="P31"/>
      <text:h text:style-name="Heading_20_3" text:outline-level="3">K4. Responsiv</text:h>
      <text:p text:style-name="P66"><text:span text:style-name="T29">Krav 3i</text:span></text:p>
      <text:p text:style-name="P66"><text:span text:style-name="T29">Om sidan är responsiv testas till viss del i K2.2 i och med att hastigheten testas för mobilversionen. </text:span></text:p>
      <text:p text:style-name="P66"><text:span text:style-name="T29">Url:n som testas är </text:span><text:a xlink:type="simple" xlink:href="https://goviralevents.com/events" text:style-name="Internet_20_link" text:visited-style-name="Visited_20_Internet_20_Link"><text:span text:style-name="T29">https://goviralevents.com/events</text:span></text:a><text:span text:style-name="T29">.</text:span></text:p>
      <text:p text:style-name="P66"><text:span text:style-name="T29"/></text:p>
      <text:p text:style-name="P66"><text:span text:style-name="T28">Mål:</text:span><text:span text:style-name="T29"> Appen ska vara responsiv och vara mobilanpassad.</text:span></text:p>
      <text:p text:style-name="P66"><text:span text:style-name="T28">Test:</text:span></text:p>
      <text:list xml:id="list5597868281929725934" text:style-name="L41">
        <text:list-item>
          <text:p text:style-name="P77"><text:span text:style-name="T11">Testa genom googles verktyg </text:span><text:a xlink:type="simple" xlink:href="https://search.google.com/test/mobile-friendly" text:style-name="Internet_20_link" text:visited-style-name="Visited_20_Internet_20_Link"><text:span text:style-name="T38">https://search.google.com/test/mobile-friendly</text:span></text:a><text:span text:style-name="T11"> och få godkänt.</text:span></text:p>
        </text:list-item>
        <text:list-item>
          <text:p text:style-name="P77"><text:span text:style-name="T11">Testa genom bings verktyg </text:span><text:a xlink:type="simple" xlink:href="https://www.bing.com/webmaster/tools/mobile-friendliness" text:style-name="Internet_20_link" text:visited-style-name="Visited_20_Internet_20_Link">https://www.bing.com/webmaster/tools/mobile-friendliness</text:a><text:span text:style-name="T11"> och få godkänt.</text:span></text:p>
        </text:list-item>
      </text:list>
      <text:p text:style-name="P66"><text:span text:style-name="T28"/></text:p>
      <text:p text:style-name="P66"><text:span text:style-name="T28">Resultat 20/5/2020</text:span><text:span text:style-name="T29">:</text:span></text:p>
      <text:list xml:id="list729734445" text:continue-list="list7306531639402310220" text:style-name="L40">
        <text:list-header>
          <text:p text:style-name="P36">1. OK</text:p>
          <text:p text:style-name="P36">2. OK</text:p>
        </text:list-header>
      </text:list>
      <text:p text:style-name="P66"><text:span text:style-name="T28">Resultat 1/6/2020</text:span><text:span text:style-name="T29">:</text:span></text:p>
      <text:p text:style-name="P66"><text:span text:style-name="T29"><text:tab/>1. OK</text:span></text:p>
      <text:p text:style-name="P31"/>
      <text:p text:style-name="P40"/>
      <text:h text:style-name="Heading_20_1" text:outline-level="1"><text:soft-page-break/>Test Rapport</text:h>
      <text:p text:style-name="P86"/>
      <text:h text:style-name="Heading_20_2" text:outline-level="2">Manuella tester </text:h>
      <text:p text:style-name="P117">Testar kraven # 3, 5, 10, 11, 13, 14, 15, 17, 19, 201, 202.</text:p>
      <text:p text:style-name="P117">Senast testad: 15/5/2020</text:p>
      <text:p text:style-name="P86"/>
      <table:table table:name="Table1" table:style-name="Table1">
        <table:table-column table:style-name="Table1.A"/>
        <table:table-column table:style-name="Table1.B" table:number-columns-repeated="2"/>
        <table:table-column table:style-name="Table1.D"/>
        <table:table-column table:style-name="Table1.B"/>
        <table:table-column table:style-name="Table1.F"/>
        <table:table-column table:style-name="Table1.G"/>
        <table:table-column table:style-name="Table1.B"/>
        <table:table-column table:style-name="Table1.I"/>
        <table:table-column table:style-name="Table1.J"/>
        <table:table-column table:style-name="Table1.K"/>
        <table:table-column table:style-name="Table1.L"/>
        <table:table-column table:style-name="Table1.M"/>
        <table:table-row>
          <table:table-cell table:style-name="Table1.A1" office:value-type="string">
            <text:p text:style-name="P7">Test/Krav</text:p>
          </table:table-cell>
          <table:table-cell table:style-name="Table1.B1" office:value-type="float" office:value="3">
            <text:p text:style-name="P7">3</text:p>
          </table:table-cell>
          <table:table-cell table:style-name="Table1.B1" office:value-type="float" office:value="5">
            <text:p text:style-name="P7">5</text:p>
          </table:table-cell>
          <table:table-cell table:style-name="Table1.B1" office:value-type="float" office:value="10">
            <text:p text:style-name="P7">10</text:p>
          </table:table-cell>
          <table:table-cell table:style-name="Table1.B1" office:value-type="float" office:value="11">
            <text:p text:style-name="P7">11</text:p>
          </table:table-cell>
          <table:table-cell table:style-name="Table1.B1" office:value-type="float" office:value="13">
            <text:p text:style-name="P7">13</text:p>
          </table:table-cell>
          <table:table-cell table:style-name="Table1.B1" office:value-type="float" office:value="14">
            <text:p text:style-name="P7">14</text:p>
          </table:table-cell>
          <table:table-cell table:style-name="Table1.B1" office:value-type="float" office:value="15">
            <text:p text:style-name="P7">15</text:p>
          </table:table-cell>
          <table:table-cell table:style-name="Table1.B1" office:value-type="float" office:value="17">
            <text:p text:style-name="P7">17</text:p>
          </table:table-cell>
          <table:table-cell table:style-name="Table1.B1" office:value-type="float" office:value="19">
            <text:p text:style-name="P7">19</text:p>
          </table:table-cell>
          <table:table-cell table:style-name="Table1.B1" office:value-type="float" office:value="201">
            <text:p text:style-name="P7">201</text:p>
          </table:table-cell>
          <table:table-cell table:style-name="Table1.B1" office:value-type="float" office:value="202">
            <text:p text:style-name="P7">202</text:p>
          </table:table-cell>
          <table:table-cell table:style-name="Table1.M1" office:value-type="float" office:value="21">
            <text:p text:style-name="P7">21</text:p>
          </table:table-cell>
        </table:table-row>
        <table:table-row>
          <table:table-cell table:style-name="Table1.A2" office:value-type="string">
            <text:p text:style-name="P6">TC13.1</text:p>
          </table:table-cell>
          <table:table-cell table:style-name="Table1.A2" office:value-type="string">
            <text:p text:style-name="P6">1/OK</text:p>
          </table:table-cell>
          <table:table-cell table:style-name="Table1.A2" office:value-type="string">
            <text:p text:style-name="P6">1/OK</text:p>
          </table:table-cell>
          <table:table-cell table:style-name="Table1.A2" office:value-type="string">
            <text:p text:style-name="P6">1/OK</text:p>
          </table:table-cell>
          <table:table-cell table:style-name="Table1.A2" office:value-type="string">
            <text:p text:style-name="P6">1/OK</text:p>
          </table:table-cell>
          <table:table-cell table:style-name="Table1.A2" office:value-type="string">
            <text:p text:style-name="P6">1/OK</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M2" office:value-type="string">
            <text:p text:style-name="P6"/>
          </table:table-cell>
        </table:table-row>
        <table:table-row>
          <table:table-cell table:style-name="Table1.A2" office:value-type="string">
            <text:p text:style-name="P6">TC13.2</text:p>
          </table:table-cell>
          <table:table-cell table:style-name="Table1.A2" office:value-type="string">
            <text:p text:style-name="P6">1/OK</text:p>
          </table:table-cell>
          <table:table-cell table:style-name="Table1.A2" office:value-type="string">
            <text:p text:style-name="P6">1/OK</text:p>
          </table:table-cell>
          <table:table-cell table:style-name="Table1.A2" office:value-type="string">
            <text:p text:style-name="P6"/>
          </table:table-cell>
          <table:table-cell table:style-name="Table1.A2" office:value-type="string">
            <text:p text:style-name="P6">1/OK</text:p>
          </table:table-cell>
          <table:table-cell table:style-name="Table1.A2" office:value-type="string">
            <text:p text:style-name="P6">1/OK</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M2" office:value-type="string">
            <text:p text:style-name="P6"/>
          </table:table-cell>
        </table:table-row>
        <table:table-row>
          <table:table-cell table:style-name="Table1.A2" office:value-type="string">
            <text:p text:style-name="P6">TC13.3</text:p>
          </table:table-cell>
          <table:table-cell table:style-name="Table1.A2" office:value-type="string">
            <text:p text:style-name="P6">1/OK</text:p>
          </table:table-cell>
          <table:table-cell table:style-name="Table1.A2" office:value-type="string">
            <text:p text:style-name="P6">1/OK</text:p>
          </table:table-cell>
          <table:table-cell table:style-name="Table1.A2" office:value-type="string">
            <text:p text:style-name="P6"/>
          </table:table-cell>
          <table:table-cell table:style-name="Table1.A2" office:value-type="string">
            <text:p text:style-name="P6">1/OK</text:p>
          </table:table-cell>
          <table:table-cell table:style-name="Table1.A2" office:value-type="string">
            <text:p text:style-name="P6">1/OK</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M2" office:value-type="string">
            <text:p text:style-name="P6"/>
          </table:table-cell>
        </table:table-row>
        <table:table-row table:style-name="Table1.5">
          <table:table-cell table:style-name="Table1.A2" office:value-type="string">
            <text:p text:style-name="P8">TC15.1</text:p>
          </table:table-cell>
          <table:table-cell table:style-name="Table1.A2" office:value-type="string">
            <text:p text:style-name="P8">1/OK</text:p>
          </table:table-cell>
          <table:table-cell table:style-name="Table1.C5">
            <text:p text:style-name="P8"/>
          </table:table-cell>
          <table:table-cell table:style-name="Table1.C5">
            <text:p text:style-name="P8"/>
          </table:table-cell>
          <table:table-cell table:style-name="Table1.C5">
            <text:p text:style-name="P8"/>
          </table:table-cell>
          <table:table-cell table:style-name="Table1.C5">
            <text:p text:style-name="P8"/>
          </table:table-cell>
          <table:table-cell table:style-name="Table1.A2" office:value-type="string">
            <text:p text:style-name="P8">1/OK</text:p>
          </table:table-cell>
          <table:table-cell table:style-name="Table1.A2" office:value-type="string">
            <text:p text:style-name="P8">1/OK</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M2" office:value-type="string">
            <text:p text:style-name="P7"/>
          </table:table-cell>
        </table:table-row>
        <table:table-row table:style-name="Table1.5">
          <table:table-cell table:style-name="Table1.A2" office:value-type="string">
            <text:p text:style-name="P8">TC15.2</text:p>
          </table:table-cell>
          <table:table-cell table:style-name="Table1.A2" office:value-type="string">
            <text:p text:style-name="P8">1/OK</text:p>
          </table:table-cell>
          <table:table-cell table:style-name="Table1.C5">
            <text:p text:style-name="P8"/>
          </table:table-cell>
          <table:table-cell table:style-name="Table1.C5">
            <text:p text:style-name="P8"/>
          </table:table-cell>
          <table:table-cell table:style-name="Table1.C5">
            <text:p text:style-name="P8"/>
          </table:table-cell>
          <table:table-cell table:style-name="Table1.C5">
            <text:p text:style-name="P8"/>
          </table:table-cell>
          <table:table-cell table:style-name="Table1.A2" office:value-type="string">
            <text:p text:style-name="P8">1/OK</text:p>
          </table:table-cell>
          <table:table-cell table:style-name="Table1.A2" office:value-type="string">
            <text:p text:style-name="P8">1/OK</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M2" office:value-type="string">
            <text:p text:style-name="P7"/>
          </table:table-cell>
        </table:table-row>
        <table:table-row table:style-name="Table1.5">
          <table:table-cell table:style-name="Table1.A2" office:value-type="string">
            <text:p text:style-name="P8">TC15.3</text:p>
          </table:table-cell>
          <table:table-cell table:style-name="Table1.A2" office:value-type="string">
            <text:p text:style-name="P8">1/OK</text:p>
          </table:table-cell>
          <table:table-cell table:style-name="Table1.C5">
            <text:p text:style-name="P8"/>
          </table:table-cell>
          <table:table-cell table:style-name="Table1.C5">
            <text:p text:style-name="P8"/>
          </table:table-cell>
          <table:table-cell table:style-name="Table1.C5">
            <text:p text:style-name="P8"/>
          </table:table-cell>
          <table:table-cell table:style-name="Table1.C5">
            <text:p text:style-name="P8"/>
          </table:table-cell>
          <table:table-cell table:style-name="Table1.A2" office:value-type="string">
            <text:p text:style-name="P16">1/FAIL</text:p>
            <text:p text:style-name="P8">1/OK</text:p>
          </table:table-cell>
          <table:table-cell table:style-name="Table1.A2" office:value-type="string">
            <text:p text:style-name="P8">1/OK</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M2" office:value-type="string">
            <text:p text:style-name="P7"/>
          </table:table-cell>
        </table:table-row>
        <table:table-row table:style-name="Table1.5">
          <table:table-cell table:style-name="Table1.A2" office:value-type="string">
            <text:p text:style-name="P8">TC15.4</text:p>
          </table:table-cell>
          <table:table-cell table:style-name="Table1.A2" office:value-type="string">
            <text:p text:style-name="P8">1/OK</text:p>
          </table:table-cell>
          <table:table-cell table:style-name="Table1.C5">
            <text:p text:style-name="P8"/>
          </table:table-cell>
          <table:table-cell table:style-name="Table1.C5">
            <text:p text:style-name="P8"/>
          </table:table-cell>
          <table:table-cell table:style-name="Table1.C5">
            <text:p text:style-name="P8"/>
          </table:table-cell>
          <table:table-cell table:style-name="Table1.C5">
            <text:p text:style-name="P8"/>
          </table:table-cell>
          <table:table-cell table:style-name="Table1.A2" office:value-type="string">
            <text:p text:style-name="P8">1/OK</text:p>
          </table:table-cell>
          <table:table-cell table:style-name="Table1.A2" office:value-type="string">
            <text:p text:style-name="P8">1/OK</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M2" office:value-type="string">
            <text:p text:style-name="P7"/>
          </table:table-cell>
        </table:table-row>
        <table:table-row table:style-name="Table1.5">
          <table:table-cell table:style-name="Table1.A2" office:value-type="string">
            <text:p text:style-name="P8">TC15.5</text:p>
          </table:table-cell>
          <table:table-cell table:style-name="Table1.A2" office:value-type="string">
            <text:p text:style-name="P8">1/OK</text:p>
          </table:table-cell>
          <table:table-cell table:style-name="Table1.C5">
            <text:p text:style-name="P8"/>
          </table:table-cell>
          <table:table-cell table:style-name="Table1.C5">
            <text:p text:style-name="P8"/>
          </table:table-cell>
          <table:table-cell table:style-name="Table1.C5">
            <text:p text:style-name="P8"/>
          </table:table-cell>
          <table:table-cell table:style-name="Table1.C5">
            <text:p text:style-name="P8"/>
          </table:table-cell>
          <table:table-cell table:style-name="Table1.A2" office:value-type="string">
            <text:p text:style-name="P8"/>
          </table:table-cell>
          <table:table-cell table:style-name="Table1.A2" office:value-type="string">
            <text:p text:style-name="P8">1/OK</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M2" office:value-type="string">
            <text:p text:style-name="P7"/>
          </table:table-cell>
        </table:table-row>
        <table:table-row>
          <table:table-cell table:style-name="Table1.A2" office:value-type="string">
            <text:p text:style-name="P6">TC19.1</text:p>
          </table:table-cell>
          <table:table-cell table:style-name="Table1.A2" office:value-type="string">
            <text:p text:style-name="P6">1/OK</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1/OK</text:p>
          </table:table-cell>
          <table:table-cell table:style-name="Table1.A2" office:value-type="string">
            <text:p text:style-name="P6">1/OK</text:p>
          </table:table-cell>
          <table:table-cell table:style-name="Table1.A2" office:value-type="string">
            <text:p text:style-name="P6">1/OK</text:p>
          </table:table-cell>
          <table:table-cell table:style-name="Table1.A2" office:value-type="string">
            <text:p text:style-name="P6">1/OK</text:p>
          </table:table-cell>
          <table:table-cell table:style-name="Table1.A2" office:value-type="string">
            <text:p text:style-name="P6"/>
          </table:table-cell>
          <table:table-cell table:style-name="Table1.A2" office:value-type="string">
            <text:p text:style-name="P6"/>
          </table:table-cell>
          <table:table-cell table:style-name="Table1.M2" office:value-type="string">
            <text:p text:style-name="P6"/>
          </table:table-cell>
        </table:table-row>
        <table:table-row>
          <table:table-cell table:style-name="Table1.A2" office:value-type="string">
            <text:p text:style-name="P6">TC19.2</text:p>
          </table:table-cell>
          <table:table-cell table:style-name="Table1.A2" office:value-type="string">
            <text:p text:style-name="P6">1/OK</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1/OK</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1/OK</text:p>
          </table:table-cell>
          <table:table-cell table:style-name="Table1.A2" office:value-type="string">
            <text:p text:style-name="P6"/>
          </table:table-cell>
          <table:table-cell table:style-name="Table1.A2" office:value-type="string">
            <text:p text:style-name="P6"/>
          </table:table-cell>
          <table:table-cell table:style-name="Table1.M2" office:value-type="string">
            <text:p text:style-name="P6"/>
          </table:table-cell>
        </table:table-row>
        <table:table-row>
          <table:table-cell table:style-name="Table1.A2" office:value-type="string">
            <text:p text:style-name="P6">TC19.3</text:p>
          </table:table-cell>
          <table:table-cell table:style-name="Table1.A2" office:value-type="string">
            <text:p text:style-name="P6">1/OK</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1/OK</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1/OK</text:p>
          </table:table-cell>
          <table:table-cell table:style-name="Table1.A2" office:value-type="string">
            <text:p text:style-name="P6"/>
          </table:table-cell>
          <table:table-cell table:style-name="Table1.A2" office:value-type="string">
            <text:p text:style-name="P6"/>
          </table:table-cell>
          <table:table-cell table:style-name="Table1.M2" office:value-type="string">
            <text:p text:style-name="P6"/>
          </table:table-cell>
        </table:table-row>
        <table:table-row>
          <table:table-cell table:style-name="Table1.A2" office:value-type="string">
            <text:p text:style-name="P6">TC19.4</text:p>
          </table:table-cell>
          <table:table-cell table:style-name="Table1.A2" office:value-type="string">
            <text:p text:style-name="P6">1/OK</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1/OK</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1/OK</text:p>
          </table:table-cell>
          <table:table-cell table:style-name="Table1.A2" office:value-type="string">
            <text:p text:style-name="P6"/>
          </table:table-cell>
          <table:table-cell table:style-name="Table1.A2" office:value-type="string">
            <text:p text:style-name="P6"/>
          </table:table-cell>
          <table:table-cell table:style-name="Table1.M2" office:value-type="string">
            <text:p text:style-name="P6"/>
          </table:table-cell>
        </table:table-row>
        <table:table-row>
          <table:table-cell table:style-name="Table1.A2" office:value-type="string">
            <text:p text:style-name="P6">TC19.5</text:p>
          </table:table-cell>
          <table:table-cell table:style-name="Table1.A2" office:value-type="string">
            <text:p text:style-name="P6">1/OK</text:p>
          </table:table-cell>
          <table:table-cell table:style-name="Table1.A2" office:value-type="string">
            <text:p text:style-name="P6">1/OK</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1/OK</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1/OK</text:p>
          </table:table-cell>
          <table:table-cell table:style-name="Table1.A2" office:value-type="string">
            <text:p text:style-name="P6"/>
          </table:table-cell>
          <table:table-cell table:style-name="Table1.A2" office:value-type="string">
            <text:p text:style-name="P6"/>
          </table:table-cell>
          <table:table-cell table:style-name="Table1.M2" office:value-type="string">
            <text:p text:style-name="P6"/>
          </table:table-cell>
        </table:table-row>
        <table:table-row>
          <table:table-cell table:style-name="Table1.A2" office:value-type="string">
            <text:p text:style-name="P6">TC19.6</text:p>
          </table:table-cell>
          <table:table-cell table:style-name="Table1.A2" office:value-type="string">
            <text:p text:style-name="P6">1/OK</text:p>
          </table:table-cell>
          <table:table-cell table:style-name="Table1.A2" office:value-type="string">
            <text:p text:style-name="P6">1/OK</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15">1/FAIL</text:p>
            <text:p text:style-name="P6">1/OK</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15">1/FAIL</text:p>
            <text:p text:style-name="P6">1/OK</text:p>
          </table:table-cell>
          <table:table-cell table:style-name="Table1.A2" office:value-type="string">
            <text:p text:style-name="P6"/>
          </table:table-cell>
          <table:table-cell table:style-name="Table1.A2" office:value-type="string">
            <text:p text:style-name="P6"/>
          </table:table-cell>
          <table:table-cell table:style-name="Table1.M2" office:value-type="string">
            <text:p text:style-name="P6"/>
          </table:table-cell>
        </table:table-row>
        <table:table-row>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M2" office:value-type="string">
            <text:p text:style-name="P6"/>
          </table:table-cell>
        </table:table-row>
        <table:table-row>
          <table:table-cell table:style-name="Table1.A2" office:value-type="string">
            <text:p text:style-name="P6">TC202.1</text:p>
          </table:table-cell>
          <table:table-cell table:style-name="Table1.C5">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8">1/OK</text:p>
          </table:table-cell>
          <table:table-cell table:style-name="Table1.A2" office:value-type="string">
            <text:p text:style-name="P8">1/OK</text:p>
          </table:table-cell>
          <table:table-cell table:style-name="Table1.A2" office:value-type="string">
            <text:p text:style-name="P6"/>
          </table:table-cell>
          <table:table-cell table:style-name="Table1.A2" office:value-type="string">
            <text:p text:style-name="P8">1/OK</text:p>
          </table:table-cell>
          <table:table-cell table:style-name="Table1.A2" office:value-type="string">
            <text:p text:style-name="P8">1/OK</text:p>
          </table:table-cell>
          <table:table-cell table:style-name="Table1.M2" office:value-type="string">
            <text:p text:style-name="P8"/>
          </table:table-cell>
        </table:table-row>
        <table:table-row>
          <table:table-cell table:style-name="Table1.A2" office:value-type="string">
            <text:p text:style-name="P6">TC202.2</text:p>
          </table:table-cell>
          <table:table-cell table:style-name="Table1.C5">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8">1/OK</text:p>
          </table:table-cell>
          <table:table-cell table:style-name="Table1.A2" office:value-type="string">
            <text:p text:style-name="P8">1/OK</text:p>
          </table:table-cell>
          <table:table-cell table:style-name="Table1.A2" office:value-type="string">
            <text:p text:style-name="P6"/>
          </table:table-cell>
          <table:table-cell table:style-name="Table1.A2" office:value-type="string">
            <text:p text:style-name="P6">1/OK</text:p>
          </table:table-cell>
          <table:table-cell table:style-name="Table1.A2" office:value-type="string">
            <text:p text:style-name="P15">1/FAIL</text:p>
            <text:p text:style-name="P8">1/OK</text:p>
          </table:table-cell>
          <table:table-cell table:style-name="Table1.M2" office:value-type="string">
            <text:p text:style-name="P6"/>
          </table:table-cell>
        </table:table-row>
        <table:table-row>
          <table:table-cell table:style-name="Table1.A2" office:value-type="string">
            <text:p text:style-name="P6">TC202.3</text:p>
          </table:table-cell>
          <table:table-cell table:style-name="Table1.C5">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8">1/OK</text:p>
          </table:table-cell>
          <table:table-cell table:style-name="Table1.A2" office:value-type="string">
            <text:p text:style-name="P8">1/OK</text:p>
          </table:table-cell>
          <table:table-cell table:style-name="Table1.A2" office:value-type="string">
            <text:p text:style-name="P6"/>
          </table:table-cell>
          <table:table-cell table:style-name="Table1.A2" office:value-type="string">
            <text:p text:style-name="P8">1/OK</text:p>
          </table:table-cell>
          <table:table-cell table:style-name="Table1.A2" office:value-type="string">
            <text:p text:style-name="P8">1/OK</text:p>
          </table:table-cell>
          <table:table-cell table:style-name="Table1.M2" office:value-type="string">
            <text:p text:style-name="P6"/>
          </table:table-cell>
        </table:table-row>
        <text:soft-page-break/>
        <table:table-row>
          <table:table-cell table:style-name="Table1.A2" office:value-type="string">
            <text:p text:style-name="P6">TC202.4</text:p>
          </table:table-cell>
          <table:table-cell table:style-name="Table1.C5">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8">1/OK</text:p>
          </table:table-cell>
          <table:table-cell table:style-name="Table1.A2" office:value-type="string">
            <text:p text:style-name="P8">1/OK</text:p>
          </table:table-cell>
          <table:table-cell table:style-name="Table1.A2" office:value-type="string">
            <text:p text:style-name="P6"/>
          </table:table-cell>
          <table:table-cell table:style-name="Table1.A2" office:value-type="string">
            <text:p text:style-name="P8">1/OK</text:p>
          </table:table-cell>
          <table:table-cell table:style-name="Table1.A2" office:value-type="string">
            <text:p text:style-name="P6"/>
          </table:table-cell>
          <table:table-cell table:style-name="Table1.M2" office:value-type="string">
            <text:p text:style-name="P8">1/OK</text:p>
          </table:table-cell>
        </table:table-row>
        <table:table-row>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M2" office:value-type="string">
            <text:p text:style-name="P6"/>
          </table:table-cell>
        </table:table-row>
        <table:table-row>
          <table:table-cell table:style-name="Table1.A2" office:value-type="string">
            <text:p text:style-name="P9">COVERAGE/ SUCCESSS</text:p>
          </table:table-cell>
          <table:table-cell table:style-name="Table1.B22" office:value-type="string">
            <text:p text:style-name="P6">14/OK</text:p>
          </table:table-cell>
          <table:table-cell table:style-name="Table1.B22" office:value-type="string">
            <text:p text:style-name="P6">5/OK</text:p>
          </table:table-cell>
          <table:table-cell table:style-name="Table1.B22" office:value-type="string">
            <text:p text:style-name="P6">1/OK</text:p>
          </table:table-cell>
          <table:table-cell table:style-name="Table1.B22" office:value-type="string">
            <text:p text:style-name="P6">3/OK</text:p>
          </table:table-cell>
          <table:table-cell table:style-name="Table1.B22" office:value-type="string">
            <text:p text:style-name="P6">3/OK</text:p>
          </table:table-cell>
          <table:table-cell table:style-name="Table1.B22" office:value-type="string">
            <text:p text:style-name="P6">10/OK</text:p>
          </table:table-cell>
          <table:table-cell table:style-name="Table1.B22" office:value-type="string">
            <text:p text:style-name="P6">10/OK</text:p>
          </table:table-cell>
          <table:table-cell table:style-name="Table1.B22" office:value-type="string">
            <text:p text:style-name="P6">5/OK</text:p>
          </table:table-cell>
          <table:table-cell table:style-name="Table1.B22" office:value-type="string">
            <text:p text:style-name="P6">6/OK</text:p>
            <text:p text:style-name="P6"/>
          </table:table-cell>
          <table:table-cell table:style-name="Table1.B22" office:value-type="string">
            <text:p text:style-name="P6">4/OK</text:p>
          </table:table-cell>
          <table:table-cell table:style-name="Table1.B22" office:value-type="string">
            <text:p text:style-name="P6">3/OK</text:p>
            <text:p text:style-name="P6"/>
          </table:table-cell>
          <table:table-cell table:style-name="Table1.M22" office:value-type="string">
            <text:p text:style-name="P6">1/OK</text:p>
          </table:table-cell>
        </table:table-row>
        <table:table-row>
          <table:table-cell table:style-name="Table1.A23" office:value-type="string">
            <text:p text:style-name="P7">Test/Krav</text:p>
          </table:table-cell>
          <table:table-cell table:style-name="Table1.B23" office:value-type="float" office:value="3">
            <text:p text:style-name="P7">3</text:p>
          </table:table-cell>
          <table:table-cell table:style-name="Table1.B23" office:value-type="float" office:value="5">
            <text:p text:style-name="P7">5</text:p>
          </table:table-cell>
          <table:table-cell table:style-name="Table1.B23" office:value-type="float" office:value="10">
            <text:p text:style-name="P7">10</text:p>
          </table:table-cell>
          <table:table-cell table:style-name="Table1.B23" office:value-type="float" office:value="11">
            <text:p text:style-name="P7">11</text:p>
          </table:table-cell>
          <table:table-cell table:style-name="Table1.B23" office:value-type="float" office:value="13">
            <text:p text:style-name="P7">13</text:p>
          </table:table-cell>
          <table:table-cell table:style-name="Table1.B23" office:value-type="float" office:value="14">
            <text:p text:style-name="P7">14</text:p>
          </table:table-cell>
          <table:table-cell table:style-name="Table1.B23" office:value-type="float" office:value="15">
            <text:p text:style-name="P7">15</text:p>
          </table:table-cell>
          <table:table-cell table:style-name="Table1.B23" office:value-type="float" office:value="17">
            <text:p text:style-name="P7">17</text:p>
          </table:table-cell>
          <table:table-cell table:style-name="Table1.B23" office:value-type="float" office:value="19">
            <text:p text:style-name="P7">19</text:p>
          </table:table-cell>
          <table:table-cell table:style-name="Table1.B23" office:value-type="float" office:value="201">
            <text:p text:style-name="P7">201</text:p>
          </table:table-cell>
          <table:table-cell table:style-name="Table1.B23" office:value-type="float" office:value="202">
            <text:p text:style-name="P7">202</text:p>
          </table:table-cell>
          <table:table-cell table:style-name="Table1.M23" office:value-type="float" office:value="21">
            <text:p text:style-name="P7">21</text:p>
          </table:table-cell>
        </table:table-row>
      </table:table>
      <text:p text:style-name="P86"/>
      <text:p text:style-name="P86"/>
      <text:h text:style-name="Heading_20_2" text:outline-level="2">Automatiska tester</text:h>
      <text:p text:style-name="P117">Senast testad: 28/5/2020</text:p>
      <text:h text:style-name="Heading_20_3" text:outline-level="3">Unit-tester:</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office:value-type="string">
            <text:p text:style-name="P10">Test/Function</text:p>
          </table:table-cell>
          <table:table-cell table:style-name="Table2.A1" office:value-type="string">
            <text:p text:style-name="P10">EventsController:getJson()</text:p>
          </table:table-cell>
          <table:table-cell table:style-name="Table2.A1" office:value-type="string">
            <text:p text:style-name="P10">EventsController:getCity()</text:p>
          </table:table-cell>
          <table:table-cell table:style-name="Table2.A1" office:value-type="string">
            <text:p text:style-name="P10">Settings and config Events <text:s/>schema</text:p>
          </table:table-cell>
          <table:table-cell table:style-name="Table2.A1" office:value-type="string">
            <text:p text:style-name="P10">Settings and config User <text:s/>schema</text:p>
          </table:table-cell>
          <table:table-cell table:style-name="Table2.A1" office:value-type="string">
            <text:p text:style-name="P10">Validate.js: validateName()</text:p>
          </table:table-cell>
          <table:table-cell table:style-name="Table2.A1" office:value-type="string">
            <text:p text:style-name="P10">Validate.js: validateEmail()</text:p>
          </table:table-cell>
          <table:table-cell table:style-name="Table2.A1" office:value-type="string">
            <text:p text:style-name="P10">Validate.js: validatePasswords()</text:p>
          </table:table-cell>
          <table:table-cell table:style-name="Table2.I1" office:value-type="string">
            <text:p text:style-name="P10">UsersController: sendEmail()</text:p>
          </table:table-cell>
        </table:table-row>
        <table:table-row>
          <table:table-cell table:style-name="Table2.A2" office:value-type="string">
            <text:p text:style-name="P124"><text:span text:style-name="T5">getCity.test.js</text:span><text:span text:style-name="T5"> </text:span></text:p>
          </table:table-cell>
          <table:table-cell table:style-name="Table2.A2" office:value-type="string">
            <text:p text:style-name="P11">OK</text:p>
          </table:table-cell>
          <table:table-cell table:style-name="Table2.A2" office:value-type="string">
            <text:p text:style-name="P11">OK</text:p>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I2" office:value-type="string">
            <text:p text:style-name="P11"/>
          </table:table-cell>
        </table:table-row>
        <table:table-row>
          <table:table-cell table:style-name="Table2.A2" office:value-type="string">
            <text:p text:style-name="P124">event.test.js</text:p>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OK</text:p>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I2" office:value-type="string">
            <text:p text:style-name="P11"/>
          </table:table-cell>
        </table:table-row>
        <table:table-row>
          <table:table-cell table:style-name="Table2.A2" office:value-type="string">
            <text:p text:style-name="P124">user.test.js</text:p>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OK</text:p>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I2" office:value-type="string">
            <text:p text:style-name="P11"/>
          </table:table-cell>
        </table:table-row>
        <table:table-row>
          <table:table-cell table:style-name="Table2.A2" office:value-type="string">
            <text:p text:style-name="P124">validate.test.js</text:p>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OK</text:p>
          </table:table-cell>
          <table:table-cell table:style-name="Table2.A2" office:value-type="string">
            <text:p text:style-name="P11">OK</text:p>
          </table:table-cell>
          <table:table-cell table:style-name="Table2.A2" office:value-type="string">
            <text:p text:style-name="P11">OK</text:p>
          </table:table-cell>
          <table:table-cell table:style-name="Table2.I2" office:value-type="string">
            <text:p text:style-name="P11"/>
          </table:table-cell>
        </table:table-row>
        <table:table-row>
          <table:table-cell table:style-name="Table2.A2" office:value-type="string">
            <text:p text:style-name="P124">sendEmail.test.js</text:p>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I2" office:value-type="string">
            <text:p text:style-name="P11">OK</text:p>
          </table:table-cell>
        </table:table-row>
      </table:table>
      <text:p text:style-name="P125"><text:span text:style-name="T42">Test Suites: </text:span><text:span text:style-name="T49">5 passed</text:span><text:span text:style-name="T43">, 5 total</text:span></text:p>
      <text:p text:style-name="P125"><text:span text:style-name="T42">Tests: <text:s text:c="6"/></text:span><text:span text:style-name="T49">20 passed</text:span><text:span text:style-name="T43">, 20 total</text:span></text:p>
      <text:p text:style-name="P122"/>
      <text:h text:style-name="Heading_20_3" text:outline-level="3">Api-tester</text:h>
      <text:p text:style-name="P117">Med postman.</text:p>
      <text:p text:style-name="P122"/>
      <table:table table:name="Table4" table:style-name="Table4">
        <table:table-column table:style-name="Table4.A" table:number-columns-repeated="3"/>
        <table:table-row>
          <table:table-cell table:style-name="Table4.A1" office:value-type="string">
            <text:p text:style-name="P14">Test/request</text:p>
          </table:table-cell>
          <table:table-cell table:style-name="Table4.A1" office:value-type="string">
            <text:p text:style-name="P14">Krav</text:p>
          </table:table-cell>
          <table:table-cell table:style-name="Table4.C1" office:value-type="string">
            <text:p text:style-name="P14">Resultat</text:p>
          </table:table-cell>
        </table:table-row>
        <table:table-row>
          <table:table-cell table:style-name="Table4.A2" office:value-type="string">
            <text:list xml:id="list665195037853767336" text:style-name="L44">
              <text:list-item>
                <text:p text:style-name="P13">Registrera ny användare</text:p>
              </text:list-item>
            </text:list>
          </table:table-cell>
          <table:table-cell table:style-name="Table4.B2" office:value-type="float" office:value="15">
            <text:p text:style-name="P12">15</text:p>
          </table:table-cell>
          <table:table-cell table:style-name="Table4.C2" office:value-type="string">
            <text:p text:style-name="P12">OK</text:p>
          </table:table-cell>
        </table:table-row>
        <table:table-row>
          <table:table-cell table:style-name="Table4.A2" office:value-type="string">
            <text:list xml:id="list1478157512" text:continue-numbering="true" text:style-name="L44">
              <text:list-item>
                <text:p text:style-name="P13">Logga in</text:p>
              </text:list-item>
            </text:list>
          </table:table-cell>
          <table:table-cell table:style-name="Table4.B2" office:value-type="float" office:value="17">
            <text:p text:style-name="P12">17</text:p>
          </table:table-cell>
          <table:table-cell table:style-name="Table4.C2" office:value-type="string">
            <text:p text:style-name="P12">OK</text:p>
          </table:table-cell>
        </table:table-row>
        <table:table-row>
          <table:table-cell table:style-name="Table4.A2" office:value-type="string">
            <text:list xml:id="list265440455" text:continue-numbering="true" text:style-name="L44">
              <text:list-item>
                <text:p text:style-name="P13">Nytt event <text:soft-page-break/>formulär</text:p>
              </text:list-item>
            </text:list>
          </table:table-cell>
          <table:table-cell table:style-name="Table4.B2" office:value-type="float" office:value="19">
            <text:p text:style-name="P12">19</text:p>
          </table:table-cell>
          <table:table-cell table:style-name="Table4.C2" office:value-type="string">
            <text:p text:style-name="P12">OK</text:p>
          </table:table-cell>
        </table:table-row>
        <table:table-row>
          <table:table-cell table:style-name="Table4.A2" office:value-type="string">
            <text:list xml:id="list2044640780" text:continue-numbering="true" text:style-name="L44">
              <text:list-item>
                <text:p text:style-name="P13">Skapa nytt event</text:p>
              </text:list-item>
            </text:list>
          </table:table-cell>
          <table:table-cell table:style-name="Table4.B2" office:value-type="float" office:value="19">
            <text:p text:style-name="P12">19</text:p>
          </table:table-cell>
          <table:table-cell table:style-name="Table4.C2" office:value-type="string">
            <text:p text:style-name="P12">OK</text:p>
          </table:table-cell>
        </table:table-row>
        <table:table-row>
          <table:table-cell table:style-name="Table4.A2" office:value-type="string">
            <text:list xml:id="list1354718580" text:continue-numbering="true" text:style-name="L44">
              <text:list-item>
                <text:p text:style-name="P13">Skapa nytt event (fail)</text:p>
              </text:list-item>
            </text:list>
          </table:table-cell>
          <table:table-cell table:style-name="Table4.B2" office:value-type="float" office:value="14">
            <text:p text:style-name="P12">14</text:p>
          </table:table-cell>
          <table:table-cell table:style-name="Table4.C2" office:value-type="string">
            <text:p text:style-name="P12">OK</text:p>
          </table:table-cell>
        </table:table-row>
        <table:table-row>
          <table:table-cell table:style-name="Table4.A2" office:value-type="string">
            <text:list xml:id="list96513333" text:continue-numbering="true" text:style-name="L44">
              <text:list-item>
                <text:p text:style-name="P13">Logga ut</text:p>
              </text:list-item>
            </text:list>
          </table:table-cell>
          <table:table-cell table:style-name="Table4.B2" office:value-type="float" office:value="17">
            <text:p text:style-name="P12">17</text:p>
          </table:table-cell>
          <table:table-cell table:style-name="Table4.C2" office:value-type="string">
            <text:p text:style-name="P12">OK</text:p>
          </table:table-cell>
        </table:table-row>
        <table:table-row>
          <table:table-cell table:style-name="Table4.A2" office:value-type="string">
            <text:list xml:id="list1859882660" text:continue-numbering="true" text:style-name="L44">
              <text:list-item>
                <text:p text:style-name="P13">Skapa nytt event (fail)</text:p>
              </text:list-item>
            </text:list>
          </table:table-cell>
          <table:table-cell table:style-name="Table4.B2" office:value-type="float" office:value="14">
            <text:p text:style-name="P12">14</text:p>
          </table:table-cell>
          <table:table-cell table:style-name="Table4.C2" office:value-type="string">
            <text:p text:style-name="P12">OK</text:p>
          </table:table-cell>
        </table:table-row>
        <table:table-row>
          <table:table-cell table:style-name="Table4.A2" office:value-type="string">
            <text:list xml:id="list1386349302" text:continue-numbering="true" text:style-name="L44">
              <text:list-item>
                <text:p text:style-name="P13">Logga in som admin</text:p>
              </text:list-item>
            </text:list>
          </table:table-cell>
          <table:table-cell table:style-name="Table4.B2" office:value-type="float" office:value="17">
            <text:p text:style-name="P12">17</text:p>
          </table:table-cell>
          <table:table-cell table:style-name="Table4.C2" office:value-type="string">
            <text:p text:style-name="P12">OK</text:p>
          </table:table-cell>
        </table:table-row>
        <table:table-row>
          <table:table-cell table:style-name="Table4.A2" office:value-type="string">
            <text:list xml:id="list1285597178" text:continue-numbering="true" text:style-name="L44">
              <text:list-item>
                <text:p text:style-name="P13">Se användarprofil som admin</text:p>
              </text:list-item>
            </text:list>
          </table:table-cell>
          <table:table-cell table:style-name="Table4.B2" office:value-type="float" office:value="201">
            <text:p text:style-name="P12">201</text:p>
          </table:table-cell>
          <table:table-cell table:style-name="Table4.C2" office:value-type="string">
            <text:p text:style-name="P12">OK</text:p>
          </table:table-cell>
        </table:table-row>
        <table:table-row>
          <table:table-cell table:style-name="Table4.A2" office:value-type="string">
            <text:list xml:id="list161762946" text:continue-numbering="true" text:style-name="L44">
              <text:list-item>
                <text:p text:style-name="P13">Uppdatera event som admin</text:p>
              </text:list-item>
            </text:list>
          </table:table-cell>
          <table:table-cell table:style-name="Table4.B2" office:value-type="float" office:value="20">
            <text:p text:style-name="P12">20</text:p>
          </table:table-cell>
          <table:table-cell table:style-name="Table4.C2" office:value-type="string">
            <text:p text:style-name="P12">OK</text:p>
          </table:table-cell>
        </table:table-row>
        <table:table-row>
          <table:table-cell table:style-name="Table4.A2" office:value-type="string">
            <text:list xml:id="list1145984734" text:continue-numbering="true" text:style-name="L44">
              <text:list-item>
                <text:p text:style-name="P13">Byt lösenord som admin</text:p>
              </text:list-item>
            </text:list>
          </table:table-cell>
          <table:table-cell table:style-name="Table4.B2" office:value-type="float" office:value="22">
            <text:p text:style-name="P12">22</text:p>
          </table:table-cell>
          <table:table-cell table:style-name="Table4.C2" office:value-type="string">
            <text:p text:style-name="P12">OK</text:p>
          </table:table-cell>
        </table:table-row>
        <table:table-row>
          <table:table-cell table:style-name="Table4.A2" office:value-type="string">
            <text:list xml:id="list895042909" text:continue-numbering="true" text:style-name="L44">
              <text:list-item>
                <text:p text:style-name="P13">Ta bort användare som admin</text:p>
              </text:list-item>
            </text:list>
          </table:table-cell>
          <table:table-cell table:style-name="Table4.B2" office:value-type="float" office:value="18">
            <text:p text:style-name="P12">18</text:p>
          </table:table-cell>
          <table:table-cell table:style-name="Table4.C2" office:value-type="string">
            <text:p text:style-name="P12">OK</text:p>
          </table:table-cell>
        </table:table-row>
        <table:table-row>
          <table:table-cell table:style-name="Table4.A2" office:value-type="string">
            <text:list xml:id="list971992142" text:continue-numbering="true" text:style-name="L44">
              <text:list-item>
                <text:p text:style-name="P13">Logga ut </text:p>
              </text:list-item>
            </text:list>
          </table:table-cell>
          <table:table-cell table:style-name="Table4.B2" office:value-type="float" office:value="17">
            <text:p text:style-name="P12">17</text:p>
          </table:table-cell>
          <table:table-cell table:style-name="Table4.C2" office:value-type="string">
            <text:p text:style-name="P12">OK</text:p>
          </table:table-cell>
        </table:table-row>
        <table:table-row>
          <table:table-cell table:style-name="Table4.A2" office:value-type="string">
            <text:list xml:id="list1472595679" text:continue-numbering="true" text:style-name="L44">
              <text:list-item>
                <text:p text:style-name="P13">Se profil utan inloggning (fail)</text:p>
              </text:list-item>
            </text:list>
          </table:table-cell>
          <table:table-cell table:style-name="Table4.B2" office:value-type="float" office:value="14">
            <text:p text:style-name="P12">14</text:p>
          </table:table-cell>
          <table:table-cell table:style-name="Table4.C2" office:value-type="string">
            <text:p text:style-name="P12">OK</text:p>
          </table:table-cell>
        </table:table-row>
        <table:table-row>
          <table:table-cell table:style-name="Table4.A2" office:value-type="string">
            <text:list xml:id="list1275313092" text:continue-numbering="true" text:style-name="L44">
              <text:list-item>
                <text:p text:style-name="P13">Fel-sida</text:p>
              </text:list-item>
            </text:list>
          </table:table-cell>
          <table:table-cell table:style-name="Table4.B2" office:value-type="float" office:value="14">
            <text:p text:style-name="P12">14</text:p>
          </table:table-cell>
          <table:table-cell table:style-name="Table4.C2" office:value-type="string">
            <text:p text:style-name="P12">OK</text:p>
          </table:table-cell>
        </table:table-row>
      </table:table>
      <text:p text:style-name="P122"/>
      <text:p text:style-name="P122"/>
      <text:h text:style-name="Heading_20_2" text:outline-level="2">Kvalitétstester </text:h>
      <text:p text:style-name="P117">Senast testad: 20/5/2020</text:p>
      <text:p text:style-name="P117"/>
      <table:table table:name="Table3" table:style-name="Table3">
        <table:table-column table:style-name="Table3.A" table:number-columns-repeated="5"/>
        <table:table-row>
          <table:table-cell table:style-name="Table3.A1" office:value-type="string">
            <text:p text:style-name="P14">Test/Krav</text:p>
          </table:table-cell>
          <table:table-cell table:style-name="Table3.A1" office:value-type="string">
            <text:p text:style-name="P14">K1</text:p>
          </table:table-cell>
          <table:table-cell table:style-name="Table3.A1" office:value-type="string">
            <text:p text:style-name="P14">K2</text:p>
          </table:table-cell>
          <table:table-cell table:style-name="Table3.A1" office:value-type="string">
            <text:p text:style-name="P14">K3</text:p>
          </table:table-cell>
          <table:table-cell table:style-name="Table3.E1" office:value-type="string">
            <text:p text:style-name="P14">K4</text:p>
          </table:table-cell>
        </table:table-row>
        <table:table-row>
          <table:table-cell table:style-name="Table3.A2" office:value-type="string">
            <text:p text:style-name="P14">1i</text:p>
          </table:table-cell>
          <table:table-cell table:style-name="Table3.B2" office:value-type="string">
            <text:p text:style-name="P12">2/OK</text:p>
          </table:table-cell>
          <table:table-cell table:style-name="Table3.B2" office:value-type="string">
            <text:p text:style-name="P12"/>
          </table:table-cell>
          <table:table-cell table:style-name="Table3.B2" office:value-type="string">
            <text:p text:style-name="P12"/>
          </table:table-cell>
          <table:table-cell table:style-name="Table3.E2" office:value-type="string">
            <text:p text:style-name="P12"/>
          </table:table-cell>
        </table:table-row>
        <table:table-row>
          <table:table-cell table:style-name="Table3.A2" office:value-type="string">
            <text:p text:style-name="P14">2i</text:p>
          </table:table-cell>
          <table:table-cell table:style-name="Table3.B2" office:value-type="string">
            <text:p text:style-name="P12"/>
          </table:table-cell>
          <table:table-cell table:style-name="Table3.B2" office:value-type="string">
            <text:p text:style-name="P12">4/FAIL -&gt; 4/OK</text:p>
          </table:table-cell>
          <table:table-cell table:style-name="Table3.B2" office:value-type="string">
            <text:p text:style-name="P12"/>
          </table:table-cell>
          <table:table-cell table:style-name="Table3.E2" office:value-type="string">
            <text:p text:style-name="P12"/>
          </table:table-cell>
        </table:table-row>
        <table:table-row>
          <table:table-cell table:style-name="Table3.A2" office:value-type="string">
            <text:p text:style-name="P14">21i</text:p>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2">2/FAIL -&gt; 2/OK</text:p>
          </table:table-cell>
          <table:table-cell table:style-name="Table3.E2" office:value-type="string">
            <text:p text:style-name="P12"/>
          </table:table-cell>
        </table:table-row>
        <table:table-row>
          <table:table-cell table:style-name="Table3.A2" office:value-type="string">
            <text:p text:style-name="P14">3i</text:p>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2"/>
          </table:table-cell>
          <table:table-cell table:style-name="Table3.E2" office:value-type="string">
            <text:p text:style-name="P12"/>
          </table:table-cell>
        </table:table-row>
        <table:table-row>
          <table:table-cell table:style-name="Table3.A6" office:value-type="float" office:value="3">
            <text:p text:style-name="P14">3</text:p>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2">2/FAIL -&gt; 2/OK</text:p>
          </table:table-cell>
          <table:table-cell table:style-name="Table3.E2" office:value-type="string">
            <text:p text:style-name="P12">2/OK</text:p>
          </table:table-cell>
        </table:table-row>
        <table:table-row>
          <table:table-cell table:style-name="Table3.A2" office:value-type="string">
            <text:p text:style-name="P14">TOTAL:</text:p>
          </table:table-cell>
          <table:table-cell table:style-name="Table3.B2" office:value-type="string">
            <text:p text:style-name="P12">2/OK</text:p>
          </table:table-cell>
          <table:table-cell table:style-name="Table3.B2" office:value-type="string">
            <text:p text:style-name="P12">4/OK</text:p>
          </table:table-cell>
          <table:table-cell table:style-name="Table3.B2" office:value-type="string">
            <text:p text:style-name="P12">2/OK</text:p>
          </table:table-cell>
          <table:table-cell table:style-name="Table3.E2" office:value-type="string">
            <text:p text:style-name="P12">2/OK</text:p>
          </table:table-cell>
        </table:table-row>
      </table:table>
      <text:p text:style-name="P117"/>
      <text:p text:style-name="P117"/>
      <text:h text:style-name="Heading_20_2" text:outline-level="2"><text:soft-page-break/>QA – Quality assurance</text:h>
      <text:p text:style-name="P117">Alla tester körs igen 1/6 2020 och fel som upptäcks är följande:</text:p>
      <text:p text:style-name="P117"/>
      <text:p text:style-name="P116">Manuella tester</text:p>
      <text:p text:style-name="P117">13.2 Det går inte att välja kategori på rätt sätt i Chrome så testest går ej igenom.</text:p>
      <text:p text:style-name="P117">15.2 Felmeddelandet betyder samma mer är ändrat sen testet skapades.</text:p>
      <text:p text:style-name="P117">15.3 Felmeddelandet betyder samma mer är ändrat sen testet skapades.</text:p>
      <text:p text:style-name="P117">19.1 Specificerade testet bättre och angav med detaljer om testets input.</text:p>
      <text:p text:style-name="P117"/>
      <text:p text:style-name="P116">Automatiska tester </text:p>
      <text:p text:style-name="P117">Unit tester:</text:p>
      <text:p text:style-name="P121"><text:span text:style-name="T47"><text:tab/>Test Suites: </text:span><text:span text:style-name="T50">5 passed</text:span><text:span text:style-name="T48">, 5 total</text:span></text:p>
      <text:p text:style-name="P118"><text:span text:style-name="T47"><text:tab/>Tests: <text:s text:c="6"/></text:span><text:span text:style-name="T50">20 passed</text:span><text:span text:style-name="T48">, 20 total</text:span></text:p>
      <text:p text:style-name="P118"><text:span text:style-name="T48"/></text:p>
      <text:p text:style-name="P118"><text:span text:style-name="T48">API-tester : Alla OK</text:span></text:p>
      <text:p text:style-name="P118"><text:span text:style-name="T48"/></text:p>
      <text:p text:style-name="P118"><text:span text:style-name="T44">Kvalitetstester</text:span><text:span text:style-name="T48">:</text:span></text:p>
      <text:p text:style-name="P118"><text:span text:style-name="T48">K1 – OK, B</text:span></text:p>
      <text:p text:style-name="P118"><text:span text:style-name="T48">K2 – Tiden låg på 2.6 så jag var tvungen att komprimera filer och lägga javascript filer i separata templates som hör till koden.</text:span></text:p>
      <text:p text:style-name="P118"><text:span text:style-name="T48">K3 – Kontrastfel, fick ändra en grå nyans till något mörkare.</text:span></text:p>
      <text:p text:style-name="P118"><text:span text:style-name="T48">K4 - OK</text:span></text:p>
      <text:p text:style-name="P118"><text:span text:style-name="T48"/></text:p>
      <text:p text:style-name="P120">Valideringen får några varningar på testerna, minified filer samt vanilla-calender som ignorer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otype Sorts" svg:font-family="'Monotype Sorts'" style:font-pitch="variable" style:font-charset="x-symbol"/>
    <style:font-face style:name="StarSymbol" svg:font-family="StarSymbol" style:font-pitch="variable" style:font-charset="x-symbol"/>
    <style:font-face style:name="AppleSystemUIFont" svg:font-family="AppleSystemUIFont"/>
    <style:font-face style:name="Avenr" svg:font-family="Avenr"/>
    <style:font-face style:name="Menlo-Bold" svg:font-family="Menlo-Bold"/>
    <style:font-face style:name="Menlo-Regular" svg:font-family="Menlo-Regular"/>
    <style:font-face style:name="Menlo" svg:font-family="Menlo, Monaco, 'Courier New', monospace"/>
    <style:font-face style:name="OpenSymbol" svg:font-family="OpenSymbol"/>
    <style:font-face style:name="Quicksand" svg:font-family="Quicksand, sans-serif"/>
    <style:font-face style:name="Times New Roavman" svg:font-family="'Times New Roavman'"/>
    <style:font-face style:name="Arial" svg:font-family="Arial" style:font-family-generic="swiss"/>
    <style:font-face style:name="Lucida Sans1" svg:font-family="'Lucida Sans'" style:font-family-generic="swiss"/>
    <style:font-face style:name="Avenir" svg:font-family="Avenir" style:font-pitch="variable"/>
    <style:font-face style:name="Avenir2" svg:font-family="Avenir" style:font-adornments="Light" style:font-pitch="variable"/>
    <style:font-face style:name="Avenir1" svg:font-family="Avenir" style:font-adornments="Regular" style:font-pitch="variable"/>
    <style:font-face style:name="Avenr1" svg:font-family="Avenr" style:font-pitch="variable"/>
    <style:font-face style:name="Times New Roman1" svg:font-family="'Times New Roman'" style:font-pitch="variable"/>
    <style:font-face style:name="Courier New" svg:font-family="'Courier New'" style:font-family-generic="moder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Avenir1" fo:font-size="28pt" fo:font-weight="600"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text-align="center" style:justify-single-word="false"/>
      <style:text-properties style:font-name="Avenir2" fo:font-size="26pt" fo:font-weight="normal" style:font-name-asian="SimSun" style:font-size-asian="24pt" style:font-weight-asian="bold" style:font-name-complex="Lucida Sans" style:font-size-complex="24pt" style:font-weight-complex="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22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4pt" fo:font-weight="800" style:font-size-asian="14pt" style:font-weight-asian="bold" style:font-size-complex="14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sa Veltman</meta:initial-creator>
    <meta:creation-date>2020-04-14T17:51:58</meta:creation-date>
    <dc:date>2020-06-03T12:16:04</dc:date>
    <dc:creator>Lisa Veltman</dc:creator>
    <meta:editing-duration>P21DT1H34M45S</meta:editing-duration>
    <meta:editing-cycles>87</meta:editing-cycles>
    <meta:generator>OpenOffice/4.1.7$Unix OpenOffice.org_project/417m1$Build-9800</meta:generator>
    <meta:document-statistic meta:table-count="4" meta:image-count="0" meta:object-count="0" meta:page-count="30" meta:paragraph-count="853" meta:word-count="4985" meta:character-count="31282"/>
  </office:meta>
</office:document-meta>
</file>